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ults_20_in_20_Firefox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 in Firefox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anslateMethod</text:p>
          </table:table-cell>
          <table:table-cell table:style-name="ce1" office:value-type="string" calcext:value-type="string">
            <text:p>shouldForce3D</text:p>
          </table:table-cell>
          <table:table-cell table:style-name="ce1" office:value-type="string" calcext:value-type="string">
            <text:p>childrenWillChange</text:p>
          </table:table-cell>
          <table:table-cell table:style-name="ce1" office:value-type="string" calcext:value-type="string">
            <text:p>perspective</text:p>
          </table:table-cell>
          <table:table-cell table:style-name="ce1" office:value-type="string" calcext:value-type="string">
            <text:p>movingRoot</text:p>
          </table:table-cell>
          <table:table-cell table:style-name="ce1" office:value-type="string" calcext:value-type="string">
            <text:p>movingChildren</text:p>
          </table:table-cell>
          <table:table-cell table:style-name="ce1" office:value-type="string" calcext:value-type="string">
            <text:p>zoomingRoot</text:p>
          </table:table-cell>
          <table:table-cell table:style-name="ce1" office:value-type="string" calcext:value-type="string">
            <text:p>preserve3D</text:p>
          </table:table-cell>
          <table:table-cell table:style-name="ce1" office:value-type="string" calcext:value-type="string">
            <text:p>elementType</text:p>
          </table:table-cell>
          <table:table-cell table:style-name="ce1" office:value-type="string" calcext:value-type="string">
            <text:p>shadowChildren</text:p>
          </table:table-cell>
          <table:table-cell table:style-name="ce1" office:value-type="string" calcext:value-type="string">
            <text:p>rootWillChange</text:p>
          </table:table-cell>
          <table:table-cell table:style-name="ce1" office:value-type="string" calcext:value-type="string">
            <text:p>zoomMethod</text:p>
          </table:table-cell>
          <table:table-cell table:style-name="ce1" office:value-type="string" calcext:value-type="string">
            <text:p>frameCount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elapsedTime</text:p>
          </table:table-cell>
          <table:table-cell table:style-name="ce1" office:value-type="string" calcext:value-type="string">
            <text:p>f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4180.244" calcext:value-type="float">
            <text:p>1619374180.244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9.5541402615951" calcext:value-type="float">
            <text:p>9.55414026159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187.638" calcext:value-type="float">
            <text:p>1619374187.638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9.05333579775836" calcext:value-type="float">
            <text:p>9.053335797758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4195.088" calcext:value-type="float">
            <text:p>1619374195.088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9.24468945346197" calcext:value-type="float">
            <text:p>9.244689453461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4202.542" calcext:value-type="float">
            <text:p>1619374202.542</text:p>
          </table:table-cell>
          <table:table-cell table:style-name="ce1" office:value-type="float" office:value="5.09899997711181" calcext:value-type="float">
            <text:p>5.09899997711181</text:p>
          </table:table-cell>
          <table:table-cell table:style-name="ce1" office:value-type="float" office:value="9.4136105541205" calcext:value-type="float">
            <text:p>9.41361055412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4210.015" calcext:value-type="float">
            <text:p>1619374210.01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8.97666066173354" calcext:value-type="float">
            <text:p>8.976660661733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4217.413" calcext:value-type="float">
            <text:p>1619374217.413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9.25925930448941" calcext:value-type="float">
            <text:p>9.259259304489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4224.857" calcext:value-type="float">
            <text:p>1619374224.857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8.57867039223784" calcext:value-type="float">
            <text:p>8.57867039223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4232.354" calcext:value-type="float">
            <text:p>1619374232.354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9.36814837058696" calcext:value-type="float">
            <text:p>9.368148370586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4239.746" calcext:value-type="float">
            <text:p>1619374239.746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8.13169368310407" calcext:value-type="float">
            <text:p>8.13169368310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247.154" calcext:value-type="float">
            <text:p>1619374247.154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9.04799393317554" calcext:value-type="float">
            <text:p>9.047993933175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74254.604" calcext:value-type="float">
            <text:p>1619374254.604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8.59140880422433" calcext:value-type="float">
            <text:p>8.591408804224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4262.008" calcext:value-type="float">
            <text:p>1619374262.008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8.70597522513077" calcext:value-type="float">
            <text:p>8.705975225130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74269.453" calcext:value-type="float">
            <text:p>1619374269.453</text:p>
          </table:table-cell>
          <table:table-cell table:style-name="ce1" office:value-type="float" office:value="5.11699986457824" calcext:value-type="float">
            <text:p>5.11699986457824</text:p>
          </table:table-cell>
          <table:table-cell table:style-name="ce1" office:value-type="float" office:value="8.20793455374885" calcext:value-type="float">
            <text:p>8.207934553748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74276.973" calcext:value-type="float">
            <text:p>1619374276.973</text:p>
          </table:table-cell>
          <table:table-cell table:style-name="ce1" office:value-type="float" office:value="5.09399986267089" calcext:value-type="float">
            <text:p>5.09399986267089</text:p>
          </table:table-cell>
          <table:table-cell table:style-name="ce1" office:value-type="float" office:value="8.24499433299522" calcext:value-type="float">
            <text:p>8.244994332995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74284.451" calcext:value-type="float">
            <text:p>1619374284.451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6.53335957778529" calcext:value-type="float">
            <text:p>6.533359577785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4291.979" calcext:value-type="float">
            <text:p>1619374291.979</text:p>
          </table:table-cell>
          <table:table-cell table:style-name="ce1" office:value-type="float" office:value="5.07099986076355" calcext:value-type="float">
            <text:p>5.07099986076355</text:p>
          </table:table-cell>
          <table:table-cell table:style-name="ce1" office:value-type="float" office:value="8.08519051976991" calcext:value-type="float">
            <text:p>8.085190519769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4299.471" calcext:value-type="float">
            <text:p>1619374299.471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9.56365799745876" calcext:value-type="float">
            <text:p>9.563657997458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4306.896" calcext:value-type="float">
            <text:p>1619374306.896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10.3297573231419" calcext:value-type="float">
            <text:p>10.32975732314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314.305" calcext:value-type="float">
            <text:p>1619374314.305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9.02668767582259" calcext:value-type="float">
            <text:p>9.026687675822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4321.814" calcext:value-type="float">
            <text:p>1619374321.814</text:p>
          </table:table-cell>
          <table:table-cell table:style-name="ce1" office:value-type="float" office:value="5.05300021171569" calcext:value-type="float">
            <text:p>5.05300021171569</text:p>
          </table:table-cell>
          <table:table-cell table:style-name="ce1" office:value-type="float" office:value="10.0930136281714" calcext:value-type="float">
            <text:p>10.09301362817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4329.264" calcext:value-type="float">
            <text:p>1619374329.264</text:p>
          </table:table-cell>
          <table:table-cell table:style-name="ce1" office:value-type="float" office:value="5.08400011062622" calcext:value-type="float">
            <text:p>5.08400011062622</text:p>
          </table:table-cell>
          <table:table-cell table:style-name="ce1" office:value-type="float" office:value="10.0314710641731" calcext:value-type="float">
            <text:p>10.03147106417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4336.733" calcext:value-type="float">
            <text:p>1619374336.733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0.2970298001981" calcext:value-type="float">
            <text:p>10.29702980019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74344.179" calcext:value-type="float">
            <text:p>1619374344.179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7.16417896851157" calcext:value-type="float">
            <text:p>7.164178968511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74351.961" calcext:value-type="float">
            <text:p>1619374351.961</text:p>
          </table:table-cell>
          <table:table-cell table:style-name="ce1" office:value-type="float" office:value="5.10400009155273" calcext:value-type="float">
            <text:p>5.10400009155273</text:p>
          </table:table-cell>
          <table:table-cell table:style-name="ce1" office:value-type="float" office:value="8.42476473916335" calcext:value-type="float">
            <text:p>8.424764739163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74360.026" calcext:value-type="float">
            <text:p>1619374360.026</text:p>
          </table:table-cell>
          <table:table-cell table:style-name="ce1" office:value-type="float" office:value="5.09899997711181" calcext:value-type="float">
            <text:p>5.09899997711181</text:p>
          </table:table-cell>
          <table:table-cell table:style-name="ce1" office:value-type="float" office:value="6.47185725595784" calcext:value-type="float">
            <text:p>6.47185725595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374367.582" calcext:value-type="float">
            <text:p>1619374367.582</text:p>
          </table:table-cell>
          <table:table-cell table:style-name="ce1" office:value-type="float" office:value="5.09999990463256" calcext:value-type="float">
            <text:p>5.09999990463256</text:p>
          </table:table-cell>
          <table:table-cell table:style-name="ce1" office:value-type="float" office:value="7.25490209644733" calcext:value-type="float">
            <text:p>7.25490209644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4375.136" calcext:value-type="float">
            <text:p>1619374375.136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8.09956533118822" calcext:value-type="float">
            <text:p>8.099565331188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4382.693" calcext:value-type="float">
            <text:p>1619374382.693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8.09956533118822" calcext:value-type="float">
            <text:p>8.099565331188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74390.214" calcext:value-type="float">
            <text:p>1619374390.2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6" calcext:value-type="float">
            <text:p>6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374397.669" calcext:value-type="float">
            <text:p>1619374397.669</text:p>
          </table:table-cell>
          <table:table-cell table:style-name="ce1" office:value-type="float" office:value="5.15900015830993" calcext:value-type="float">
            <text:p>5.15900015830993</text:p>
          </table:table-cell>
          <table:table-cell table:style-name="ce1" office:value-type="float" office:value="4.84590021958632" calcext:value-type="float">
            <text:p>4.845900219586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74405.342" calcext:value-type="float">
            <text:p>1619374405.342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8.53513280832661" calcext:value-type="float">
            <text:p>8.535132808326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4412.791" calcext:value-type="float">
            <text:p>1619374412.791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9.75512641477077" calcext:value-type="float">
            <text:p>9.755126414770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74420.373" calcext:value-type="float">
            <text:p>1619374420.373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8.24985255138784" calcext:value-type="float">
            <text:p>8.24985255138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427.864" calcext:value-type="float">
            <text:p>1619374427.864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9.14876712744488" calcext:value-type="float">
            <text:p>9.148767127444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435.268" calcext:value-type="float">
            <text:p>1619374435.268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9.17248236047224" calcext:value-type="float">
            <text:p>9.172482360472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4442.711" calcext:value-type="float">
            <text:p>1619374442.711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9.85610101541031" calcext:value-type="float">
            <text:p>9.856101015410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4450.176" calcext:value-type="float">
            <text:p>1619374450.176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8.8478175980664" calcext:value-type="float">
            <text:p>8.8478175980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4457.653" calcext:value-type="float">
            <text:p>1619374457.653</text:p>
          </table:table-cell>
          <table:table-cell table:style-name="ce1" office:value-type="float" office:value="5.01599979400634" calcext:value-type="float">
            <text:p>5.01599979400634</text:p>
          </table:table-cell>
          <table:table-cell table:style-name="ce1" office:value-type="float" office:value="8.97129223445559" calcext:value-type="float">
            <text:p>8.971292234455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4465.064" calcext:value-type="float">
            <text:p>1619374465.064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9.5731947151723" calcext:value-type="float">
            <text:p>9.57319471517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4472.467" calcext:value-type="float">
            <text:p>1619374472.467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9.39060962322194" calcext:value-type="float">
            <text:p>9.390609623221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74479.86" calcext:value-type="float">
            <text:p>1619374479.86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6.75407209590053" calcext:value-type="float">
            <text:p>6.754072095900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4487.27" calcext:value-type="float">
            <text:p>1619374487.27</text:p>
          </table:table-cell>
          <table:table-cell table:style-name="ce1" office:value-type="float" office:value="5.10400009155273" calcext:value-type="float">
            <text:p>5.10400009155273</text:p>
          </table:table-cell>
          <table:table-cell table:style-name="ce1" office:value-type="float" office:value="8.81661426191513" calcext:value-type="float">
            <text:p>8.816614261915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4494.786" calcext:value-type="float">
            <text:p>1619374494.786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9.23379190423236" calcext:value-type="float">
            <text:p>9.233791904232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4502.287" calcext:value-type="float">
            <text:p>1619374502.287</text:p>
          </table:table-cell>
          <table:table-cell table:style-name="ce1" office:value-type="float" office:value="5.07800006866455" calcext:value-type="float">
            <text:p>5.07800006866455</text:p>
          </table:table-cell>
          <table:table-cell table:style-name="ce1" office:value-type="float" office:value="9.8463960858412" calcext:value-type="float">
            <text:p>9.84639608584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4509.751" calcext:value-type="float">
            <text:p>1619374509.751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8.02505387751258" calcext:value-type="float">
            <text:p>8.025053877512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4517.259" calcext:value-type="float">
            <text:p>1619374517.259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8.82699089098864" calcext:value-type="float">
            <text:p>8.826990890988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4524.762" calcext:value-type="float">
            <text:p>1619374524.762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9.46745574596072" calcext:value-type="float">
            <text:p>9.467455745960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4532.235" calcext:value-type="float">
            <text:p>1619374532.235</text:p>
          </table:table-cell>
          <table:table-cell table:style-name="ce1" office:value-type="float" office:value="5.07300019264221" calcext:value-type="float">
            <text:p>5.07300019264221</text:p>
          </table:table-cell>
          <table:table-cell table:style-name="ce1" office:value-type="float" office:value="9.65897854115375" calcext:value-type="float">
            <text:p>9.658978541153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4539.712" calcext:value-type="float">
            <text:p>1619374539.712</text:p>
          </table:table-cell>
          <table:table-cell table:style-name="ce1" office:value-type="float" office:value="5.07600021362304" calcext:value-type="float">
            <text:p>5.07600021362304</text:p>
          </table:table-cell>
          <table:table-cell table:style-name="ce1" office:value-type="float" office:value="10.047280901038" calcext:value-type="float">
            <text:p>10.0472809010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4547.176" calcext:value-type="float">
            <text:p>1619374547.176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10.1351354847262" calcext:value-type="float">
            <text:p>10.13513548472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554.605" calcext:value-type="float">
            <text:p>1619374554.6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.2" calcext:value-type="float">
            <text:p>9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4562.141" calcext:value-type="float">
            <text:p>1619374562.141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9.75512641477077" calcext:value-type="float">
            <text:p>9.755126414770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4569.558" calcext:value-type="float">
            <text:p>1619374569.558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9.73961458647834" calcext:value-type="float">
            <text:p>9.739614586478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4576.962" calcext:value-type="float">
            <text:p>1619374576.962</text:p>
          </table:table-cell>
          <table:table-cell table:style-name="ce1" office:value-type="float" office:value="5.02700018882751" calcext:value-type="float">
            <text:p>5.02700018882751</text:p>
          </table:table-cell>
          <table:table-cell table:style-name="ce1" office:value-type="float" office:value="10.1452154534124" calcext:value-type="float">
            <text:p>10.14521545341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584.37" calcext:value-type="float">
            <text:p>1619374584.37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9.16517224756465" calcext:value-type="float">
            <text:p>9.16517224756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4591.804" calcext:value-type="float">
            <text:p>1619374591.804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9.74348768593413" calcext:value-type="float">
            <text:p>9.74348768593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599.236" calcext:value-type="float">
            <text:p>1619374599.236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9.04443576691232" calcext:value-type="float">
            <text:p>9.04443576691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4606.712" calcext:value-type="float">
            <text:p>1619374606.712</text:p>
          </table:table-cell>
          <table:table-cell table:style-name="ce1" office:value-type="float" office:value="5.08700013160705" calcext:value-type="float">
            <text:p>5.08700013160705</text:p>
          </table:table-cell>
          <table:table-cell table:style-name="ce1" office:value-type="float" office:value="9.04265752111705" calcext:value-type="float">
            <text:p>9.042657521117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4614.188" calcext:value-type="float">
            <text:p>1619374614.188</text:p>
          </table:table-cell>
          <table:table-cell table:style-name="ce1" office:value-type="float" office:value="5.11700010299682" calcext:value-type="float">
            <text:p>5.11700010299682</text:p>
          </table:table-cell>
          <table:table-cell table:style-name="ce1" office:value-type="float" office:value="8.5987881794708" calcext:value-type="float">
            <text:p>8.59878817947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74621.708" calcext:value-type="float">
            <text:p>1619374621.708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7.88022068467184" calcext:value-type="float">
            <text:p>7.88022068467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74629.156" calcext:value-type="float">
            <text:p>1619374629.156</text:p>
          </table:table-cell>
          <table:table-cell table:style-name="ce1" office:value-type="float" office:value="5.11400008201599" calcext:value-type="float">
            <text:p>5.11400008201599</text:p>
          </table:table-cell>
          <table:table-cell table:style-name="ce1" office:value-type="float" office:value="4.10637459194595" calcext:value-type="float">
            <text:p>4.10637459194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74636.979" calcext:value-type="float">
            <text:p>1619374636.979</text:p>
          </table:table-cell>
          <table:table-cell table:style-name="ce1" office:value-type="float" office:value="5.10799980163574" calcext:value-type="float">
            <text:p>5.10799980163574</text:p>
          </table:table-cell>
          <table:table-cell table:style-name="ce1" office:value-type="float" office:value="6.06891174703507" calcext:value-type="float">
            <text:p>6.06891174703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74644.582" calcext:value-type="float">
            <text:p>1619374644.582</text:p>
          </table:table-cell>
          <table:table-cell table:style-name="ce1" office:value-type="float" office:value="3602.32399988174" calcext:value-type="float">
            <text:p>3602.32399988174</text:p>
          </table:table-cell>
          <table:table-cell table:style-name="ce1" office:value-type="float" office:value="0.00305358429734835" calcext:value-type="float">
            <text:p>0.0030535842973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78249.795" calcext:value-type="float">
            <text:p>1619378249.795</text:p>
          </table:table-cell>
          <table:table-cell table:style-name="ce1" office:value-type="float" office:value="5.10099983215332" calcext:value-type="float">
            <text:p>5.10099983215332</text:p>
          </table:table-cell>
          <table:table-cell table:style-name="ce1" office:value-type="float" office:value="6.46931995409799" calcext:value-type="float">
            <text:p>6.469319954097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78257.404" calcext:value-type="float">
            <text:p>1619378257.404</text:p>
          </table:table-cell>
          <table:table-cell table:style-name="ce1" office:value-type="float" office:value="5.10199999809265" calcext:value-type="float">
            <text:p>5.10199999809265</text:p>
          </table:table-cell>
          <table:table-cell table:style-name="ce1" office:value-type="float" office:value="7.44805958726108" calcext:value-type="float">
            <text:p>7.448059587261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8264.971" calcext:value-type="float">
            <text:p>1619378264.971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8.17873526957945" calcext:value-type="float">
            <text:p>8.178735269579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78272.451" calcext:value-type="float">
            <text:p>1619378272.451</text:p>
          </table:table-cell>
          <table:table-cell table:style-name="ce1" office:value-type="float" office:value="5.1100001335144" calcext:value-type="float">
            <text:p>5.1100001335144</text:p>
          </table:table-cell>
          <table:table-cell table:style-name="ce1" office:value-type="float" office:value="7.8277884451815" calcext:value-type="float">
            <text:p>7.82778844518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378280.053" calcext:value-type="float">
            <text:p>1619378280.053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7.37345537500846" calcext:value-type="float">
            <text:p>7.373455375008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78287.917" calcext:value-type="float">
            <text:p>1619378287.917</text:p>
          </table:table-cell>
          <table:table-cell table:style-name="ce1" office:value-type="float" office:value="5.08699989318847" calcext:value-type="float">
            <text:p>5.08699989318847</text:p>
          </table:table-cell>
          <table:table-cell table:style-name="ce1" office:value-type="float" office:value="7.07686273951061" calcext:value-type="float">
            <text:p>7.07686273951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78295.4" calcext:value-type="float">
            <text:p>1619378295.4</text:p>
          </table:table-cell>
          <table:table-cell table:style-name="ce1" office:value-type="float" office:value="5.08699989318847" calcext:value-type="float">
            <text:p>5.08699989318847</text:p>
          </table:table-cell>
          <table:table-cell table:style-name="ce1" office:value-type="float" office:value="6.68370369842669" calcext:value-type="float">
            <text:p>6.683703698426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8302.921" calcext:value-type="float">
            <text:p>1619378302.921</text:p>
          </table:table-cell>
          <table:table-cell table:style-name="ce1" office:value-type="float" office:value="5.09899997711181" calcext:value-type="float">
            <text:p>5.09899997711181</text:p>
          </table:table-cell>
          <table:table-cell table:style-name="ce1" office:value-type="float" office:value="8.04079234831126" calcext:value-type="float">
            <text:p>8.040792348311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310.426" calcext:value-type="float">
            <text:p>1619378310.426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9.02668767582259" calcext:value-type="float">
            <text:p>9.026687675822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317.908" calcext:value-type="float">
            <text:p>1619378317.90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9.78629924079371" calcext:value-type="float">
            <text:p>9.786299240793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8325.318" calcext:value-type="float">
            <text:p>1619378325.318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9.98203269147692" calcext:value-type="float">
            <text:p>9.982032691476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332.719" calcext:value-type="float">
            <text:p>1619378332.719</text:p>
          </table:table-cell>
          <table:table-cell table:style-name="ce1" office:value-type="float" office:value="5.09899997711181" calcext:value-type="float">
            <text:p>5.09899997711181</text:p>
          </table:table-cell>
          <table:table-cell table:style-name="ce1" office:value-type="float" office:value="9.60972744066468" calcext:value-type="float">
            <text:p>9.609727440664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8340.207" calcext:value-type="float">
            <text:p>1619378340.207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9.81354263380417" calcext:value-type="float">
            <text:p>9.813542633804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8347.803" calcext:value-type="float">
            <text:p>1619378347.803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8.10597059881337" calcext:value-type="float">
            <text:p>8.10597059881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8355.271" calcext:value-type="float">
            <text:p>1619378355.271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8.77893041964142" calcext:value-type="float">
            <text:p>8.778930419641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8362.666" calcext:value-type="float">
            <text:p>1619378362.666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8.97487004547404" calcext:value-type="float">
            <text:p>8.97487004547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370.096" calcext:value-type="float">
            <text:p>1619378370.096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9.72608157227916" calcext:value-type="float">
            <text:p>9.726081572279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8377.531" calcext:value-type="float">
            <text:p>1619378377.531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8.92502965218739" calcext:value-type="float">
            <text:p>8.925029652187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8384.972" calcext:value-type="float">
            <text:p>1619378384.972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8.94810093606195" calcext:value-type="float">
            <text:p>8.948100936061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392.399" calcext:value-type="float">
            <text:p>1619378392.399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9.79804006681059" calcext:value-type="float">
            <text:p>9.798040066810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8399.785" calcext:value-type="float">
            <text:p>1619378399.785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9.48429188502467" calcext:value-type="float">
            <text:p>9.48429188502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78407.246" calcext:value-type="float">
            <text:p>1619378407.246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6.92794926422479" calcext:value-type="float">
            <text:p>6.92794926422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8414.682" calcext:value-type="float">
            <text:p>1619378414.682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8.8950385183381" calcext:value-type="float">
            <text:p>8.89503851833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8422.136" calcext:value-type="float">
            <text:p>1619378422.136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9.57701500324519" calcext:value-type="float">
            <text:p>9.577015003245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429.549" calcext:value-type="float">
            <text:p>1619378429.549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9.73574410377068" calcext:value-type="float">
            <text:p>9.735744103770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8436.984" calcext:value-type="float">
            <text:p>1619378436.984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9.85221665619895" calcext:value-type="float">
            <text:p>9.85221665619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444.461" calcext:value-type="float">
            <text:p>1619378444.461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0.1290961530511" calcext:value-type="float">
            <text:p>10.12909615305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451.89" calcext:value-type="float">
            <text:p>1619378451.89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9.7222222958082" calcext:value-type="float">
            <text:p>9.72222229580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459.342" calcext:value-type="float">
            <text:p>1619378459.342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0.0830365985239" calcext:value-type="float">
            <text:p>10.08303659852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78466.822" calcext:value-type="float">
            <text:p>1619378466.822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8.36320178771204" calcext:value-type="float">
            <text:p>8.363201787712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8474.756" calcext:value-type="float">
            <text:p>1619378474.756</text:p>
          </table:table-cell>
          <table:table-cell table:style-name="ce1" office:value-type="float" office:value="5.04099988937377" calcext:value-type="float">
            <text:p>5.04099988937377</text:p>
          </table:table-cell>
          <table:table-cell table:style-name="ce1" office:value-type="float" office:value="8.7284270909726" calcext:value-type="float">
            <text:p>8.72842709097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482.186" calcext:value-type="float">
            <text:p>1619378482.186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9.19264597789901" calcext:value-type="float">
            <text:p>9.192645977899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489.651" calcext:value-type="float">
            <text:p>1619378489.651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9.29588608646983" calcext:value-type="float">
            <text:p>9.29588608646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497.102" calcext:value-type="float">
            <text:p>1619378497.102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10.0039230097871" calcext:value-type="float">
            <text:p>10.00392300978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504.639" calcext:value-type="float">
            <text:p>1619378504.639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9.72415155113073" calcext:value-type="float">
            <text:p>9.724151551130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512.064" calcext:value-type="float">
            <text:p>1619378512.064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10.1715193848705" calcext:value-type="float">
            <text:p>10.17151938487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8519.46" calcext:value-type="float">
            <text:p>1619378519.4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0.7698445666811" calcext:value-type="float">
            <text:p>10.76984456668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8526.844" calcext:value-type="float">
            <text:p>1619378526.844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10.2321920158112" calcext:value-type="float">
            <text:p>10.23219201581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8534.344" calcext:value-type="float">
            <text:p>1619378534.344</text:p>
          </table:table-cell>
          <table:table-cell table:style-name="ce1" office:value-type="float" office:value="5.04199981689453" calcext:value-type="float">
            <text:p>5.04199981689453</text:p>
          </table:table-cell>
          <table:table-cell table:style-name="ce1" office:value-type="float" office:value="10.5117020874157" calcext:value-type="float">
            <text:p>10.51170208741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541.773" calcext:value-type="float">
            <text:p>1619378541.773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0.1715198685321" calcext:value-type="float">
            <text:p>10.17151986853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8549.164" calcext:value-type="float">
            <text:p>1619378549.164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10.323605441813" calcext:value-type="float">
            <text:p>10.3236054418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556.561" calcext:value-type="float">
            <text:p>1619378556.561</text:p>
          </table:table-cell>
          <table:table-cell table:style-name="ce1" office:value-type="float" office:value="5.09799981117248" calcext:value-type="float">
            <text:p>5.09799981117248</text:p>
          </table:table-cell>
          <table:table-cell table:style-name="ce1" office:value-type="float" office:value="9.02314666610795" calcext:value-type="float">
            <text:p>9.023146666107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564.059" calcext:value-type="float">
            <text:p>1619378564.059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9.31246297591362" calcext:value-type="float">
            <text:p>9.312462975913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571.501" calcext:value-type="float">
            <text:p>1619378571.501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9.1926455399099" calcext:value-type="float">
            <text:p>9.19264553990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8578.89" calcext:value-type="float">
            <text:p>1619378578.89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9.53705544859168" calcext:value-type="float">
            <text:p>9.537055448591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78586.319" calcext:value-type="float">
            <text:p>1619378586.319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7.87246591109422" calcext:value-type="float">
            <text:p>7.872465911094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378593.802" calcext:value-type="float">
            <text:p>1619378593.802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7.29495264298181" calcext:value-type="float">
            <text:p>7.294952642981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601.247" calcext:value-type="float">
            <text:p>1619378601.247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9.150586921382" calcext:value-type="float">
            <text:p>9.1505869213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8608.673" calcext:value-type="float">
            <text:p>1619378608.673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9.47306114686161" calcext:value-type="float">
            <text:p>9.473061146861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8616.121" calcext:value-type="float">
            <text:p>1619378616.121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10.3860475744822" calcext:value-type="float">
            <text:p>10.38604757448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8623.606" calcext:value-type="float">
            <text:p>1619378623.60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0.5640822051299" calcext:value-type="float">
            <text:p>10.56408220512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630.997" calcext:value-type="float">
            <text:p>1619378630.997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0.1150336058123" calcext:value-type="float">
            <text:p>10.11503360581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8638.415" calcext:value-type="float">
            <text:p>1619378638.415</text:p>
          </table:table-cell>
          <table:table-cell table:style-name="ce1" office:value-type="float" office:value="5.09400010108947" calcext:value-type="float">
            <text:p>5.09400010108947</text:p>
          </table:table-cell>
          <table:table-cell table:style-name="ce1" office:value-type="float" office:value="10.404397123719" calcext:value-type="float">
            <text:p>10.4043971237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645.899" calcext:value-type="float">
            <text:p>1619378645.89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0.1857400261322" calcext:value-type="float">
            <text:p>10.18574002613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8653.287" calcext:value-type="float">
            <text:p>1619378653.287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0.3277058815423" calcext:value-type="float">
            <text:p>10.3277058815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661.065" calcext:value-type="float">
            <text:p>1619378661.065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10.0532230357185" calcext:value-type="float">
            <text:p>10.05322303571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8668.532" calcext:value-type="float">
            <text:p>1619378668.532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0.7355865421764" calcext:value-type="float">
            <text:p>10.73558654217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675.934" calcext:value-type="float">
            <text:p>1619378675.934</text:p>
          </table:table-cell>
          <table:table-cell table:style-name="ce1" office:value-type="float" office:value="5.08699989318847" calcext:value-type="float">
            <text:p>5.08699989318847</text:p>
          </table:table-cell>
          <table:table-cell table:style-name="ce1" office:value-type="float" office:value="9.04265794493022" calcext:value-type="float">
            <text:p>9.042657944930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683.4" calcext:value-type="float">
            <text:p>1619378683.4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9.30693078094832" calcext:value-type="float">
            <text:p>9.306930780948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690.851" calcext:value-type="float">
            <text:p>1619378690.851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9.21026860378611" calcext:value-type="float">
            <text:p>9.210268603786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8698.332" calcext:value-type="float">
            <text:p>1619378698.332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9.44510032228731" calcext:value-type="float">
            <text:p>9.445100322287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705.8" calcext:value-type="float">
            <text:p>1619378705.8</text:p>
          </table:table-cell>
          <table:table-cell table:style-name="ce1" office:value-type="float" office:value="5.10300016403198" calcext:value-type="float">
            <text:p>5.10300016403198</text:p>
          </table:table-cell>
          <table:table-cell table:style-name="ce1" office:value-type="float" office:value="9.21026817347079" calcext:value-type="float">
            <text:p>9.210268173470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8713.289" calcext:value-type="float">
            <text:p>1619378713.289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8.9498808855439" calcext:value-type="float">
            <text:p>8.94988088554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8721.022" calcext:value-type="float">
            <text:p>1619378721.022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8.77542890618461" calcext:value-type="float">
            <text:p>8.77542890618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728.44" calcext:value-type="float">
            <text:p>1619378728.44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9.31430835601837" calcext:value-type="float">
            <text:p>9.314308356018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8735.855" calcext:value-type="float">
            <text:p>1619378735.855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0.3875348709791" calcext:value-type="float">
            <text:p>10.3875348709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8743.241" calcext:value-type="float">
            <text:p>1619378743.241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10.5075333934894" calcext:value-type="float">
            <text:p>10.50753339348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750.663" calcext:value-type="float">
            <text:p>1619378750.6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.2" calcext:value-type="float">
            <text:p>10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8758.044" calcext:value-type="float">
            <text:p>1619378758.044</text:p>
          </table:table-cell>
          <table:table-cell table:style-name="ce1" office:value-type="float" office:value="5.007000207901" calcext:value-type="float">
            <text:p>5.007000207901</text:p>
          </table:table-cell>
          <table:table-cell table:style-name="ce1" office:value-type="float" office:value="10.7849006905948" calcext:value-type="float">
            <text:p>10.7849006905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765.437" calcext:value-type="float">
            <text:p>1619378765.43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0.1735487499646" calcext:value-type="float">
            <text:p>10.17354874996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8772.822" calcext:value-type="float">
            <text:p>1619378772.822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0.3420845788507" calcext:value-type="float">
            <text:p>10.3420845788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78780.229" calcext:value-type="float">
            <text:p>1619378780.229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8.37487559684277" calcext:value-type="float">
            <text:p>8.37487559684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8787.614" calcext:value-type="float">
            <text:p>1619378787.614</text:p>
          </table:table-cell>
          <table:table-cell table:style-name="ce1" office:value-type="float" office:value="5.0809998512268" calcext:value-type="float">
            <text:p>5.0809998512268</text:p>
          </table:table-cell>
          <table:table-cell table:style-name="ce1" office:value-type="float" office:value="10.4310178216602" calcext:value-type="float">
            <text:p>10.43101782166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8795.115" calcext:value-type="float">
            <text:p>1619378795.115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8.76843383554068" calcext:value-type="float">
            <text:p>8.768433835540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802.54" calcext:value-type="float">
            <text:p>1619378802.54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9.67614509182599" calcext:value-type="float">
            <text:p>9.676145091825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809.977" calcext:value-type="float">
            <text:p>1619378809.977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9.19080898065841" calcext:value-type="float">
            <text:p>9.190808980658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8817.375" calcext:value-type="float">
            <text:p>1619378817.375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9.69529104899082" calcext:value-type="float">
            <text:p>9.695291048990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824.82" calcext:value-type="float">
            <text:p>1619378824.82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9.17797271144331" calcext:value-type="float">
            <text:p>9.177972711443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8832.23" calcext:value-type="float">
            <text:p>1619378832.23</text:p>
          </table:table-cell>
          <table:table-cell table:style-name="ce1" office:value-type="float" office:value="5.06800007820129" calcext:value-type="float">
            <text:p>5.06800007820129</text:p>
          </table:table-cell>
          <table:table-cell table:style-name="ce1" office:value-type="float" office:value="9.86582463071818" calcext:value-type="float">
            <text:p>9.865824630718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8839.683" calcext:value-type="float">
            <text:p>1619378839.683</text:p>
          </table:table-cell>
          <table:table-cell table:style-name="ce1" office:value-type="float" office:value="5.09799981117248" calcext:value-type="float">
            <text:p>5.09799981117248</text:p>
          </table:table-cell>
          <table:table-cell table:style-name="ce1" office:value-type="float" office:value="8.82699130380126" calcext:value-type="float">
            <text:p>8.826991303801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78847.191" calcext:value-type="float">
            <text:p>1619378847.191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8.56744362272348" calcext:value-type="float">
            <text:p>8.567443622723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8854.595" calcext:value-type="float">
            <text:p>1619378854.595</text:p>
          </table:table-cell>
          <table:table-cell table:style-name="ce1" office:value-type="float" office:value="5.10199999809265" calcext:value-type="float">
            <text:p>5.10199999809265</text:p>
          </table:table-cell>
          <table:table-cell table:style-name="ce1" office:value-type="float" office:value="10.3880831085483" calcext:value-type="float">
            <text:p>10.38808310854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8862.082" calcext:value-type="float">
            <text:p>1619378862.082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0.3709614345818" calcext:value-type="float">
            <text:p>10.37096143458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869.471" calcext:value-type="float">
            <text:p>1619378869.471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0.1472343350076" calcext:value-type="float">
            <text:p>10.14723433500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8876.873" calcext:value-type="float">
            <text:p>1619378876.873</text:p>
          </table:table-cell>
          <table:table-cell table:style-name="ce1" office:value-type="float" office:value="5.10600018501281" calcext:value-type="float">
            <text:p>5.10600018501281</text:p>
          </table:table-cell>
          <table:table-cell table:style-name="ce1" office:value-type="float" office:value="10.5757928012813" calcext:value-type="float">
            <text:p>10.57579280128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884.34" calcext:value-type="float">
            <text:p>1619378884.34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10.1898099568169" calcext:value-type="float">
            <text:p>10.18980995681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78891.723" calcext:value-type="float">
            <text:p>1619378891.723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10.8161257792325" calcext:value-type="float">
            <text:p>10.81612577923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8899.202" calcext:value-type="float">
            <text:p>1619378899.202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9.91669961354155" calcext:value-type="float">
            <text:p>9.91669961354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8906.714" calcext:value-type="float">
            <text:p>1619378906.714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0.3379722257995" calcext:value-type="float">
            <text:p>10.33797222579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914.12" calcext:value-type="float">
            <text:p>1619378914.12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9.13423349444893" calcext:value-type="float">
            <text:p>9.134233494448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921.533" calcext:value-type="float">
            <text:p>1619378921.533</text:p>
          </table:table-cell>
          <table:table-cell table:style-name="ce1" office:value-type="float" office:value="5.09400010108947" calcext:value-type="float">
            <text:p>5.09400010108947</text:p>
          </table:table-cell>
          <table:table-cell table:style-name="ce1" office:value-type="float" office:value="9.22654084556219" calcext:value-type="float">
            <text:p>9.226540845562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8929.008" calcext:value-type="float">
            <text:p>1619378929.008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9.13423349444893" calcext:value-type="float">
            <text:p>9.134233494448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936.435" calcext:value-type="float">
            <text:p>1619378936.435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9.30140515503152" calcext:value-type="float">
            <text:p>9.301405155031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8943.867" calcext:value-type="float">
            <text:p>1619378943.867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9.25925930448941" calcext:value-type="float">
            <text:p>9.259259304489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8951.346" calcext:value-type="float">
            <text:p>1619378951.346</text:p>
          </table:table-cell>
          <table:table-cell table:style-name="ce1" office:value-type="float" office:value="5.07400012016296" calcext:value-type="float">
            <text:p>5.07400012016296</text:p>
          </table:table-cell>
          <table:table-cell table:style-name="ce1" office:value-type="float" office:value="9.45999189264078" calcext:value-type="float">
            <text:p>9.459991892640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8958.805" calcext:value-type="float">
            <text:p>1619378958.805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8.64609945282725" calcext:value-type="float">
            <text:p>8.646099452827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378966.301" calcext:value-type="float">
            <text:p>1619378966.301</text:p>
          </table:table-cell>
          <table:table-cell table:style-name="ce1" office:value-type="float" office:value="5.09099984169006" calcext:value-type="float">
            <text:p>5.09099984169006</text:p>
          </table:table-cell>
          <table:table-cell table:style-name="ce1" office:value-type="float" office:value="7.66057772790131" calcext:value-type="float">
            <text:p>7.660577727901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973.759" calcext:value-type="float">
            <text:p>1619378973.759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0.167464049107" calcext:value-type="float">
            <text:p>10.1674640491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8981.154" calcext:value-type="float">
            <text:p>1619378981.154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0.5451650932432" calcext:value-type="float">
            <text:p>10.54516509324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8988.543" calcext:value-type="float">
            <text:p>1619378988.543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10.1030108988177" calcext:value-type="float">
            <text:p>10.10301089881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8995.964" calcext:value-type="float">
            <text:p>1619378995.964</text:p>
          </table:table-cell>
          <table:table-cell table:style-name="ce1" office:value-type="float" office:value="5.09400010108947" calcext:value-type="float">
            <text:p>5.09400010108947</text:p>
          </table:table-cell>
          <table:table-cell table:style-name="ce1" office:value-type="float" office:value="10.6007065034118" calcext:value-type="float">
            <text:p>10.60070650341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9003.427" calcext:value-type="float">
            <text:p>1619379003.427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9.09630229609306" calcext:value-type="float">
            <text:p>9.096302296093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9010.897" calcext:value-type="float">
            <text:p>1619379010.897</text:p>
          </table:table-cell>
          <table:table-cell table:style-name="ce1" office:value-type="float" office:value="5.07799983024597" calcext:value-type="float">
            <text:p>5.07799983024597</text:p>
          </table:table-cell>
          <table:table-cell table:style-name="ce1" office:value-type="float" office:value="9.25561275525355" calcext:value-type="float">
            <text:p>9.255612755253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9018.365" calcext:value-type="float">
            <text:p>1619379018.365</text:p>
          </table:table-cell>
          <table:table-cell table:style-name="ce1" office:value-type="float" office:value="5.09200000762939" calcext:value-type="float">
            <text:p>5.09200000762939</text:p>
          </table:table-cell>
          <table:table-cell table:style-name="ce1" office:value-type="float" office:value="9.23016495082078" calcext:value-type="float">
            <text:p>9.230164950820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9025.846" calcext:value-type="float">
            <text:p>1619379025.846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9.06761293417748" calcext:value-type="float">
            <text:p>9.06761293417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033.381" calcext:value-type="float">
            <text:p>1619379033.38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9.98601963346297" calcext:value-type="float">
            <text:p>9.98601963346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9040.795" calcext:value-type="float">
            <text:p>1619379040.795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10.7249258463741" calcext:value-type="float">
            <text:p>10.7249258463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9048.19" calcext:value-type="float">
            <text:p>1619379048.19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0.167464049107" calcext:value-type="float">
            <text:p>10.1674640491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79055.577" calcext:value-type="float">
            <text:p>1619379055.577</text:p>
          </table:table-cell>
          <table:table-cell table:style-name="ce1" office:value-type="float" office:value="5.07800006866455" calcext:value-type="float">
            <text:p>5.07800006866455</text:p>
          </table:table-cell>
          <table:table-cell table:style-name="ce1" office:value-type="float" office:value="10.8310356944253" calcext:value-type="float">
            <text:p>10.83103569442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9063.031" calcext:value-type="float">
            <text:p>1619379063.031</text:p>
          </table:table-cell>
          <table:table-cell table:style-name="ce1" office:value-type="float" office:value="5.04700016975402" calcext:value-type="float">
            <text:p>5.04700016975402</text:p>
          </table:table-cell>
          <table:table-cell table:style-name="ce1" office:value-type="float" office:value="9.11432503523016" calcext:value-type="float">
            <text:p>9.114325035230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9070.485" calcext:value-type="float">
            <text:p>1619379070.485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9.76290087240582" calcext:value-type="float">
            <text:p>9.762900872405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9077.881" calcext:value-type="float">
            <text:p>1619379077.88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9.18713806278594" calcext:value-type="float">
            <text:p>9.187138062785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9085.292" calcext:value-type="float">
            <text:p>1619379085.292</text:p>
          </table:table-cell>
          <table:table-cell table:style-name="ce1" office:value-type="float" office:value="5.09399986267089" calcext:value-type="float">
            <text:p>5.09399986267089</text:p>
          </table:table-cell>
          <table:table-cell table:style-name="ce1" office:value-type="float" office:value="9.03023188851857" calcext:value-type="float">
            <text:p>9.030231888518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092.837" calcext:value-type="float">
            <text:p>1619379092.8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9100.254" calcext:value-type="float">
            <text:p>1619379100.254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0.6951871132515" calcext:value-type="float">
            <text:p>10.69518711325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107.687" calcext:value-type="float">
            <text:p>1619379107.687</text:p>
          </table:table-cell>
          <table:table-cell table:style-name="ce1" office:value-type="float" office:value="5.09200000762939" calcext:value-type="float">
            <text:p>5.09200000762939</text:p>
          </table:table-cell>
          <table:table-cell table:style-name="ce1" office:value-type="float" office:value="10.2120973923974" calcext:value-type="float">
            <text:p>10.21209739239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9115.151" calcext:value-type="float">
            <text:p>1619379115.151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0.6782679128048" calcext:value-type="float">
            <text:p>10.67826791280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9122.568" calcext:value-type="float">
            <text:p>1619379122.568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9.52380959589375" calcext:value-type="float">
            <text:p>9.523809595893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9129.994" calcext:value-type="float">
            <text:p>1619379129.994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9.48991679861078" calcext:value-type="float">
            <text:p>9.489916798610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9137.435" calcext:value-type="float">
            <text:p>1619379137.435</text:p>
          </table:table-cell>
          <table:table-cell table:style-name="ce1" office:value-type="float" office:value="5.08400011062622" calcext:value-type="float">
            <text:p>5.08400011062622</text:p>
          </table:table-cell>
          <table:table-cell table:style-name="ce1" office:value-type="float" office:value="9.24468901992427" calcext:value-type="float">
            <text:p>9.244689019924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9144.889" calcext:value-type="float">
            <text:p>1619379144.889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9.67996832263958" calcext:value-type="float">
            <text:p>9.679968322639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9152.347" calcext:value-type="float">
            <text:p>1619379152.347</text:p>
          </table:table-cell>
          <table:table-cell table:style-name="ce1" office:value-type="float" office:value="5.08000016212463" calcext:value-type="float">
            <text:p>5.08000016212463</text:p>
          </table:table-cell>
          <table:table-cell table:style-name="ce1" office:value-type="float" office:value="10.4330705331776" calcext:value-type="float">
            <text:p>10.43307053317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9160.342" calcext:value-type="float">
            <text:p>1619379160.342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0.7526880127726" calcext:value-type="float">
            <text:p>10.75268801277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9167.753" calcext:value-type="float">
            <text:p>1619379167.753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0.0710902636093" calcext:value-type="float">
            <text:p>10.07109026360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175.193" calcext:value-type="float">
            <text:p>1619379175.193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0.2827765086269" calcext:value-type="float">
            <text:p>10.28277650862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9182.621" calcext:value-type="float">
            <text:p>1619379182.62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9.18713806278594" calcext:value-type="float">
            <text:p>9.187138062785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9190.017" calcext:value-type="float">
            <text:p>1619379190.017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9.34765292609721" calcext:value-type="float">
            <text:p>9.347652926097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9197.437" calcext:value-type="float">
            <text:p>1619379197.437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9.22473007577592" calcext:value-type="float">
            <text:p>9.224730075775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79204.907" calcext:value-type="float">
            <text:p>1619379204.907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9.55794535400412" calcext:value-type="float">
            <text:p>9.557945354004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379212.328" calcext:value-type="float">
            <text:p>1619379212.328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3.57924037442478" calcext:value-type="float">
            <text:p>3.579240374424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79220.068" calcext:value-type="float">
            <text:p>1619379220.068</text:p>
          </table:table-cell>
          <table:table-cell table:style-name="ce1" office:value-type="float" office:value="5.56299996376037" calcext:value-type="float">
            <text:p>5.56299996376037</text:p>
          </table:table-cell>
          <table:table-cell table:style-name="ce1" office:value-type="float" office:value="3.77494160287658" calcext:value-type="float">
            <text:p>3.774941602876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9228.24" calcext:value-type="float">
            <text:p>1619379228.24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8.97308057002719" calcext:value-type="float">
            <text:p>8.973080570027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79235.668" calcext:value-type="float">
            <text:p>1619379235.668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3.2778438266644" calcext:value-type="float">
            <text:p>13.27784382666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379243.136" calcext:value-type="float">
            <text:p>1619379243.136</text:p>
          </table:table-cell>
          <table:table-cell table:style-name="ce1" office:value-type="float" office:value="5.62800002098083" calcext:value-type="float">
            <text:p>5.62800002098083</text:p>
          </table:table-cell>
          <table:table-cell table:style-name="ce1" office:value-type="float" office:value="3.55366025683035" calcext:value-type="float">
            <text:p>3.553660256830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79251.342" calcext:value-type="float">
            <text:p>1619379251.342</text:p>
          </table:table-cell>
          <table:table-cell table:style-name="ce1" office:value-type="float" office:value="5.39000010490417" calcext:value-type="float">
            <text:p>5.39000010490417</text:p>
          </table:table-cell>
          <table:table-cell table:style-name="ce1" office:value-type="float" office:value="3.89610382027503" calcext:value-type="float">
            <text:p>3.896103820275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9259.396" calcext:value-type="float">
            <text:p>1619379259.396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8.98203594524139" calcext:value-type="float">
            <text:p>8.98203594524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79266.799" calcext:value-type="float">
            <text:p>1619379266.799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1.8835412369461" calcext:value-type="float">
            <text:p>11.8835412369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274.252" calcext:value-type="float">
            <text:p>1619379274.252</text:p>
          </table:table-cell>
          <table:table-cell table:style-name="ce1" office:value-type="float" office:value="5.2829999923706" calcext:value-type="float">
            <text:p>5.2829999923706</text:p>
          </table:table-cell>
          <table:table-cell table:style-name="ce1" office:value-type="float" office:value="1.70357751523703" calcext:value-type="float">
            <text:p>1.703577515237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282.38" calcext:value-type="float">
            <text:p>1619379282.38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1.75472803477592" calcext:value-type="float">
            <text:p>1.754728034775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9290.233" calcext:value-type="float">
            <text:p>1619379290.233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8.7614494918888" calcext:value-type="float">
            <text:p>8.76144949188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79297.677" calcext:value-type="float">
            <text:p>1619379297.677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1.878836156681" calcext:value-type="float">
            <text:p>11.878836156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79305.155" calcext:value-type="float">
            <text:p>1619379305.155</text:p>
          </table:table-cell>
          <table:table-cell table:style-name="ce1" office:value-type="float" office:value="5.57299995422363" calcext:value-type="float">
            <text:p>5.57299995422363</text:p>
          </table:table-cell>
          <table:table-cell table:style-name="ce1" office:value-type="float" office:value="1.79436570646681" calcext:value-type="float">
            <text:p>1.79436570646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313.307" calcext:value-type="float">
            <text:p>1619379313.307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.79676579894331" calcext:value-type="float">
            <text:p>1.796765798943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9321.078" calcext:value-type="float">
            <text:p>1619379321.078</text:p>
          </table:table-cell>
          <table:table-cell table:style-name="ce1" office:value-type="float" office:value="5.11599993705749" calcext:value-type="float">
            <text:p>5.11599993705749</text:p>
          </table:table-cell>
          <table:table-cell table:style-name="ce1" office:value-type="float" office:value="8.79593443190737" calcext:value-type="float">
            <text:p>8.795934431907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79328.612" calcext:value-type="float">
            <text:p>1619379328.612</text:p>
          </table:table-cell>
          <table:table-cell table:style-name="ce1" office:value-type="float" office:value="5.11500000953674" calcext:value-type="float">
            <text:p>5.11500000953674</text:p>
          </table:table-cell>
          <table:table-cell table:style-name="ce1" office:value-type="float" office:value="11.9257086776671" calcext:value-type="float">
            <text:p>11.92570867766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79336.14" calcext:value-type="float">
            <text:p>1619379336.14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2.58964144410228" calcext:value-type="float">
            <text:p>2.58964144410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379344.081" calcext:value-type="float">
            <text:p>1619379344.081</text:p>
          </table:table-cell>
          <table:table-cell table:style-name="ce1" office:value-type="float" office:value="5.1119999885559" calcext:value-type="float">
            <text:p>5.1119999885559</text:p>
          </table:table-cell>
          <table:table-cell table:style-name="ce1" office:value-type="float" office:value="3.52112676844602" calcext:value-type="float">
            <text:p>3.521126768446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351.844" calcext:value-type="float">
            <text:p>1619379351.844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9.91473332742369" calcext:value-type="float">
            <text:p>9.914733327423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79359.286" calcext:value-type="float">
            <text:p>1619379359.286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13.7985414215744" calcext:value-type="float">
            <text:p>13.79854142157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379366.778" calcext:value-type="float">
            <text:p>1619379366.778</text:p>
          </table:table-cell>
          <table:table-cell table:style-name="ce1" office:value-type="float" office:value="5.71299982070922" calcext:value-type="float">
            <text:p>5.71299982070922</text:p>
          </table:table-cell>
          <table:table-cell table:style-name="ce1" office:value-type="float" office:value="2.6255908403193" calcext:value-type="float">
            <text:p>2.62559084031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79375.055" calcext:value-type="float">
            <text:p>1619379375.055</text:p>
          </table:table-cell>
          <table:table-cell table:style-name="ce1" office:value-type="float" office:value="5.38299989700317" calcext:value-type="float">
            <text:p>5.38299989700317</text:p>
          </table:table-cell>
          <table:table-cell table:style-name="ce1" office:value-type="float" office:value="3.52963038520169" calcext:value-type="float">
            <text:p>3.529630385201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79383.095" calcext:value-type="float">
            <text:p>1619379383.095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8.26446278200139" calcext:value-type="float">
            <text:p>8.26446278200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79390.619" calcext:value-type="float">
            <text:p>1619379390.619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2.3900880571682" calcext:value-type="float">
            <text:p>12.3900880571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398.054" calcext:value-type="float">
            <text:p>1619379398.054</text:p>
          </table:table-cell>
          <table:table-cell table:style-name="ce1" office:value-type="float" office:value="5.76900005340576" calcext:value-type="float">
            <text:p>5.76900005340576</text:p>
          </table:table-cell>
          <table:table-cell table:style-name="ce1" office:value-type="float" office:value="1.56006238805402" calcext:value-type="float">
            <text:p>1.560062388054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406.658" calcext:value-type="float">
            <text:p>1619379406.658</text:p>
          </table:table-cell>
          <table:table-cell table:style-name="ce1" office:value-type="float" office:value="5.38100004196167" calcext:value-type="float">
            <text:p>5.38100004196167</text:p>
          </table:table-cell>
          <table:table-cell table:style-name="ce1" office:value-type="float" office:value="1.67255155729733" calcext:value-type="float">
            <text:p>1.67255155729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9414.691" calcext:value-type="float">
            <text:p>1619379414.691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9.75901232691979" calcext:value-type="float">
            <text:p>9.759012326919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79422.122" calcext:value-type="float">
            <text:p>1619379422.122</text:p>
          </table:table-cell>
          <table:table-cell table:style-name="ce1" office:value-type="float" office:value="5.11700010299682" calcext:value-type="float">
            <text:p>5.11700010299682</text:p>
          </table:table-cell>
          <table:table-cell table:style-name="ce1" office:value-type="float" office:value="12.8981822692062" calcext:value-type="float">
            <text:p>12.89818226920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429.642" calcext:value-type="float">
            <text:p>1619379429.642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1.79712455204278" calcext:value-type="float">
            <text:p>1.79712455204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79437.371" calcext:value-type="float">
            <text:p>1619379437.371</text:p>
          </table:table-cell>
          <table:table-cell table:style-name="ce1" office:value-type="float" office:value="5.56799983978271" calcext:value-type="float">
            <text:p>5.56799983978271</text:p>
          </table:table-cell>
          <table:table-cell table:style-name="ce1" office:value-type="float" office:value="1.79597706317287" calcext:value-type="float">
            <text:p>1.79597706317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445.482" calcext:value-type="float">
            <text:p>1619379445.482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9.98402576444148" calcext:value-type="float">
            <text:p>9.984025764441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79452.91" calcext:value-type="float">
            <text:p>1619379452.91</text:p>
          </table:table-cell>
          <table:table-cell table:style-name="ce1" office:value-type="float" office:value="5.12199997901916" calcext:value-type="float">
            <text:p>5.12199997901916</text:p>
          </table:table-cell>
          <table:table-cell table:style-name="ce1" office:value-type="float" office:value="13.4713003285121" calcext:value-type="float">
            <text:p>13.47130032851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79460.481" calcext:value-type="float">
            <text:p>1619379460.481</text:p>
          </table:table-cell>
          <table:table-cell table:style-name="ce1" office:value-type="float" office:value="5.69000005722045" calcext:value-type="float">
            <text:p>5.69000005722045</text:p>
          </table:table-cell>
          <table:table-cell table:style-name="ce1" office:value-type="float" office:value="3.33919153056765" calcext:value-type="float">
            <text:p>3.339191530567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379468.927" calcext:value-type="float">
            <text:p>1619379468.927</text:p>
          </table:table-cell>
          <table:table-cell table:style-name="ce1" office:value-type="float" office:value="5.29099988937377" calcext:value-type="float">
            <text:p>5.29099988937377</text:p>
          </table:table-cell>
          <table:table-cell table:style-name="ce1" office:value-type="float" office:value="3.78000385903752" calcext:value-type="float">
            <text:p>3.780003859037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476.847" calcext:value-type="float">
            <text:p>1619379476.847</text:p>
          </table:table-cell>
          <table:table-cell table:style-name="ce1" office:value-type="float" office:value="5.09700012207031" calcext:value-type="float">
            <text:p>5.09700012207031</text:p>
          </table:table-cell>
          <table:table-cell table:style-name="ce1" office:value-type="float" office:value="10.2020794103647" calcext:value-type="float">
            <text:p>10.20207941036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79484.344" calcext:value-type="float">
            <text:p>1619379484.344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13.1993696468253" calcext:value-type="float">
            <text:p>13.19936964682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79491.836" calcext:value-type="float">
            <text:p>1619379491.836</text:p>
          </table:table-cell>
          <table:table-cell table:style-name="ce1" office:value-type="float" office:value="5.62599992752075" calcext:value-type="float">
            <text:p>5.62599992752075</text:p>
          </table:table-cell>
          <table:table-cell table:style-name="ce1" office:value-type="float" office:value="3.73266979568807" calcext:value-type="float">
            <text:p>3.732669795688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79500.032" calcext:value-type="float">
            <text:p>1619379500.032</text:p>
          </table:table-cell>
          <table:table-cell table:style-name="ce1" office:value-type="float" office:value="5.49199986457824" calcext:value-type="float">
            <text:p>5.49199986457824</text:p>
          </table:table-cell>
          <table:table-cell table:style-name="ce1" office:value-type="float" office:value="3.82374372137983" calcext:value-type="float">
            <text:p>3.82374372137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508.081" calcext:value-type="float">
            <text:p>1619379508.081</text:p>
          </table:table-cell>
          <table:table-cell table:style-name="ce1" office:value-type="float" office:value="5.05499982833862" calcext:value-type="float">
            <text:p>5.05499982833862</text:p>
          </table:table-cell>
          <table:table-cell table:style-name="ce1" office:value-type="float" office:value="9.8911971707095" calcext:value-type="float">
            <text:p>9.89119717070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79515.545" calcext:value-type="float">
            <text:p>1619379515.545</text:p>
          </table:table-cell>
          <table:table-cell table:style-name="ce1" office:value-type="float" office:value="5.08799982070922" calcext:value-type="float">
            <text:p>5.08799982070922</text:p>
          </table:table-cell>
          <table:table-cell table:style-name="ce1" office:value-type="float" office:value="14.5440256697345" calcext:value-type="float">
            <text:p>14.54402566973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523.043" calcext:value-type="float">
            <text:p>1619379523.043</text:p>
          </table:table-cell>
          <table:table-cell table:style-name="ce1" office:value-type="float" office:value="5.21499991416931" calcext:value-type="float">
            <text:p>5.21499991416931</text:p>
          </table:table-cell>
          <table:table-cell table:style-name="ce1" office:value-type="float" office:value="1.72579101593975" calcext:value-type="float">
            <text:p>1.725791015939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531.027" calcext:value-type="float">
            <text:p>1619379531.027</text:p>
          </table:table-cell>
          <table:table-cell table:style-name="ce1" office:value-type="float" office:value="5.32400012016296" calcext:value-type="float">
            <text:p>5.32400012016296</text:p>
          </table:table-cell>
          <table:table-cell table:style-name="ce1" office:value-type="float" office:value="1.69045826387481" calcext:value-type="float">
            <text:p>1.690458263874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9539.054" calcext:value-type="float">
            <text:p>1619379539.054</text:p>
          </table:table-cell>
          <table:table-cell table:style-name="ce1" office:value-type="float" office:value="5.04700016975402" calcext:value-type="float">
            <text:p>5.04700016975402</text:p>
          </table:table-cell>
          <table:table-cell table:style-name="ce1" office:value-type="float" office:value="9.70873753752777" calcext:value-type="float">
            <text:p>9.708737537527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79546.49" calcext:value-type="float">
            <text:p>1619379546.49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13.1710239633275" calcext:value-type="float">
            <text:p>13.1710239633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79553.899" calcext:value-type="float">
            <text:p>1619379553.899</text:p>
          </table:table-cell>
          <table:table-cell table:style-name="ce1" office:value-type="float" office:value="5.60100007057189" calcext:value-type="float">
            <text:p>5.60100007057189</text:p>
          </table:table-cell>
          <table:table-cell table:style-name="ce1" office:value-type="float" office:value="1.78539544259975" calcext:value-type="float">
            <text:p>1.785395442599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79562.04" calcext:value-type="float">
            <text:p>1619379562.04</text:p>
          </table:table-cell>
          <table:table-cell table:style-name="ce1" office:value-type="float" office:value="5.64300012588501" calcext:value-type="float">
            <text:p>5.64300012588501</text:p>
          </table:table-cell>
          <table:table-cell table:style-name="ce1" office:value-type="float" office:value="1.77210699573246" calcext:value-type="float">
            <text:p>1.772106995732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9570.241" calcext:value-type="float">
            <text:p>1619379570.241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0.1150336058123" calcext:value-type="float">
            <text:p>10.11503360581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79577.669" calcext:value-type="float">
            <text:p>1619379577.669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15.1575582990228" calcext:value-type="float">
            <text:p>15.1575582990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79585.095" calcext:value-type="float">
            <text:p>1619379585.095</text:p>
          </table:table-cell>
          <table:table-cell table:style-name="ce1" office:value-type="float" office:value="5.75699996948242" calcext:value-type="float">
            <text:p>5.75699996948242</text:p>
          </table:table-cell>
          <table:table-cell table:style-name="ce1" office:value-type="float" office:value="2.25812056086718" calcext:value-type="float">
            <text:p>2.258120560867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379594.041" calcext:value-type="float">
            <text:p>1619379594.041</text:p>
          </table:table-cell>
          <table:table-cell table:style-name="ce1" office:value-type="float" office:value="5.27000021934509" calcext:value-type="float">
            <text:p>5.27000021934509</text:p>
          </table:table-cell>
          <table:table-cell table:style-name="ce1" office:value-type="float" office:value="3.41555963013543" calcext:value-type="float">
            <text:p>3.415559630135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601.992" calcext:value-type="float">
            <text:p>1619379601.992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9.8892405175211" calcext:value-type="float">
            <text:p>9.8892405175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79609.445" calcext:value-type="float">
            <text:p>1619379609.445</text:p>
          </table:table-cell>
          <table:table-cell table:style-name="ce1" office:value-type="float" office:value="5.10000014305114" calcext:value-type="float">
            <text:p>5.10000014305114</text:p>
          </table:table-cell>
          <table:table-cell table:style-name="ce1" office:value-type="float" office:value="14.1176466628342" calcext:value-type="float">
            <text:p>14.11764666283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79616.959" calcext:value-type="float">
            <text:p>1619379616.959</text:p>
          </table:table-cell>
          <table:table-cell table:style-name="ce1" office:value-type="float" office:value="5.21199989318847" calcext:value-type="float">
            <text:p>5.21199989318847</text:p>
          </table:table-cell>
          <table:table-cell table:style-name="ce1" office:value-type="float" office:value="2.68610903432605" calcext:value-type="float">
            <text:p>2.686109034326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379624.847" calcext:value-type="float">
            <text:p>1619379624.847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3.57781743364371" calcext:value-type="float">
            <text:p>3.577817433643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9632.605" calcext:value-type="float">
            <text:p>1619379632.605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9.68762339858183" calcext:value-type="float">
            <text:p>9.687623398581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79640.068" calcext:value-type="float">
            <text:p>1619379640.068</text:p>
          </table:table-cell>
          <table:table-cell table:style-name="ce1" office:value-type="float" office:value="5.09999990463256" calcext:value-type="float">
            <text:p>5.09999990463256</text:p>
          </table:table-cell>
          <table:table-cell table:style-name="ce1" office:value-type="float" office:value="12.9411767125817" calcext:value-type="float">
            <text:p>12.9411767125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647.562" calcext:value-type="float">
            <text:p>1619379647.562</text:p>
          </table:table-cell>
          <table:table-cell table:style-name="ce1" office:value-type="float" office:value="5.30299997329711" calcext:value-type="float">
            <text:p>5.30299997329711</text:p>
          </table:table-cell>
          <table:table-cell table:style-name="ce1" office:value-type="float" office:value="1.69715256370334" calcext:value-type="float">
            <text:p>1.697152563703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655.6" calcext:value-type="float">
            <text:p>1619379655.6</text:p>
          </table:table-cell>
          <table:table-cell table:style-name="ce1" office:value-type="float" office:value="5.24100017547607" calcext:value-type="float">
            <text:p>5.24100017547607</text:p>
          </table:table-cell>
          <table:table-cell table:style-name="ce1" office:value-type="float" office:value="1.71722947885275" calcext:value-type="float">
            <text:p>1.71722947885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663.526" calcext:value-type="float">
            <text:p>1619379663.526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9.96015940039341" calcext:value-type="float">
            <text:p>9.96015940039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79670.947" calcext:value-type="float">
            <text:p>1619379670.947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13.5593223948883" calcext:value-type="float">
            <text:p>13.55932239488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79678.378" calcext:value-type="float">
            <text:p>1619379678.378</text:p>
          </table:table-cell>
          <table:table-cell table:style-name="ce1" office:value-type="float" office:value="5.5239999294281" calcext:value-type="float">
            <text:p>5.5239999294281</text:p>
          </table:table-cell>
          <table:table-cell table:style-name="ce1" office:value-type="float" office:value="1.62925418446407" calcext:value-type="float">
            <text:p>1.62925418446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79686.584" calcext:value-type="float">
            <text:p>1619379686.584</text:p>
          </table:table-cell>
          <table:table-cell table:style-name="ce1" office:value-type="float" office:value="5.19400000572204" calcext:value-type="float">
            <text:p>5.19400000572204</text:p>
          </table:table-cell>
          <table:table-cell table:style-name="ce1" office:value-type="float" office:value="1.92529841913426" calcext:value-type="float">
            <text:p>1.925298419134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9694.541" calcext:value-type="float">
            <text:p>1619379694.541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9.61727178112809" calcext:value-type="float">
            <text:p>9.617271781128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79702.067" calcext:value-type="float">
            <text:p>1619379702.067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2.6657431898301" calcext:value-type="float">
            <text:p>12.66574318983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79709.555" calcext:value-type="float">
            <text:p>1619379709.555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8.31189396832604" calcext:value-type="float">
            <text:p>8.311893968326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79717.405" calcext:value-type="float">
            <text:p>1619379717.405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8.55891731767895" calcext:value-type="float">
            <text:p>8.55891731767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9724.864" calcext:value-type="float">
            <text:p>1619379724.864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8.90912711751081" calcext:value-type="float">
            <text:p>8.909127117510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732.313" calcext:value-type="float">
            <text:p>1619379732.313</text:p>
          </table:table-cell>
          <table:table-cell table:style-name="ce1" office:value-type="float" office:value="5.09700012207031" calcext:value-type="float">
            <text:p>5.09700012207031</text:p>
          </table:table-cell>
          <table:table-cell table:style-name="ce1" office:value-type="float" office:value="10.2020794103647" calcext:value-type="float">
            <text:p>10.20207941036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9739.808" calcext:value-type="float">
            <text:p>1619379739.808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8.19508291586254" calcext:value-type="float">
            <text:p>8.195082915862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79747.238" calcext:value-type="float">
            <text:p>1619379747.238</text:p>
          </table:table-cell>
          <table:table-cell table:style-name="ce1" office:value-type="float" office:value="5.03700017929077" calcext:value-type="float">
            <text:p>5.03700017929077</text:p>
          </table:table-cell>
          <table:table-cell table:style-name="ce1" office:value-type="float" office:value="8.33829630832249" calcext:value-type="float">
            <text:p>8.338296308322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79754.669" calcext:value-type="float">
            <text:p>1619379754.669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8.5589169115076" calcext:value-type="float">
            <text:p>8.55891691150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9762.108" calcext:value-type="float">
            <text:p>1619379762.108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8.99460320033694" calcext:value-type="float">
            <text:p>8.99460320033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9769.512" calcext:value-type="float">
            <text:p>1619379769.512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10.6382979243069" calcext:value-type="float">
            <text:p>10.63829792430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79777.108" calcext:value-type="float">
            <text:p>1619379777.108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8.88099482518276" calcext:value-type="float">
            <text:p>8.880994825182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9784.563" calcext:value-type="float">
            <text:p>1619379784.563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10.1110226993954" calcext:value-type="float">
            <text:p>10.11102269939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79791.993" calcext:value-type="float">
            <text:p>1619379791.993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11.1699002216129" calcext:value-type="float">
            <text:p>11.16990022161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79799.505" calcext:value-type="float">
            <text:p>1619379799.505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9.1688260648298" calcext:value-type="float">
            <text:p>9.16882606482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9806.92" calcext:value-type="float">
            <text:p>1619379806.92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9.36441556735144" calcext:value-type="float">
            <text:p>9.364415567351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9814.336" calcext:value-type="float">
            <text:p>1619379814.336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9.79412348481133" calcext:value-type="float">
            <text:p>9.794123484811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821.755" calcext:value-type="float">
            <text:p>1619379821.755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10.3297578123764" calcext:value-type="float">
            <text:p>10.32975781237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79829.176" calcext:value-type="float">
            <text:p>1619379829.176</text:p>
          </table:table-cell>
          <table:table-cell table:style-name="ce1" office:value-type="float" office:value="5.08499979972839" calcext:value-type="float">
            <text:p>5.08499979972839</text:p>
          </table:table-cell>
          <table:table-cell table:style-name="ce1" office:value-type="float" office:value="10.4228126032238" calcext:value-type="float">
            <text:p>10.42281260322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79836.689" calcext:value-type="float">
            <text:p>1619379836.689</text:p>
          </table:table-cell>
          <table:table-cell table:style-name="ce1" office:value-type="float" office:value="5.11700010299682" calcext:value-type="float">
            <text:p>5.11700010299682</text:p>
          </table:table-cell>
          <table:table-cell table:style-name="ce1" office:value-type="float" office:value="9.57592319986521" calcext:value-type="float">
            <text:p>9.575923199865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9844.556" calcext:value-type="float">
            <text:p>1619379844.55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0.1654375936156" calcext:value-type="float">
            <text:p>10.16543759361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79851.961" calcext:value-type="float">
            <text:p>1619379851.961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1.3387707504081" calcext:value-type="float">
            <text:p>11.33877075040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79859.405" calcext:value-type="float">
            <text:p>1619379859.405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8.71459690709386" calcext:value-type="float">
            <text:p>8.714596907093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79866.858" calcext:value-type="float">
            <text:p>1619379866.858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8.07245521378105" calcext:value-type="float">
            <text:p>8.072455213781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79874.33" calcext:value-type="float">
            <text:p>1619379874.33</text:p>
          </table:table-cell>
          <table:table-cell table:style-name="ce1" office:value-type="float" office:value="5.09000015258789" calcext:value-type="float">
            <text:p>5.09000015258789</text:p>
          </table:table-cell>
          <table:table-cell table:style-name="ce1" office:value-type="float" office:value="10.0196460650537" calcext:value-type="float">
            <text:p>10.01964606505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79881.824" calcext:value-type="float">
            <text:p>1619379881.824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0.7441304723609" calcext:value-type="float">
            <text:p>10.7441304723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79889.274" calcext:value-type="float">
            <text:p>1619379889.274</text:p>
          </table:table-cell>
          <table:table-cell table:style-name="ce1" office:value-type="float" office:value="5.06800007820129" calcext:value-type="float">
            <text:p>5.06800007820129</text:p>
          </table:table-cell>
          <table:table-cell table:style-name="ce1" office:value-type="float" office:value="12.6282555273192" calcext:value-type="float">
            <text:p>12.62825552731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896.767" calcext:value-type="float">
            <text:p>1619379896.767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10.2442868900733" calcext:value-type="float">
            <text:p>10.2442868900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904.249" calcext:value-type="float">
            <text:p>1619379904.249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9.96015940039341" calcext:value-type="float">
            <text:p>9.96015940039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911.68" calcext:value-type="float">
            <text:p>1619379911.68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0.29906907202" calcext:value-type="float">
            <text:p>10.29906907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79919.146" calcext:value-type="float">
            <text:p>1619379919.146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9.9561926044191" calcext:value-type="float">
            <text:p>9.95619260441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79926.554" calcext:value-type="float">
            <text:p>1619379926.554</text:p>
          </table:table-cell>
          <table:table-cell table:style-name="ce1" office:value-type="float" office:value="5.06000018119812" calcext:value-type="float">
            <text:p>5.06000018119812</text:p>
          </table:table-cell>
          <table:table-cell table:style-name="ce1" office:value-type="float" office:value="9.28853721678547" calcext:value-type="float">
            <text:p>9.288537216785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934" calcext:value-type="float">
            <text:p>1619379934</text:p>
          </table:table-cell>
          <table:table-cell table:style-name="ce1" office:value-type="float" office:value="5.10100007057189" calcext:value-type="float">
            <text:p>5.10100007057189</text:p>
          </table:table-cell>
          <table:table-cell table:style-name="ce1" office:value-type="float" office:value="10.1940794512025" calcext:value-type="float">
            <text:p>10.19407945120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79941.469" calcext:value-type="float">
            <text:p>1619379941.469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10.2442868900733" calcext:value-type="float">
            <text:p>10.2442868900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79948.955" calcext:value-type="float">
            <text:p>1619379948.955</text:p>
          </table:table-cell>
          <table:table-cell table:style-name="ce1" office:value-type="float" office:value="5.1100001335144" calcext:value-type="float">
            <text:p>5.1100001335144</text:p>
          </table:table-cell>
          <table:table-cell table:style-name="ce1" office:value-type="float" office:value="4.10958893372029" calcext:value-type="float">
            <text:p>4.109588933720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379956.727" calcext:value-type="float">
            <text:p>1619379956.727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3.96904144944111" calcext:value-type="float">
            <text:p>3.969041449441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379964.71" calcext:value-type="float">
            <text:p>1619379964.71</text:p>
          </table:table-cell>
          <table:table-cell table:style-name="ce1" office:value-type="float" office:value="5.28900003433227" calcext:value-type="float">
            <text:p>5.28900003433227</text:p>
          </table:table-cell>
          <table:table-cell table:style-name="ce1" office:value-type="float" office:value="3.21421816782918" calcext:value-type="float">
            <text:p>3.214218167829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79972.704" calcext:value-type="float">
            <text:p>1619379972.704</text:p>
          </table:table-cell>
          <table:table-cell table:style-name="ce1" office:value-type="float" office:value="5.57400012016296" calcext:value-type="float">
            <text:p>5.57400012016296</text:p>
          </table:table-cell>
          <table:table-cell table:style-name="ce1" office:value-type="float" office:value="1.79404373599253" calcext:value-type="float">
            <text:p>1.794043735992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379980.809" calcext:value-type="float">
            <text:p>1619379980.809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4.54635302048392" calcext:value-type="float">
            <text:p>4.546353020483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79988.549" calcext:value-type="float">
            <text:p>1619379988.549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3.7863691562562" calcext:value-type="float">
            <text:p>3.78636915625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79996.229" calcext:value-type="float">
            <text:p>1619379996.229</text:p>
          </table:table-cell>
          <table:table-cell table:style-name="ce1" office:value-type="float" office:value="5.13299989700317" calcext:value-type="float">
            <text:p>5.13299989700317</text:p>
          </table:table-cell>
          <table:table-cell table:style-name="ce1" office:value-type="float" office:value="4.0911748336992" calcext:value-type="float">
            <text:p>4.0911748336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0004.031" calcext:value-type="float">
            <text:p>1619380004.031</text:p>
          </table:table-cell>
          <table:table-cell table:style-name="ce1" office:value-type="float" office:value="5.6119999885559" calcext:value-type="float">
            <text:p>5.6119999885559</text:p>
          </table:table-cell>
          <table:table-cell table:style-name="ce1" office:value-type="float" office:value="3.92017107000406" calcext:value-type="float">
            <text:p>3.92017107000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012.204" calcext:value-type="float">
            <text:p>1619380012.204</text:p>
          </table:table-cell>
          <table:table-cell table:style-name="ce1" office:value-type="float" office:value="5.56999993324279" calcext:value-type="float">
            <text:p>5.56999993324279</text:p>
          </table:table-cell>
          <table:table-cell table:style-name="ce1" office:value-type="float" office:value="1.61579894216628" calcext:value-type="float">
            <text:p>1.615798942166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020.473" calcext:value-type="float">
            <text:p>1619380020.473</text:p>
          </table:table-cell>
          <table:table-cell table:style-name="ce1" office:value-type="float" office:value="5.24699997901916" calcext:value-type="float">
            <text:p>5.24699997901916</text:p>
          </table:table-cell>
          <table:table-cell table:style-name="ce1" office:value-type="float" office:value="1.71526587306798" calcext:value-type="float">
            <text:p>1.715265873067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028.406" calcext:value-type="float">
            <text:p>1619380028.406</text:p>
          </table:table-cell>
          <table:table-cell table:style-name="ce1" office:value-type="float" office:value="5.19099998474121" calcext:value-type="float">
            <text:p>5.19099998474121</text:p>
          </table:table-cell>
          <table:table-cell table:style-name="ce1" office:value-type="float" office:value="1.73376999161148" calcext:value-type="float">
            <text:p>1.733769991611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036.525" calcext:value-type="float">
            <text:p>1619380036.525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1.77830472844212" calcext:value-type="float">
            <text:p>1.77830472844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044.26" calcext:value-type="float">
            <text:p>1619380044.26</text:p>
          </table:table-cell>
          <table:table-cell table:style-name="ce1" office:value-type="float" office:value="5.40300011634826" calcext:value-type="float">
            <text:p>5.40300011634826</text:p>
          </table:table-cell>
          <table:table-cell table:style-name="ce1" office:value-type="float" office:value="1.66574121898832" calcext:value-type="float">
            <text:p>1.665741218988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0052.32" calcext:value-type="float">
            <text:p>1619380052.32</text:p>
          </table:table-cell>
          <table:table-cell table:style-name="ce1" office:value-type="float" office:value="5.75600004196167" calcext:value-type="float">
            <text:p>5.75600004196167</text:p>
          </table:table-cell>
          <table:table-cell table:style-name="ce1" office:value-type="float" office:value="1.73731756898875" calcext:value-type="float">
            <text:p>1.737317568988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80060.616" calcext:value-type="float">
            <text:p>1619380060.616</text:p>
          </table:table-cell>
          <table:table-cell table:style-name="ce1" office:value-type="float" office:value="5.4630000591278" calcext:value-type="float">
            <text:p>5.4630000591278</text:p>
          </table:table-cell>
          <table:table-cell table:style-name="ce1" office:value-type="float" office:value="1.46439683569713" calcext:value-type="float">
            <text:p>1.464396835697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068.611" calcext:value-type="float">
            <text:p>1619380068.611</text:p>
          </table:table-cell>
          <table:table-cell table:style-name="ce1" office:value-type="float" office:value="6.56699991226196" calcext:value-type="float">
            <text:p>6.56699991226196</text:p>
          </table:table-cell>
          <table:table-cell table:style-name="ce1" office:value-type="float" office:value="1.37048882598507" calcext:value-type="float">
            <text:p>1.37048882598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0077.733" calcext:value-type="float">
            <text:p>1619380077.733</text:p>
          </table:table-cell>
          <table:table-cell table:style-name="ce1" office:value-type="float" office:value="5.09699988365173" calcext:value-type="float">
            <text:p>5.09699988365173</text:p>
          </table:table-cell>
          <table:table-cell table:style-name="ce1" office:value-type="float" office:value="4.12007072383031" calcext:value-type="float">
            <text:p>4.120070723830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380085.609" calcext:value-type="float">
            <text:p>1619380085.609</text:p>
          </table:table-cell>
          <table:table-cell table:style-name="ce1" office:value-type="float" office:value="5.21900010108947" calcext:value-type="float">
            <text:p>5.21900010108947</text:p>
          </table:table-cell>
          <table:table-cell table:style-name="ce1" office:value-type="float" office:value="3.44893651108427" calcext:value-type="float">
            <text:p>3.448936511084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380093.598" calcext:value-type="float">
            <text:p>1619380093.598</text:p>
          </table:table-cell>
          <table:table-cell table:style-name="ce1" office:value-type="float" office:value="5.1269998550415" calcext:value-type="float">
            <text:p>5.1269998550415</text:p>
          </table:table-cell>
          <table:table-cell table:style-name="ce1" office:value-type="float" office:value="3.12073346057671" calcext:value-type="float">
            <text:p>3.120733460576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0101.499" calcext:value-type="float">
            <text:p>1619380101.499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1.9755037393142" calcext:value-type="float">
            <text:p>1.97550373931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0109.262" calcext:value-type="float">
            <text:p>1619380109.262</text:p>
          </table:table-cell>
          <table:table-cell table:style-name="ce1" office:value-type="float" office:value="5.23199987411499" calcext:value-type="float">
            <text:p>5.23199987411499</text:p>
          </table:table-cell>
          <table:table-cell table:style-name="ce1" office:value-type="float" office:value="4.01376156446338" calcext:value-type="float">
            <text:p>4.013761564463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0117.209" calcext:value-type="float">
            <text:p>1619380117.209</text:p>
          </table:table-cell>
          <table:table-cell table:style-name="ce1" office:value-type="float" office:value="5.53399991989135" calcext:value-type="float">
            <text:p>5.53399991989135</text:p>
          </table:table-cell>
          <table:table-cell table:style-name="ce1" office:value-type="float" office:value="3.97542470517995" calcext:value-type="float">
            <text:p>3.975424705179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0125.289" calcext:value-type="float">
            <text:p>1619380125.289</text:p>
          </table:table-cell>
          <table:table-cell table:style-name="ce1" office:value-type="float" office:value="5.50399994850158" calcext:value-type="float">
            <text:p>5.50399994850158</text:p>
          </table:table-cell>
          <table:table-cell table:style-name="ce1" office:value-type="float" office:value="3.99709306065478" calcext:value-type="float">
            <text:p>3.997093060654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0133.435" calcext:value-type="float">
            <text:p>1619380133.435</text:p>
          </table:table-cell>
          <table:table-cell table:style-name="ce1" office:value-type="float" office:value="5.74000000953674" calcext:value-type="float">
            <text:p>5.74000000953674</text:p>
          </table:table-cell>
          <table:table-cell table:style-name="ce1" office:value-type="float" office:value="3.65853657928736" calcext:value-type="float">
            <text:p>3.658536579287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141.751" calcext:value-type="float">
            <text:p>1619380141.751</text:p>
          </table:table-cell>
          <table:table-cell table:style-name="ce1" office:value-type="float" office:value="5.47399997711181" calcext:value-type="float">
            <text:p>5.47399997711181</text:p>
          </table:table-cell>
          <table:table-cell table:style-name="ce1" office:value-type="float" office:value="1.6441359221102" calcext:value-type="float">
            <text:p>1.64413592211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0149.87" calcext:value-type="float">
            <text:p>1619380149.87</text:p>
          </table:table-cell>
          <table:table-cell table:style-name="ce1" office:value-type="float" office:value="5.4060001373291" calcext:value-type="float">
            <text:p>5.4060001373291</text:p>
          </table:table-cell>
          <table:table-cell table:style-name="ce1" office:value-type="float" office:value="1.84979647539199" calcext:value-type="float">
            <text:p>1.849796475391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157.942" calcext:value-type="float">
            <text:p>1619380157.942</text:p>
          </table:table-cell>
          <table:table-cell table:style-name="ce1" office:value-type="float" office:value="5.13199996948242" calcext:value-type="float">
            <text:p>5.13199996948242</text:p>
          </table:table-cell>
          <table:table-cell table:style-name="ce1" office:value-type="float" office:value="1.75370227075579" calcext:value-type="float">
            <text:p>1.753702270755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165.8" calcext:value-type="float">
            <text:p>1619380165.8</text:p>
          </table:table-cell>
          <table:table-cell table:style-name="ce1" office:value-type="float" office:value="5.1340000629425" calcext:value-type="float">
            <text:p>5.1340000629425</text:p>
          </table:table-cell>
          <table:table-cell table:style-name="ce1" office:value-type="float" office:value="1.75301906693817" calcext:value-type="float">
            <text:p>1.75301906693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173.626" calcext:value-type="float">
            <text:p>1619380173.626</text:p>
          </table:table-cell>
          <table:table-cell table:style-name="ce1" office:value-type="float" office:value="5.44400000572204" calcext:value-type="float">
            <text:p>5.44400000572204</text:p>
          </table:table-cell>
          <table:table-cell table:style-name="ce1" office:value-type="float" office:value="1.65319617754231" calcext:value-type="float">
            <text:p>1.653196177542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0181.711" calcext:value-type="float">
            <text:p>1619380181.711</text:p>
          </table:table-cell>
          <table:table-cell table:style-name="ce1" office:value-type="float" office:value="5.71200013160705" calcext:value-type="float">
            <text:p>5.71200013160705</text:p>
          </table:table-cell>
          <table:table-cell table:style-name="ce1" office:value-type="float" office:value="1.75070023977512" calcext:value-type="float">
            <text:p>1.750700239775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0189.979" calcext:value-type="float">
            <text:p>1619380189.979</text:p>
          </table:table-cell>
          <table:table-cell table:style-name="ce1" office:value-type="float" office:value="5.74499988555908" calcext:value-type="float">
            <text:p>5.74499988555908</text:p>
          </table:table-cell>
          <table:table-cell table:style-name="ce1" office:value-type="float" office:value="1.74064407296795" calcext:value-type="float">
            <text:p>1.740644072967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0198.322" calcext:value-type="float">
            <text:p>1619380198.322</text:p>
          </table:table-cell>
          <table:table-cell table:style-name="ce1" office:value-type="float" office:value="5.59299993515014" calcext:value-type="float">
            <text:p>5.59299993515014</text:p>
          </table:table-cell>
          <table:table-cell table:style-name="ce1" office:value-type="float" office:value="1.60915431867574" calcext:value-type="float">
            <text:p>1.609154318675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80206.617" calcext:value-type="float">
            <text:p>1619380206.617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3.79544561439103" calcext:value-type="float">
            <text:p>3.795445614391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380214.379" calcext:value-type="float">
            <text:p>1619380214.379</text:p>
          </table:table-cell>
          <table:table-cell table:style-name="ce1" office:value-type="float" office:value="5.49399995803833" calcext:value-type="float">
            <text:p>5.49399995803833</text:p>
          </table:table-cell>
          <table:table-cell table:style-name="ce1" office:value-type="float" office:value="3.64033493861567" calcext:value-type="float">
            <text:p>3.640334938615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80222.525" calcext:value-type="float">
            <text:p>1619380222.525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3.76461269239061" calcext:value-type="float">
            <text:p>3.76461269239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80230.576" calcext:value-type="float">
            <text:p>1619380230.576</text:p>
          </table:table-cell>
          <table:table-cell table:style-name="ce1" office:value-type="float" office:value="7755.75099992752" calcext:value-type="float">
            <text:p>7755.75099992752</text:p>
          </table:table-cell>
          <table:table-cell table:style-name="ce1" office:value-type="float" office:value="0.00167617552447486" calcext:value-type="float">
            <text:p>0.0016761755244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87988.698" calcext:value-type="float">
            <text:p>1619387988.698</text:p>
          </table:table-cell>
          <table:table-cell table:style-name="ce1" office:value-type="float" office:value="5.28900003433227" calcext:value-type="float">
            <text:p>5.28900003433227</text:p>
          </table:table-cell>
          <table:table-cell table:style-name="ce1" office:value-type="float" office:value="4.53771976634708" calcext:value-type="float">
            <text:p>4.537719766347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7996.655" calcext:value-type="float">
            <text:p>1619387996.655</text:p>
          </table:table-cell>
          <table:table-cell table:style-name="ce1" office:value-type="float" office:value="5.60500001907348" calcext:value-type="float">
            <text:p>5.60500001907348</text:p>
          </table:table-cell>
          <table:table-cell table:style-name="ce1" office:value-type="float" office:value="3.74665475977488" calcext:value-type="float">
            <text:p>3.746654759774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88004.799" calcext:value-type="float">
            <text:p>1619388004.799</text:p>
          </table:table-cell>
          <table:table-cell table:style-name="ce1" office:value-type="float" office:value="5.12100005149841" calcext:value-type="float">
            <text:p>5.12100005149841</text:p>
          </table:table-cell>
          <table:table-cell table:style-name="ce1" office:value-type="float" office:value="3.71021281174183" calcext:value-type="float">
            <text:p>3.710212811741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388012.672" calcext:value-type="float">
            <text:p>1619388012.672</text:p>
          </table:table-cell>
          <table:table-cell table:style-name="ce1" office:value-type="float" office:value="5.38700008392334" calcext:value-type="float">
            <text:p>5.38700008392334</text:p>
          </table:table-cell>
          <table:table-cell table:style-name="ce1" office:value-type="float" office:value="4.64080185827518" calcext:value-type="float">
            <text:p>4.640801858275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88020.528" calcext:value-type="float">
            <text:p>1619388020.528</text:p>
          </table:table-cell>
          <table:table-cell table:style-name="ce1" office:value-type="float" office:value="5.48099994659423" calcext:value-type="float">
            <text:p>5.48099994659423</text:p>
          </table:table-cell>
          <table:table-cell table:style-name="ce1" office:value-type="float" office:value="2.00693306097095" calcext:value-type="float">
            <text:p>2.006933060970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88028.456" calcext:value-type="float">
            <text:p>1619388028.456</text:p>
          </table:table-cell>
          <table:table-cell table:style-name="ce1" office:value-type="float" office:value="5.36099982261657" calcext:value-type="float">
            <text:p>5.36099982261657</text:p>
          </table:table-cell>
          <table:table-cell table:style-name="ce1" office:value-type="float" office:value="2.05185606490678" calcext:value-type="float">
            <text:p>2.051856064906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88036.329" calcext:value-type="float">
            <text:p>1619388036.329</text:p>
          </table:table-cell>
          <table:table-cell table:style-name="ce1" office:value-type="float" office:value="5.44400000572204" calcext:value-type="float">
            <text:p>5.44400000572204</text:p>
          </table:table-cell>
          <table:table-cell table:style-name="ce1" office:value-type="float" office:value="2.02057310588504" calcext:value-type="float">
            <text:p>2.020573105885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044.212" calcext:value-type="float">
            <text:p>1619388044.212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.98176773532305" calcext:value-type="float">
            <text:p>1.981767735323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051.988" calcext:value-type="float">
            <text:p>1619388051.988</text:p>
          </table:table-cell>
          <table:table-cell table:style-name="ce1" office:value-type="float" office:value="5.28700017929077" calcext:value-type="float">
            <text:p>5.28700017929077</text:p>
          </table:table-cell>
          <table:table-cell table:style-name="ce1" office:value-type="float" office:value="1.70228857476742" calcext:value-type="float">
            <text:p>1.702288574767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060.062" calcext:value-type="float">
            <text:p>1619388060.062</text:p>
          </table:table-cell>
          <table:table-cell table:style-name="ce1" office:value-type="float" office:value="5.22899985313415" calcext:value-type="float">
            <text:p>5.22899985313415</text:p>
          </table:table-cell>
          <table:table-cell table:style-name="ce1" office:value-type="float" office:value="1.72117044421135" calcext:value-type="float">
            <text:p>1.72117044421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067.96" calcext:value-type="float">
            <text:p>1619388067.96</text:p>
          </table:table-cell>
          <table:table-cell table:style-name="ce1" office:value-type="float" office:value="5.60699987411499" calcext:value-type="float">
            <text:p>5.60699987411499</text:p>
          </table:table-cell>
          <table:table-cell table:style-name="ce1" office:value-type="float" office:value="1.60513647263467" calcext:value-type="float">
            <text:p>1.60513647263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076.192" calcext:value-type="float">
            <text:p>1619388076.192</text:p>
          </table:table-cell>
          <table:table-cell table:style-name="ce1" office:value-type="float" office:value="5.59800004959106" calcext:value-type="float">
            <text:p>5.59800004959106</text:p>
          </table:table-cell>
          <table:table-cell table:style-name="ce1" office:value-type="float" office:value="1.7863522528426" calcext:value-type="float">
            <text:p>1.78635225284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8084.376" calcext:value-type="float">
            <text:p>1619388084.376</text:p>
          </table:table-cell>
          <table:table-cell table:style-name="ce1" office:value-type="float" office:value="5.63000011444091" calcext:value-type="float">
            <text:p>5.63000011444091</text:p>
          </table:table-cell>
          <table:table-cell table:style-name="ce1" office:value-type="float" office:value="3.73001768616933" calcext:value-type="float">
            <text:p>3.730017686169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8092.563" calcext:value-type="float">
            <text:p>1619388092.563</text:p>
          </table:table-cell>
          <table:table-cell table:style-name="ce1" office:value-type="float" office:value="5.55900001525878" calcext:value-type="float">
            <text:p>5.55900001525878</text:p>
          </table:table-cell>
          <table:table-cell table:style-name="ce1" office:value-type="float" office:value="3.77765784176246" calcext:value-type="float">
            <text:p>3.777657841762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8100.679" calcext:value-type="float">
            <text:p>1619388100.679</text:p>
          </table:table-cell>
          <table:table-cell table:style-name="ce1" office:value-type="float" office:value="5.17700004577636" calcext:value-type="float">
            <text:p>5.17700004577636</text:p>
          </table:table-cell>
          <table:table-cell table:style-name="ce1" office:value-type="float" office:value="4.24956534778256" calcext:value-type="float">
            <text:p>4.249565347782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8108.485" calcext:value-type="float">
            <text:p>1619388108.485</text:p>
          </table:table-cell>
          <table:table-cell table:style-name="ce1" office:value-type="float" office:value="5.61700010299682" calcext:value-type="float">
            <text:p>5.61700010299682</text:p>
          </table:table-cell>
          <table:table-cell table:style-name="ce1" office:value-type="float" office:value="3.73865045663714" calcext:value-type="float">
            <text:p>3.738650456637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88116.63" calcext:value-type="float">
            <text:p>1619388116.63</text:p>
          </table:table-cell>
          <table:table-cell table:style-name="ce1" office:value-type="float" office:value="5.10699987411499" calcext:value-type="float">
            <text:p>5.10699987411499</text:p>
          </table:table-cell>
          <table:table-cell table:style-name="ce1" office:value-type="float" office:value="3.72038387866468" calcext:value-type="float">
            <text:p>3.720383878664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8124.447" calcext:value-type="float">
            <text:p>1619388124.447</text:p>
          </table:table-cell>
          <table:table-cell table:style-name="ce1" office:value-type="float" office:value="5.54500007629394" calcext:value-type="float">
            <text:p>5.54500007629394</text:p>
          </table:table-cell>
          <table:table-cell table:style-name="ce1" office:value-type="float" office:value="3.78719561966815" calcext:value-type="float">
            <text:p>3.787195619668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8132.509" calcext:value-type="float">
            <text:p>1619388132.509</text:p>
          </table:table-cell>
          <table:table-cell table:style-name="ce1" office:value-type="float" office:value="5.50300002098083" calcext:value-type="float">
            <text:p>5.50300002098083</text:p>
          </table:table-cell>
          <table:table-cell table:style-name="ce1" office:value-type="float" office:value="3.81610029437307" calcext:value-type="float">
            <text:p>3.816100294373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8140.567" calcext:value-type="float">
            <text:p>1619388140.567</text:p>
          </table:table-cell>
          <table:table-cell table:style-name="ce1" office:value-type="float" office:value="5.51100015640258" calcext:value-type="float">
            <text:p>5.51100015640258</text:p>
          </table:table-cell>
          <table:table-cell table:style-name="ce1" office:value-type="float" office:value="3.99201585477016" calcext:value-type="float">
            <text:p>3.992015854770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148.728" calcext:value-type="float">
            <text:p>1619388148.728</text:p>
          </table:table-cell>
          <table:table-cell table:style-name="ce1" office:value-type="float" office:value="5.40900015830993" calcext:value-type="float">
            <text:p>5.40900015830993</text:p>
          </table:table-cell>
          <table:table-cell table:style-name="ce1" office:value-type="float" office:value="1.66389346211668" calcext:value-type="float">
            <text:p>1.663893462116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156.815" calcext:value-type="float">
            <text:p>1619388156.815</text:p>
          </table:table-cell>
          <table:table-cell table:style-name="ce1" office:value-type="float" office:value="5.41799998283386" calcext:value-type="float">
            <text:p>5.41799998283386</text:p>
          </table:table-cell>
          <table:table-cell table:style-name="ce1" office:value-type="float" office:value="1.84569952596595" calcext:value-type="float">
            <text:p>1.84569952596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164.877" calcext:value-type="float">
            <text:p>1619388164.877</text:p>
          </table:table-cell>
          <table:table-cell table:style-name="ce1" office:value-type="float" office:value="5.47299981117248" calcext:value-type="float">
            <text:p>5.47299981117248</text:p>
          </table:table-cell>
          <table:table-cell table:style-name="ce1" office:value-type="float" office:value="1.82715153389667" calcext:value-type="float">
            <text:p>1.827151533896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172.982" calcext:value-type="float">
            <text:p>1619388172.982</text:p>
          </table:table-cell>
          <table:table-cell table:style-name="ce1" office:value-type="float" office:value="5.4539999961853" calcext:value-type="float">
            <text:p>5.4539999961853</text:p>
          </table:table-cell>
          <table:table-cell table:style-name="ce1" office:value-type="float" office:value="1.83351668628425" calcext:value-type="float">
            <text:p>1.83351668628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181.122" calcext:value-type="float">
            <text:p>1619388181.122</text:p>
          </table:table-cell>
          <table:table-cell table:style-name="ce1" office:value-type="float" office:value="5.18300008773803" calcext:value-type="float">
            <text:p>5.18300008773803</text:p>
          </table:table-cell>
          <table:table-cell table:style-name="ce1" office:value-type="float" office:value="1.73644604430785" calcext:value-type="float">
            <text:p>1.736446044307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189.229" calcext:value-type="float">
            <text:p>1619388189.229</text:p>
          </table:table-cell>
          <table:table-cell table:style-name="ce1" office:value-type="float" office:value="5.28999996185302" calcext:value-type="float">
            <text:p>5.28999996185302</text:p>
          </table:table-cell>
          <table:table-cell table:style-name="ce1" office:value-type="float" office:value="1.70132326368626" calcext:value-type="float">
            <text:p>1.70132326368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197.224" calcext:value-type="float">
            <text:p>1619388197.224</text:p>
          </table:table-cell>
          <table:table-cell table:style-name="ce1" office:value-type="float" office:value="5.27699995040893" calcext:value-type="float">
            <text:p>5.27699995040893</text:p>
          </table:table-cell>
          <table:table-cell table:style-name="ce1" office:value-type="float" office:value="1.70551451290094" calcext:value-type="float">
            <text:p>1.705514512900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205.22" calcext:value-type="float">
            <text:p>1619388205.22</text:p>
          </table:table-cell>
          <table:table-cell table:style-name="ce1" office:value-type="float" office:value="5.53099989891052" calcext:value-type="float">
            <text:p>5.53099989891052</text:p>
          </table:table-cell>
          <table:table-cell table:style-name="ce1" office:value-type="float" office:value="1.6271922192175" calcext:value-type="float">
            <text:p>1.6271922192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88213.369" calcext:value-type="float">
            <text:p>1619388213.369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8.12041984524655" calcext:value-type="float">
            <text:p>8.12041984524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220.844" calcext:value-type="float">
            <text:p>1619388220.844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8.63422299426508" calcext:value-type="float">
            <text:p>8.634222994265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88228.344" calcext:value-type="float">
            <text:p>1619388228.344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1.0737593169828" calcext:value-type="float">
            <text:p>11.07375931698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88235.812" calcext:value-type="float">
            <text:p>1619388235.812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1.3545817164484" calcext:value-type="float">
            <text:p>11.35458171644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88243.266" calcext:value-type="float">
            <text:p>1619388243.266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5.92300092025334" calcext:value-type="float">
            <text:p>5.923000920253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88250.742" calcext:value-type="float">
            <text:p>1619388250.742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6.19752117120818" calcext:value-type="float">
            <text:p>6.197521171208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8258.121" calcext:value-type="float">
            <text:p>1619388258.121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8.98024361135972" calcext:value-type="float">
            <text:p>8.980243611359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8265.497" calcext:value-type="float">
            <text:p>1619388265.497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8.84955745573572" calcext:value-type="float">
            <text:p>8.849557455735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88272.969" calcext:value-type="float">
            <text:p>1619388272.969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8.12524771482454" calcext:value-type="float">
            <text:p>8.125247714824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280.447" calcext:value-type="float">
            <text:p>1619388280.447</text:p>
          </table:table-cell>
          <table:table-cell table:style-name="ce1" office:value-type="float" office:value="5.09200000762939" calcext:value-type="float">
            <text:p>5.09200000762939</text:p>
          </table:table-cell>
          <table:table-cell table:style-name="ce1" office:value-type="float" office:value="8.64100548587477" calcext:value-type="float">
            <text:p>8.64100548587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88287.945" calcext:value-type="float">
            <text:p>1619388287.945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11.8764844529567" calcext:value-type="float">
            <text:p>11.87648445295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88295.412" calcext:value-type="float">
            <text:p>1619388295.412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1.760016039673" calcext:value-type="float">
            <text:p>11.7600160396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88302.885" calcext:value-type="float">
            <text:p>1619388302.885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5.71766558503979" calcext:value-type="float">
            <text:p>5.717665585039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88310.463" calcext:value-type="float">
            <text:p>1619388310.4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88317.835" calcext:value-type="float">
            <text:p>1619388317.835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9.27204575792955" calcext:value-type="float">
            <text:p>9.27204575792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325.291" calcext:value-type="float">
            <text:p>1619388325.291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8.70253165541857" calcext:value-type="float">
            <text:p>8.702531655418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88332.718" calcext:value-type="float">
            <text:p>1619388332.718</text:p>
          </table:table-cell>
          <table:table-cell table:style-name="ce1" office:value-type="float" office:value="5.09300017356872" calcext:value-type="float">
            <text:p>5.09300017356872</text:p>
          </table:table-cell>
          <table:table-cell table:style-name="ce1" office:value-type="float" office:value="11.1918315447571" calcext:value-type="float">
            <text:p>11.19183154475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88340.23" calcext:value-type="float">
            <text:p>1619388340.23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1.4511351124897" calcext:value-type="float">
            <text:p>11.45113511248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88347.722" calcext:value-type="float">
            <text:p>1619388347.722</text:p>
          </table:table-cell>
          <table:table-cell table:style-name="ce1" office:value-type="float" office:value="5.05700016021728" calcext:value-type="float">
            <text:p>5.05700016021728</text:p>
          </table:table-cell>
          <table:table-cell table:style-name="ce1" office:value-type="float" office:value="10.8760131021306" calcext:value-type="float">
            <text:p>10.87601310213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88355.189" calcext:value-type="float">
            <text:p>1619388355.189</text:p>
          </table:table-cell>
          <table:table-cell table:style-name="ce1" office:value-type="float" office:value="5.02000021934509" calcext:value-type="float">
            <text:p>5.02000021934509</text:p>
          </table:table-cell>
          <table:table-cell table:style-name="ce1" office:value-type="float" office:value="10.956174820083" calcext:value-type="float">
            <text:p>10.9561748200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88362.625" calcext:value-type="float">
            <text:p>1619388362.625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9.26108365682701" calcext:value-type="float">
            <text:p>9.261083656827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88370.08" calcext:value-type="float">
            <text:p>1619388370.0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8.5828343476751" calcext:value-type="float">
            <text:p>8.58283434767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88377.472" calcext:value-type="float">
            <text:p>1619388377.472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9.17614200977207" calcext:value-type="float">
            <text:p>9.176142009772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384.878" calcext:value-type="float">
            <text:p>1619388384.878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8.71805044553616" calcext:value-type="float">
            <text:p>8.718050445536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88392.318" calcext:value-type="float">
            <text:p>1619388392.318</text:p>
          </table:table-cell>
          <table:table-cell table:style-name="ce1" office:value-type="float" office:value="5.09699988365173" calcext:value-type="float">
            <text:p>5.09699988365173</text:p>
          </table:table-cell>
          <table:table-cell table:style-name="ce1" office:value-type="float" office:value="11.5754367955232" calcext:value-type="float">
            <text:p>11.5754367955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88399.831" calcext:value-type="float">
            <text:p>1619388399.831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1.0693812672652" calcext:value-type="float">
            <text:p>11.06938126726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88407.323" calcext:value-type="float">
            <text:p>1619388407.323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0.536779383988" calcext:value-type="float">
            <text:p>10.5367793839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88414.839" calcext:value-type="float">
            <text:p>1619388414.839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1.2514804918444" calcext:value-type="float">
            <text:p>11.25148049184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8422.327" calcext:value-type="float">
            <text:p>1619388422.327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8.94276618045765" calcext:value-type="float">
            <text:p>8.942766180457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88429.758" calcext:value-type="float">
            <text:p>1619388429.758</text:p>
          </table:table-cell>
          <table:table-cell table:style-name="ce1" office:value-type="float" office:value="5.03000020980835" calcext:value-type="float">
            <text:p>5.03000020980835</text:p>
          </table:table-cell>
          <table:table-cell table:style-name="ce1" office:value-type="float" office:value="9.14512884319594" calcext:value-type="float">
            <text:p>9.145128843195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8437.176" calcext:value-type="float">
            <text:p>1619388437.176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8.94276660417023" calcext:value-type="float">
            <text:p>8.94276660417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88444.607" calcext:value-type="float">
            <text:p>1619388444.607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9.25379012311486" calcext:value-type="float">
            <text:p>9.253790123114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88452.07" calcext:value-type="float">
            <text:p>1619388452.07</text:p>
          </table:table-cell>
          <table:table-cell table:style-name="ce1" office:value-type="float" office:value="5.22699999809265" calcext:value-type="float">
            <text:p>5.22699999809265</text:p>
          </table:table-cell>
          <table:table-cell table:style-name="ce1" office:value-type="float" office:value="2.48708628367012" calcext:value-type="float">
            <text:p>2.487086283670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88459.993" calcext:value-type="float">
            <text:p>1619388459.993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4.7865975851916" calcext:value-type="float">
            <text:p>4.78659758519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388467.758" calcext:value-type="float">
            <text:p>1619388467.758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7.75039735639663" calcext:value-type="float">
            <text:p>7.750397356396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88475.224" calcext:value-type="float">
            <text:p>1619388475.224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1.3050375594373" calcext:value-type="float">
            <text:p>11.30503755943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88482.67" calcext:value-type="float">
            <text:p>1619388482.67</text:p>
          </table:table-cell>
          <table:table-cell table:style-name="ce1" office:value-type="float" office:value="5.53600001335144" calcext:value-type="float">
            <text:p>5.53600001335144</text:p>
          </table:table-cell>
          <table:table-cell table:style-name="ce1" office:value-type="float" office:value="4.8771676182953" calcext:value-type="float">
            <text:p>4.87716761829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88490.784" calcext:value-type="float">
            <text:p>1619388490.784</text:p>
          </table:table-cell>
          <table:table-cell table:style-name="ce1" office:value-type="float" office:value="5.68799996376037" calcext:value-type="float">
            <text:p>5.68799996376037</text:p>
          </table:table-cell>
          <table:table-cell table:style-name="ce1" office:value-type="float" office:value="4.74683547328121" calcext:value-type="float">
            <text:p>4.746835473281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88499.032" calcext:value-type="float">
            <text:p>1619388499.032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6.15079369734804" calcext:value-type="float">
            <text:p>6.150793697348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88506.603" calcext:value-type="float">
            <text:p>1619388506.603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11.0475438817884" calcext:value-type="float">
            <text:p>11.04754388178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514.07" calcext:value-type="float">
            <text:p>1619388514.07</text:p>
          </table:table-cell>
          <table:table-cell table:style-name="ce1" office:value-type="float" office:value="5.66799998283386" calcext:value-type="float">
            <text:p>5.66799998283386</text:p>
          </table:table-cell>
          <table:table-cell table:style-name="ce1" office:value-type="float" office:value="1.76429076045978" calcext:value-type="float">
            <text:p>1.764290760459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522.303" calcext:value-type="float">
            <text:p>1619388522.303</text:p>
          </table:table-cell>
          <table:table-cell table:style-name="ce1" office:value-type="float" office:value="5.50399994850158" calcext:value-type="float">
            <text:p>5.50399994850158</text:p>
          </table:table-cell>
          <table:table-cell table:style-name="ce1" office:value-type="float" office:value="1.63517443390423" calcext:value-type="float">
            <text:p>1.63517443390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88530.534" calcext:value-type="float">
            <text:p>1619388530.534</text:p>
          </table:table-cell>
          <table:table-cell table:style-name="ce1" office:value-type="float" office:value="5.0880000591278" calcext:value-type="float">
            <text:p>5.0880000591278</text:p>
          </table:table-cell>
          <table:table-cell table:style-name="ce1" office:value-type="float" office:value="7.4685533723272" calcext:value-type="float">
            <text:p>7.46855337232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88538.164" calcext:value-type="float">
            <text:p>1619388538.164</text:p>
          </table:table-cell>
          <table:table-cell table:style-name="ce1" office:value-type="float" office:value="5.11299991607666" calcext:value-type="float">
            <text:p>5.11299991607666</text:p>
          </table:table-cell>
          <table:table-cell table:style-name="ce1" office:value-type="float" office:value="10.1701546750466" calcext:value-type="float">
            <text:p>10.17015467504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545.668" calcext:value-type="float">
            <text:p>1619388545.668</text:p>
          </table:table-cell>
          <table:table-cell table:style-name="ce1" office:value-type="float" office:value="5.51200008392334" calcext:value-type="float">
            <text:p>5.51200008392334</text:p>
          </table:table-cell>
          <table:table-cell table:style-name="ce1" office:value-type="float" office:value="1.63280113624272" calcext:value-type="float">
            <text:p>1.632801136242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553.812" calcext:value-type="float">
            <text:p>1619388553.812</text:p>
          </table:table-cell>
          <table:table-cell table:style-name="ce1" office:value-type="float" office:value="5.10699987411499" calcext:value-type="float">
            <text:p>5.10699987411499</text:p>
          </table:table-cell>
          <table:table-cell table:style-name="ce1" office:value-type="float" office:value="1.95809677824457" calcext:value-type="float">
            <text:p>1.958096778244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88561.59" calcext:value-type="float">
            <text:p>1619388561.59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7.83545540657209" calcext:value-type="float">
            <text:p>7.835455406572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88569.107" calcext:value-type="float">
            <text:p>1619388569.107</text:p>
          </table:table-cell>
          <table:table-cell table:style-name="ce1" office:value-type="float" office:value="5.11099982261657" calcext:value-type="float">
            <text:p>5.11099982261657</text:p>
          </table:table-cell>
          <table:table-cell table:style-name="ce1" office:value-type="float" office:value="11.1524167439354" calcext:value-type="float">
            <text:p>11.15241674393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88576.635" calcext:value-type="float">
            <text:p>1619388576.635</text:p>
          </table:table-cell>
          <table:table-cell table:style-name="ce1" office:value-type="float" office:value="5.12599992752075" calcext:value-type="float">
            <text:p>5.12599992752075</text:p>
          </table:table-cell>
          <table:table-cell table:style-name="ce1" office:value-type="float" office:value="2.53609055478227" calcext:value-type="float">
            <text:p>2.536090554782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88584.444" calcext:value-type="float">
            <text:p>1619388584.444</text:p>
          </table:table-cell>
          <table:table-cell table:style-name="ce1" office:value-type="float" office:value="5.10700011253356" calcext:value-type="float">
            <text:p>5.10700011253356</text:p>
          </table:table-cell>
          <table:table-cell table:style-name="ce1" office:value-type="float" office:value="5.286861054445" calcext:value-type="float">
            <text:p>5.2868610544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8592.221" calcext:value-type="float">
            <text:p>1619388592.221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8.88625569657488" calcext:value-type="float">
            <text:p>8.886255696574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88599.697" calcext:value-type="float">
            <text:p>1619388599.697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1.7976406428882" calcext:value-type="float">
            <text:p>11.79764064288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88607.156" calcext:value-type="float">
            <text:p>1619388607.156</text:p>
          </table:table-cell>
          <table:table-cell table:style-name="ce1" office:value-type="float" office:value="5.72100019454956" calcext:value-type="float">
            <text:p>5.72100019454956</text:p>
          </table:table-cell>
          <table:table-cell table:style-name="ce1" office:value-type="float" office:value="2.27232993496228" calcext:value-type="float">
            <text:p>2.27232993496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388615.406" calcext:value-type="float">
            <text:p>1619388615.406</text:p>
          </table:table-cell>
          <table:table-cell table:style-name="ce1" office:value-type="float" office:value="5.67500019073486" calcext:value-type="float">
            <text:p>5.67500019073486</text:p>
          </table:table-cell>
          <table:table-cell table:style-name="ce1" office:value-type="float" office:value="4.05286329990796" calcext:value-type="float">
            <text:p>4.052863299907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623.625" calcext:value-type="float">
            <text:p>1619388623.625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8.67850110046399" calcext:value-type="float">
            <text:p>8.678501100463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88631.091" calcext:value-type="float">
            <text:p>1619388631.091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12.9183794125812" calcext:value-type="float">
            <text:p>12.91837941258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638.61" calcext:value-type="float">
            <text:p>1619388638.61</text:p>
          </table:table-cell>
          <table:table-cell table:style-name="ce1" office:value-type="float" office:value="5.50600004196167" calcext:value-type="float">
            <text:p>5.50600004196167</text:p>
          </table:table-cell>
          <table:table-cell table:style-name="ce1" office:value-type="float" office:value="1.63458044522525" calcext:value-type="float">
            <text:p>1.634580445225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646.769" calcext:value-type="float">
            <text:p>1619388646.769</text:p>
          </table:table-cell>
          <table:table-cell table:style-name="ce1" office:value-type="float" office:value="5.35599994659423" calcext:value-type="float">
            <text:p>5.35599994659423</text:p>
          </table:table-cell>
          <table:table-cell table:style-name="ce1" office:value-type="float" office:value="1.86706499247797" calcext:value-type="float">
            <text:p>1.86706499247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654.834" calcext:value-type="float">
            <text:p>1619388654.834</text:p>
          </table:table-cell>
          <table:table-cell table:style-name="ce1" office:value-type="float" office:value="5.08199977874755" calcext:value-type="float">
            <text:p>5.08199977874755</text:p>
          </table:table-cell>
          <table:table-cell table:style-name="ce1" office:value-type="float" office:value="8.65800903494798" calcext:value-type="float">
            <text:p>8.658009034947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88662.333" calcext:value-type="float">
            <text:p>1619388662.333</text:p>
          </table:table-cell>
          <table:table-cell table:style-name="ce1" office:value-type="float" office:value="5.06700015068054" calcext:value-type="float">
            <text:p>5.06700015068054</text:p>
          </table:table-cell>
          <table:table-cell table:style-name="ce1" office:value-type="float" office:value="11.4466150138578" calcext:value-type="float">
            <text:p>11.44661501385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670.01" calcext:value-type="float">
            <text:p>1619388670.01</text:p>
          </table:table-cell>
          <table:table-cell table:style-name="ce1" office:value-type="float" office:value="5.22099995613098" calcext:value-type="float">
            <text:p>5.22099995613098</text:p>
          </table:table-cell>
          <table:table-cell table:style-name="ce1" office:value-type="float" office:value="1.72380771415854" calcext:value-type="float">
            <text:p>1.723807714158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88677.95" calcext:value-type="float">
            <text:p>1619388677.95</text:p>
          </table:table-cell>
          <table:table-cell table:style-name="ce1" office:value-type="float" office:value="5.22399997711181" calcext:value-type="float">
            <text:p>5.22399997711181</text:p>
          </table:table-cell>
          <table:table-cell table:style-name="ce1" office:value-type="float" office:value="2.1056661654278" calcext:value-type="float">
            <text:p>2.1056661654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685.894" calcext:value-type="float">
            <text:p>1619388685.894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8.7649402723462" calcext:value-type="float">
            <text:p>8.76494027234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88693.327" calcext:value-type="float">
            <text:p>1619388693.327</text:p>
          </table:table-cell>
          <table:table-cell table:style-name="ce1" office:value-type="float" office:value="5.06700015068054" calcext:value-type="float">
            <text:p>5.06700015068054</text:p>
          </table:table-cell>
          <table:table-cell table:style-name="ce1" office:value-type="float" office:value="13.0254584640451" calcext:value-type="float">
            <text:p>13.02545846404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88700.805" calcext:value-type="float">
            <text:p>1619388700.805</text:p>
          </table:table-cell>
          <table:table-cell table:style-name="ce1" office:value-type="float" office:value="5.27499985694885" calcext:value-type="float">
            <text:p>5.27499985694885</text:p>
          </table:table-cell>
          <table:table-cell table:style-name="ce1" office:value-type="float" office:value="2.46445504313613" calcext:value-type="float">
            <text:p>2.464455043136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88708.727" calcext:value-type="float">
            <text:p>1619388708.727</text:p>
          </table:table-cell>
          <table:table-cell table:style-name="ce1" office:value-type="float" office:value="5.11999988555908" calcext:value-type="float">
            <text:p>5.11999988555908</text:p>
          </table:table-cell>
          <table:table-cell table:style-name="ce1" office:value-type="float" office:value="4.68750010477379" calcext:value-type="float">
            <text:p>4.687500104773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716.487" calcext:value-type="float">
            <text:p>1619388716.487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8.61225294172082" calcext:value-type="float">
            <text:p>8.612252941720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88724.013" calcext:value-type="float">
            <text:p>1619388724.013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11.5572967246938" calcext:value-type="float">
            <text:p>11.55729672469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88731.785" calcext:value-type="float">
            <text:p>1619388731.785</text:p>
          </table:table-cell>
          <table:table-cell table:style-name="ce1" office:value-type="float" office:value="5.35599994659423" calcext:value-type="float">
            <text:p>5.35599994659423</text:p>
          </table:table-cell>
          <table:table-cell table:style-name="ce1" office:value-type="float" office:value="2.42718449022136" calcext:value-type="float">
            <text:p>2.427184490221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388739.786" calcext:value-type="float">
            <text:p>1619388739.786</text:p>
          </table:table-cell>
          <table:table-cell table:style-name="ce1" office:value-type="float" office:value="5.42499995231628" calcext:value-type="float">
            <text:p>5.42499995231628</text:p>
          </table:table-cell>
          <table:table-cell table:style-name="ce1" office:value-type="float" office:value="4.2396313736703" calcext:value-type="float">
            <text:p>4.23963137367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747.805" calcext:value-type="float">
            <text:p>1619388747.805</text:p>
          </table:table-cell>
          <table:table-cell table:style-name="ce1" office:value-type="float" office:value="5.04499983787536" calcext:value-type="float">
            <text:p>5.04499983787536</text:p>
          </table:table-cell>
          <table:table-cell table:style-name="ce1" office:value-type="float" office:value="8.72150672229357" calcext:value-type="float">
            <text:p>8.721506722293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88755.247" calcext:value-type="float">
            <text:p>1619388755.247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12.0505728098166" calcext:value-type="float">
            <text:p>12.05057280981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762.708" calcext:value-type="float">
            <text:p>1619388762.708</text:p>
          </table:table-cell>
          <table:table-cell table:style-name="ce1" office:value-type="float" office:value="5.6119999885559" calcext:value-type="float">
            <text:p>5.6119999885559</text:p>
          </table:table-cell>
          <table:table-cell table:style-name="ce1" office:value-type="float" office:value="1.60370634681984" calcext:value-type="float">
            <text:p>1.603706346819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770.924" calcext:value-type="float">
            <text:p>1619388770.924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1.78677786492917" calcext:value-type="float">
            <text:p>1.786777864929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8778.658" calcext:value-type="float">
            <text:p>1619388778.658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8.8478175980664" calcext:value-type="float">
            <text:p>8.8478175980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88786.151" calcext:value-type="float">
            <text:p>1619388786.151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11.2293144756573" calcext:value-type="float">
            <text:p>11.2293144756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793.623" calcext:value-type="float">
            <text:p>1619388793.623</text:p>
          </table:table-cell>
          <table:table-cell table:style-name="ce1" office:value-type="float" office:value="5.26999998092651" calcext:value-type="float">
            <text:p>5.26999998092651</text:p>
          </table:table-cell>
          <table:table-cell table:style-name="ce1" office:value-type="float" office:value="1.7077798923289" calcext:value-type="float">
            <text:p>1.7077798923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801.615" calcext:value-type="float">
            <text:p>1619388801.615</text:p>
          </table:table-cell>
          <table:table-cell table:style-name="ce1" office:value-type="float" office:value="5.42700004577636" calcext:value-type="float">
            <text:p>5.42700004577636</text:p>
          </table:table-cell>
          <table:table-cell table:style-name="ce1" office:value-type="float" office:value="1.84263864301652" calcext:value-type="float">
            <text:p>1.842638643016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88809.811" calcext:value-type="float">
            <text:p>1619388809.811</text:p>
          </table:table-cell>
          <table:table-cell table:style-name="ce1" office:value-type="float" office:value="5.06499981880188" calcext:value-type="float">
            <text:p>5.06499981880188</text:p>
          </table:table-cell>
          <table:table-cell table:style-name="ce1" office:value-type="float" office:value="8.48963505198537" calcext:value-type="float">
            <text:p>8.489635051985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88817.278" calcext:value-type="float">
            <text:p>1619388817.278</text:p>
          </table:table-cell>
          <table:table-cell table:style-name="ce1" office:value-type="float" office:value="5.09399986267089" calcext:value-type="float">
            <text:p>5.09399986267089</text:p>
          </table:table-cell>
          <table:table-cell table:style-name="ce1" office:value-type="float" office:value="11.9748727217311" calcext:value-type="float">
            <text:p>11.97487272173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88824.788" calcext:value-type="float">
            <text:p>1619388824.788</text:p>
          </table:table-cell>
          <table:table-cell table:style-name="ce1" office:value-type="float" office:value="5.19599986076355" calcext:value-type="float">
            <text:p>5.19599986076355</text:p>
          </table:table-cell>
          <table:table-cell table:style-name="ce1" office:value-type="float" office:value="2.50192462439551" calcext:value-type="float">
            <text:p>2.50192462439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8832.692" calcext:value-type="float">
            <text:p>1619388832.692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4.34267668106276" calcext:value-type="float">
            <text:p>4.342676681062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8840.424" calcext:value-type="float">
            <text:p>1619388840.424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8.97666066173354" calcext:value-type="float">
            <text:p>8.976660661733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88847.852" calcext:value-type="float">
            <text:p>1619388847.852</text:p>
          </table:table-cell>
          <table:table-cell table:style-name="ce1" office:value-type="float" office:value="5.11700010299682" calcext:value-type="float">
            <text:p>5.11700010299682</text:p>
          </table:table-cell>
          <table:table-cell table:style-name="ce1" office:value-type="float" office:value="11.7256202447329" calcext:value-type="float">
            <text:p>11.72562024473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88855.551" calcext:value-type="float">
            <text:p>1619388855.551</text:p>
          </table:table-cell>
          <table:table-cell table:style-name="ce1" office:value-type="float" office:value="5.52199983596801" calcext:value-type="float">
            <text:p>5.52199983596801</text:p>
          </table:table-cell>
          <table:table-cell table:style-name="ce1" office:value-type="float" office:value="2.35421955562609" calcext:value-type="float">
            <text:p>2.35421955562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388863.626" calcext:value-type="float">
            <text:p>1619388863.626</text:p>
          </table:table-cell>
          <table:table-cell table:style-name="ce1" office:value-type="float" office:value="5.71399998664856" calcext:value-type="float">
            <text:p>5.71399998664856</text:p>
          </table:table-cell>
          <table:table-cell table:style-name="ce1" office:value-type="float" office:value="4.55022752200771" calcext:value-type="float">
            <text:p>4.550227522007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871.864" calcext:value-type="float">
            <text:p>1619388871.86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8.78243514645825" calcext:value-type="float">
            <text:p>8.78243514645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88879.275" calcext:value-type="float">
            <text:p>1619388879.275</text:p>
          </table:table-cell>
          <table:table-cell table:style-name="ce1" office:value-type="float" office:value="5.0809998512268" calcext:value-type="float">
            <text:p>5.0809998512268</text:p>
          </table:table-cell>
          <table:table-cell table:style-name="ce1" office:value-type="float" office:value="12.2023227347723" calcext:value-type="float">
            <text:p>12.20232273477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886.772" calcext:value-type="float">
            <text:p>1619388886.772</text:p>
          </table:table-cell>
          <table:table-cell table:style-name="ce1" office:value-type="float" office:value="5.58299994468689" calcext:value-type="float">
            <text:p>5.58299994468689</text:p>
          </table:table-cell>
          <table:table-cell table:style-name="ce1" office:value-type="float" office:value="1.61203655546601" calcext:value-type="float">
            <text:p>1.612036555466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895.009" calcext:value-type="float">
            <text:p>1619388895.009</text:p>
          </table:table-cell>
          <table:table-cell table:style-name="ce1" office:value-type="float" office:value="5.67899990081787" calcext:value-type="float">
            <text:p>5.67899990081787</text:p>
          </table:table-cell>
          <table:table-cell table:style-name="ce1" office:value-type="float" office:value="1.76087342395618" calcext:value-type="float">
            <text:p>1.760873423956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903.26" calcext:value-type="float">
            <text:p>1619388903.26</text:p>
          </table:table-cell>
          <table:table-cell table:style-name="ce1" office:value-type="float" office:value="5.08400011062622" calcext:value-type="float">
            <text:p>5.08400011062622</text:p>
          </table:table-cell>
          <table:table-cell table:style-name="ce1" office:value-type="float" office:value="8.65460248673761" calcext:value-type="float">
            <text:p>8.654602486737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88910.737" calcext:value-type="float">
            <text:p>1619388910.737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1.4488748864382" calcext:value-type="float">
            <text:p>11.44887488643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8918.201" calcext:value-type="float">
            <text:p>1619388918.201</text:p>
          </table:table-cell>
          <table:table-cell table:style-name="ce1" office:value-type="float" office:value="5.26999998092651" calcext:value-type="float">
            <text:p>5.26999998092651</text:p>
          </table:table-cell>
          <table:table-cell table:style-name="ce1" office:value-type="float" office:value="1.7077798923289" calcext:value-type="float">
            <text:p>1.7077798923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88926.161" calcext:value-type="float">
            <text:p>1619388926.161</text:p>
          </table:table-cell>
          <table:table-cell table:style-name="ce1" office:value-type="float" office:value="5.58999991416931" calcext:value-type="float">
            <text:p>5.58999991416931</text:p>
          </table:table-cell>
          <table:table-cell table:style-name="ce1" office:value-type="float" office:value="1.78890879312044" calcext:value-type="float">
            <text:p>1.788908793120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8934.299" calcext:value-type="float">
            <text:p>1619388934.299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8.69221645298248" calcext:value-type="float">
            <text:p>8.692216452982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88941.76" calcext:value-type="float">
            <text:p>1619388941.76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2.3333997636018" calcext:value-type="float">
            <text:p>12.33339976360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388949.193" calcext:value-type="float">
            <text:p>1619388949.193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3.18281284221982" calcext:value-type="float">
            <text:p>3.182812842219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388956.907" calcext:value-type="float">
            <text:p>1619388956.907</text:p>
          </table:table-cell>
          <table:table-cell table:style-name="ce1" office:value-type="float" office:value="5.28900003433227" calcext:value-type="float">
            <text:p>5.28900003433227</text:p>
          </table:table-cell>
          <table:table-cell table:style-name="ce1" office:value-type="float" office:value="3.02514651089805" calcext:value-type="float">
            <text:p>3.025146510898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88964.809" calcext:value-type="float">
            <text:p>1619388964.809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7.95703210554957" calcext:value-type="float">
            <text:p>7.957032105549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88972.38" calcext:value-type="float">
            <text:p>1619388972.38</text:p>
          </table:table-cell>
          <table:table-cell table:style-name="ce1" office:value-type="float" office:value="5.0719997882843" calcext:value-type="float">
            <text:p>5.0719997882843</text:p>
          </table:table-cell>
          <table:table-cell table:style-name="ce1" office:value-type="float" office:value="7.09779209438367" calcext:value-type="float">
            <text:p>7.097792094383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88980.016" calcext:value-type="float">
            <text:p>1619388980.01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6.39872034868515" calcext:value-type="float">
            <text:p>6.398720348685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88987.415" calcext:value-type="float">
            <text:p>1619388987.415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6.19628220467655" calcext:value-type="float">
            <text:p>6.19628220467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88994.805" calcext:value-type="float">
            <text:p>1619388994.805</text:p>
          </table:table-cell>
          <table:table-cell table:style-name="ce1" office:value-type="float" office:value="5.11099982261657" calcext:value-type="float">
            <text:p>5.11099982261657</text:p>
          </table:table-cell>
          <table:table-cell table:style-name="ce1" office:value-type="float" office:value="7.82625736416519" calcext:value-type="float">
            <text:p>7.826257364165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89002.315" calcext:value-type="float">
            <text:p>1619389002.315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7.45682894959257" calcext:value-type="float">
            <text:p>7.45682894959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89009.846" calcext:value-type="float">
            <text:p>1619389009.846</text:p>
          </table:table-cell>
          <table:table-cell table:style-name="ce1" office:value-type="float" office:value="5.10199999809265" calcext:value-type="float">
            <text:p>5.10199999809265</text:p>
          </table:table-cell>
          <table:table-cell table:style-name="ce1" office:value-type="float" office:value="8.42806742769017" calcext:value-type="float">
            <text:p>8.428067427690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89017.365" calcext:value-type="float">
            <text:p>1619389017.365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7.47884261553951" calcext:value-type="float">
            <text:p>7.478842615539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9024.842" calcext:value-type="float">
            <text:p>1619389024.842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8.8967969986976" calcext:value-type="float">
            <text:p>8.89679699869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89032.298" calcext:value-type="float">
            <text:p>1619389032.298</text:p>
          </table:table-cell>
          <table:table-cell table:style-name="ce1" office:value-type="float" office:value="5.10199999809265" calcext:value-type="float">
            <text:p>5.10199999809265</text:p>
          </table:table-cell>
          <table:table-cell table:style-name="ce1" office:value-type="float" office:value="8.03606429151853" calcext:value-type="float">
            <text:p>8.036064291518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89039.883" calcext:value-type="float">
            <text:p>1619389039.883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7.55016889680175" calcext:value-type="float">
            <text:p>7.55016889680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89047.316" calcext:value-type="float">
            <text:p>1619389047.31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8.17221453604395" calcext:value-type="float">
            <text:p>8.172214536043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9054.716" calcext:value-type="float">
            <text:p>1619389054.716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8.6563054256949" calcext:value-type="float">
            <text:p>8.65630542569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89062.202" calcext:value-type="float">
            <text:p>1619389062.202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8.27586199120712" calcext:value-type="float">
            <text:p>8.275861991207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89069.678" calcext:value-type="float">
            <text:p>1619389069.678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8.39496298698114" calcext:value-type="float">
            <text:p>8.39496298698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89077.082" calcext:value-type="float">
            <text:p>1619389077.082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8.06451633174342" calcext:value-type="float">
            <text:p>8.064516331743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9084.565" calcext:value-type="float">
            <text:p>1619389084.565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8.96950375907263" calcext:value-type="float">
            <text:p>8.96950375907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89092.036" calcext:value-type="float">
            <text:p>1619389092.036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8.2272281769007" calcext:value-type="float">
            <text:p>8.22722817690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389099.945" calcext:value-type="float">
            <text:p>1619389099.945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7.65306129037132" calcext:value-type="float">
            <text:p>7.653061290371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89107.439" calcext:value-type="float">
            <text:p>1619389107.439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7.99520284474394" calcext:value-type="float">
            <text:p>7.99520284474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89114.872" calcext:value-type="float">
            <text:p>1619389114.872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8.55891731767895" calcext:value-type="float">
            <text:p>8.55891731767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89122.298" calcext:value-type="float">
            <text:p>1619389122.298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8.1446167366814" calcext:value-type="float">
            <text:p>8.14461673668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89129.748" calcext:value-type="float">
            <text:p>1619389129.748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9.28120039420044" calcext:value-type="float">
            <text:p>9.281200394200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9137.223" calcext:value-type="float">
            <text:p>1619389137.223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8.6190009472293" calcext:value-type="float">
            <text:p>8.61900094722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89144.734" calcext:value-type="float">
            <text:p>1619389144.734</text:p>
          </table:table-cell>
          <table:table-cell table:style-name="ce1" office:value-type="float" office:value="5.11500000953674" calcext:value-type="float">
            <text:p>5.11500000953674</text:p>
          </table:table-cell>
          <table:table-cell table:style-name="ce1" office:value-type="float" office:value="8.79765394254135" calcext:value-type="float">
            <text:p>8.79765394254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89152.249" calcext:value-type="float">
            <text:p>1619389152.249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8.50811255319602" calcext:value-type="float">
            <text:p>8.508112553196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89159.762" calcext:value-type="float">
            <text:p>1619389159.762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7.55166957685486" calcext:value-type="float">
            <text:p>7.551669576854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89167.49" calcext:value-type="float">
            <text:p>1619389167.49</text:p>
          </table:table-cell>
          <table:table-cell table:style-name="ce1" office:value-type="float" office:value="5.10400009155273" calcext:value-type="float">
            <text:p>5.10400009155273</text:p>
          </table:table-cell>
          <table:table-cell table:style-name="ce1" office:value-type="float" office:value="7.83699045503567" calcext:value-type="float">
            <text:p>7.836990455035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89174.971" calcext:value-type="float">
            <text:p>1619389174.971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8.79824047944208" calcext:value-type="float">
            <text:p>8.79824047944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89182.342" calcext:value-type="float">
            <text:p>1619389182.342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8.08200283263645" calcext:value-type="float">
            <text:p>8.082002832636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389189.813" calcext:value-type="float">
            <text:p>1619389189.813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4.51334383791129" calcext:value-type="float">
            <text:p>4.513343837911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389197.578" calcext:value-type="float">
            <text:p>1619389197.578</text:p>
          </table:table-cell>
          <table:table-cell table:style-name="ce1" office:value-type="float" office:value="5.7059998512268" calcext:value-type="float">
            <text:p>5.7059998512268</text:p>
          </table:table-cell>
          <table:table-cell table:style-name="ce1" office:value-type="float" office:value="4.55660719907132" calcext:value-type="float">
            <text:p>4.556607199071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389205.805" calcext:value-type="float">
            <text:p>1619389205.805</text:p>
          </table:table-cell>
          <table:table-cell table:style-name="ce1" office:value-type="float" office:value="5.56200003623962" calcext:value-type="float">
            <text:p>5.56200003623962</text:p>
          </table:table-cell>
          <table:table-cell table:style-name="ce1" office:value-type="float" office:value="4.67457745965391" calcext:value-type="float">
            <text:p>4.674577459653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389213.9" calcext:value-type="float">
            <text:p>1619389213.9</text:p>
          </table:table-cell>
          <table:table-cell table:style-name="ce1" office:value-type="float" office:value="5.66499996185302" calcext:value-type="float">
            <text:p>5.66499996185302</text:p>
          </table:table-cell>
          <table:table-cell table:style-name="ce1" office:value-type="float" office:value="4.58958520301478" calcext:value-type="float">
            <text:p>4.589585203014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89222.089" calcext:value-type="float">
            <text:p>1619389222.089</text:p>
          </table:table-cell>
          <table:table-cell table:style-name="ce1" office:value-type="float" office:value="5.11899995803833" calcext:value-type="float">
            <text:p>5.11899995803833</text:p>
          </table:table-cell>
          <table:table-cell table:style-name="ce1" office:value-type="float" office:value="5.27446771270276" calcext:value-type="float">
            <text:p>5.274467712702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89229.85" calcext:value-type="float">
            <text:p>1619389229.85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5.33175341794493" calcext:value-type="float">
            <text:p>5.331753417944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389237.594" calcext:value-type="float">
            <text:p>1619389237.594</text:p>
          </table:table-cell>
          <table:table-cell table:style-name="ce1" office:value-type="float" office:value="5.55399990081787" calcext:value-type="float">
            <text:p>5.55399990081787</text:p>
          </table:table-cell>
          <table:table-cell table:style-name="ce1" office:value-type="float" office:value="4.50126043328134" calcext:value-type="float">
            <text:p>4.501260433281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389245.692" calcext:value-type="float">
            <text:p>1619389245.692</text:p>
          </table:table-cell>
          <table:table-cell table:style-name="ce1" office:value-type="float" office:value="5.1650002002716" calcext:value-type="float">
            <text:p>5.1650002002716</text:p>
          </table:table-cell>
          <table:table-cell table:style-name="ce1" office:value-type="float" office:value="5.03388170219872" calcext:value-type="float">
            <text:p>5.033881702198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89253.49" calcext:value-type="float">
            <text:p>1619389253.49</text:p>
          </table:table-cell>
          <table:table-cell table:style-name="ce1" office:value-type="float" office:value="5.76600003242492" calcext:value-type="float">
            <text:p>5.76600003242492</text:p>
          </table:table-cell>
          <table:table-cell table:style-name="ce1" office:value-type="float" office:value="1.21401317388756" calcext:value-type="float">
            <text:p>1.21401317388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89261.949" calcext:value-type="float">
            <text:p>1619389261.949</text:p>
          </table:table-cell>
          <table:table-cell table:style-name="ce1" office:value-type="float" office:value="7.44100022315979" calcext:value-type="float">
            <text:p>7.44100022315979</text:p>
          </table:table-cell>
          <table:table-cell table:style-name="ce1" office:value-type="float" office:value="1.0751242790049" calcext:value-type="float">
            <text:p>1.0751242790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89271.868" calcext:value-type="float">
            <text:p>1619389271.868</text:p>
          </table:table-cell>
          <table:table-cell table:style-name="ce1" office:value-type="float" office:value="6.00499987602233" calcext:value-type="float">
            <text:p>6.00499987602233</text:p>
          </table:table-cell>
          <table:table-cell table:style-name="ce1" office:value-type="float" office:value="1.16569527802167" calcext:value-type="float">
            <text:p>1.165695278021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9280.458" calcext:value-type="float">
            <text:p>1619389280.458</text:p>
          </table:table-cell>
          <table:table-cell table:style-name="ce1" office:value-type="float" office:value="5.73099994659423" calcext:value-type="float">
            <text:p>5.73099994659423</text:p>
          </table:table-cell>
          <table:table-cell table:style-name="ce1" office:value-type="float" office:value="1.57040657544385" calcext:value-type="float">
            <text:p>1.570406575443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89288.955" calcext:value-type="float">
            <text:p>1619389288.95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45454545454545" calcext:value-type="float">
            <text:p>1.45454545454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389297.209" calcext:value-type="float">
            <text:p>1619389297.209</text:p>
          </table:table-cell>
          <table:table-cell table:style-name="ce1" office:value-type="float" office:value="5.31299996376037" calcext:value-type="float">
            <text:p>5.31299996376037</text:p>
          </table:table-cell>
          <table:table-cell table:style-name="ce1" office:value-type="float" office:value="1.12930548483448" calcext:value-type="float">
            <text:p>1.129305484834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9304.84" calcext:value-type="float">
            <text:p>1619389304.84</text:p>
          </table:table-cell>
          <table:table-cell table:style-name="ce1" office:value-type="float" office:value="5.53200006484985" calcext:value-type="float">
            <text:p>5.53200006484985</text:p>
          </table:table-cell>
          <table:table-cell table:style-name="ce1" office:value-type="float" office:value="1.62689802865074" calcext:value-type="float">
            <text:p>1.626898028650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9313.063" calcext:value-type="float">
            <text:p>1619389313.063</text:p>
          </table:table-cell>
          <table:table-cell table:style-name="ce1" office:value-type="float" office:value="5.625" calcext:value-type="float">
            <text:p>5.625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89321.332" calcext:value-type="float">
            <text:p>1619389321.332</text:p>
          </table:table-cell>
          <table:table-cell table:style-name="ce1" office:value-type="float" office:value="5.23900008201599" calcext:value-type="float">
            <text:p>5.23900008201599</text:p>
          </table:table-cell>
          <table:table-cell table:style-name="ce1" office:value-type="float" office:value="4.58102684181762" calcext:value-type="float">
            <text:p>4.581026841817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389329.276" calcext:value-type="float">
            <text:p>1619389329.276</text:p>
          </table:table-cell>
          <table:table-cell table:style-name="ce1" office:value-type="float" office:value="473.323999881744" calcext:value-type="float">
            <text:p>473.323999881744</text:p>
          </table:table-cell>
          <table:table-cell table:style-name="ce1" office:value-type="float" office:value="0.0105635885804421" calcext:value-type="float">
            <text:p>0.0105635885804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9804.954" calcext:value-type="float">
            <text:p>1619389804.954</text:p>
          </table:table-cell>
          <table:table-cell table:style-name="ce1" office:value-type="float" office:value="5.34999990463256" calcext:value-type="float">
            <text:p>5.34999990463256</text:p>
          </table:table-cell>
          <table:table-cell table:style-name="ce1" office:value-type="float" office:value="4.11214960601217" calcext:value-type="float">
            <text:p>4.112149606012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89813.509" calcext:value-type="float">
            <text:p>1619389813.509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4.16749352191317" calcext:value-type="float">
            <text:p>4.167493521913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89822.099" calcext:value-type="float">
            <text:p>1619389822.099</text:p>
          </table:table-cell>
          <table:table-cell table:style-name="ce1" office:value-type="float" office:value="5.12400007247924" calcext:value-type="float">
            <text:p>5.12400007247924</text:p>
          </table:table-cell>
          <table:table-cell table:style-name="ce1" office:value-type="float" office:value="3.70804054083606" calcext:value-type="float">
            <text:p>3.708040540836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389830.45" calcext:value-type="float">
            <text:p>1619389830.45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4.59908025061745" calcext:value-type="float">
            <text:p>4.599080250617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389838.57" calcext:value-type="float">
            <text:p>1619389838.57</text:p>
          </table:table-cell>
          <table:table-cell table:style-name="ce1" office:value-type="float" office:value="5.40700006484985" calcext:value-type="float">
            <text:p>5.40700006484985</text:p>
          </table:table-cell>
          <table:table-cell table:style-name="ce1" office:value-type="float" office:value="4.62363597191749" calcext:value-type="float">
            <text:p>4.623635971917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9847.232" calcext:value-type="float">
            <text:p>1619389847.232</text:p>
          </table:table-cell>
          <table:table-cell table:style-name="ce1" office:value-type="float" office:value="5.33699989318847" calcext:value-type="float">
            <text:p>5.33699989318847</text:p>
          </table:table-cell>
          <table:table-cell table:style-name="ce1" office:value-type="float" office:value="4.12216609336609" calcext:value-type="float">
            <text:p>4.12216609336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89855.753" calcext:value-type="float">
            <text:p>1619389855.753</text:p>
          </table:table-cell>
          <table:table-cell table:style-name="ce1" office:value-type="float" office:value="5.73000001907348" calcext:value-type="float">
            <text:p>5.73000001907348</text:p>
          </table:table-cell>
          <table:table-cell table:style-name="ce1" office:value-type="float" office:value="1.39616055381681" calcext:value-type="float">
            <text:p>1.39616055381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89864.504" calcext:value-type="float">
            <text:p>1619389864.504</text:p>
          </table:table-cell>
          <table:table-cell table:style-name="ce1" office:value-type="float" office:value="5.71600008010864" calcext:value-type="float">
            <text:p>5.71600008010864</text:p>
          </table:table-cell>
          <table:table-cell table:style-name="ce1" office:value-type="float" office:value="1.39958010634736" calcext:value-type="float">
            <text:p>1.399580106347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89873.333" calcext:value-type="float">
            <text:p>1619389873.333</text:p>
          </table:table-cell>
          <table:table-cell table:style-name="ce1" office:value-type="float" office:value="5.59500002861022" calcext:value-type="float">
            <text:p>5.59500002861022</text:p>
          </table:table-cell>
          <table:table-cell table:style-name="ce1" office:value-type="float" office:value="1.60857908024632" calcext:value-type="float">
            <text:p>1.608579080246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89882.268" calcext:value-type="float">
            <text:p>1619389882.268</text:p>
          </table:table-cell>
          <table:table-cell table:style-name="ce1" office:value-type="float" office:value="5.19900012016296" calcext:value-type="float">
            <text:p>5.19900012016296</text:p>
          </table:table-cell>
          <table:table-cell table:style-name="ce1" office:value-type="float" office:value="1.34641274056761" calcext:value-type="float">
            <text:p>1.346412740567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89890.497" calcext:value-type="float">
            <text:p>1619389890.497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1.37713949954237" calcext:value-type="float">
            <text:p>1.377139499542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89898.856" calcext:value-type="float">
            <text:p>1619389898.856</text:p>
          </table:table-cell>
          <table:table-cell table:style-name="ce1" office:value-type="float" office:value="5.17400002479553" calcext:value-type="float">
            <text:p>5.17400002479553</text:p>
          </table:table-cell>
          <table:table-cell table:style-name="ce1" office:value-type="float" office:value="1.35291843186193" calcext:value-type="float">
            <text:p>1.352918431861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89907.25" calcext:value-type="float">
            <text:p>1619389907.25</text:p>
          </table:table-cell>
          <table:table-cell table:style-name="ce1" office:value-type="float" office:value="5.26399993896484" calcext:value-type="float">
            <text:p>5.26399993896484</text:p>
          </table:table-cell>
          <table:table-cell table:style-name="ce1" office:value-type="float" office:value="1.51975685652708" calcext:value-type="float">
            <text:p>1.519756856527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89915.622" calcext:value-type="float">
            <text:p>1619389915.622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.38531566138767" calcext:value-type="float">
            <text:p>1.385315661387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89924.013" calcext:value-type="float">
            <text:p>1619389924.013</text:p>
          </table:table-cell>
          <table:table-cell table:style-name="ce1" office:value-type="float" office:value="5.78999996185302" calcext:value-type="float">
            <text:p>5.78999996185302</text:p>
          </table:table-cell>
          <table:table-cell table:style-name="ce1" office:value-type="float" office:value="4.14507774751678" calcext:value-type="float">
            <text:p>4.145077747516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389933.048" calcext:value-type="float">
            <text:p>1619389933.048</text:p>
          </table:table-cell>
          <table:table-cell table:style-name="ce1" office:value-type="float" office:value="5.38499999046325" calcext:value-type="float">
            <text:p>5.38499999046325</text:p>
          </table:table-cell>
          <table:table-cell table:style-name="ce1" office:value-type="float" office:value="4.64252554211227" calcext:value-type="float">
            <text:p>4.642525542112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89941.609" calcext:value-type="float">
            <text:p>1619389941.609</text:p>
          </table:table-cell>
          <table:table-cell table:style-name="ce1" office:value-type="float" office:value="5.12400007247924" calcext:value-type="float">
            <text:p>5.12400007247924</text:p>
          </table:table-cell>
          <table:table-cell table:style-name="ce1" office:value-type="float" office:value="3.70804054083606" calcext:value-type="float">
            <text:p>3.708040540836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89950.307" calcext:value-type="float">
            <text:p>1619389950.307</text:p>
          </table:table-cell>
          <table:table-cell table:style-name="ce1" office:value-type="float" office:value="5.78700017929077" calcext:value-type="float">
            <text:p>5.78700017929077</text:p>
          </table:table-cell>
          <table:table-cell table:style-name="ce1" office:value-type="float" office:value="3.2832209108949" calcext:value-type="float">
            <text:p>3.28322091089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389959.379" calcext:value-type="float">
            <text:p>1619389959.379</text:p>
          </table:table-cell>
          <table:table-cell table:style-name="ce1" office:value-type="float" office:value="5.22600007057189" calcext:value-type="float">
            <text:p>5.22600007057189</text:p>
          </table:table-cell>
          <table:table-cell table:style-name="ce1" office:value-type="float" office:value="3.82701870071182" calcext:value-type="float">
            <text:p>3.827018700711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9967.824" calcext:value-type="float">
            <text:p>1619389967.824</text:p>
          </table:table-cell>
          <table:table-cell table:style-name="ce1" office:value-type="float" office:value="5.3690001964569" calcext:value-type="float">
            <text:p>5.3690001964569</text:p>
          </table:table-cell>
          <table:table-cell table:style-name="ce1" office:value-type="float" office:value="4.09759716800125" calcext:value-type="float">
            <text:p>4.097597168001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89976.399" calcext:value-type="float">
            <text:p>1619389976.399</text:p>
          </table:table-cell>
          <table:table-cell table:style-name="ce1" office:value-type="float" office:value="5.76100015640258" calcext:value-type="float">
            <text:p>5.76100015640258</text:p>
          </table:table-cell>
          <table:table-cell table:style-name="ce1" office:value-type="float" office:value="3.29803844543972" calcext:value-type="float">
            <text:p>3.298038445439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89985.43" calcext:value-type="float">
            <text:p>1619389985.43</text:p>
          </table:table-cell>
          <table:table-cell table:style-name="ce1" office:value-type="float" office:value="5.74000000953674" calcext:value-type="float">
            <text:p>5.74000000953674</text:p>
          </table:table-cell>
          <table:table-cell table:style-name="ce1" office:value-type="float" office:value="3.83275260687247" calcext:value-type="float">
            <text:p>3.832752606872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89994.378" calcext:value-type="float">
            <text:p>1619389994.378</text:p>
          </table:table-cell>
          <table:table-cell table:style-name="ce1" office:value-type="float" office:value="5.8989999294281" calcext:value-type="float">
            <text:p>5.8989999294281</text:p>
          </table:table-cell>
          <table:table-cell table:style-name="ce1" office:value-type="float" office:value="1.35616207759059" calcext:value-type="float">
            <text:p>1.356162077590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003.547" calcext:value-type="float">
            <text:p>1619390003.547</text:p>
          </table:table-cell>
          <table:table-cell table:style-name="ce1" office:value-type="float" office:value="5.21399998664856" calcext:value-type="float">
            <text:p>5.21399998664856</text:p>
          </table:table-cell>
          <table:table-cell table:style-name="ce1" office:value-type="float" office:value="1.34253932066068" calcext:value-type="float">
            <text:p>1.342539320660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012.222" calcext:value-type="float">
            <text:p>1619390012.222</text:p>
          </table:table-cell>
          <table:table-cell table:style-name="ce1" office:value-type="float" office:value="5.51500010490417" calcext:value-type="float">
            <text:p>5.51500010490417</text:p>
          </table:table-cell>
          <table:table-cell table:style-name="ce1" office:value-type="float" office:value="1.45058927431135" calcext:value-type="float">
            <text:p>1.45058927431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90020.849" calcext:value-type="float">
            <text:p>1619390020.849</text:p>
          </table:table-cell>
          <table:table-cell table:style-name="ce1" office:value-type="float" office:value="5.68799996376037" calcext:value-type="float">
            <text:p>5.68799996376037</text:p>
          </table:table-cell>
          <table:table-cell table:style-name="ce1" office:value-type="float" office:value="1.58227849109373" calcext:value-type="float">
            <text:p>1.582278491093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029.684" calcext:value-type="float">
            <text:p>1619390029.684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.38888889940117" calcext:value-type="float">
            <text:p>1.388888899401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037.969" calcext:value-type="float">
            <text:p>1619390037.969</text:p>
          </table:table-cell>
          <table:table-cell table:style-name="ce1" office:value-type="float" office:value="5.98799991607666" calcext:value-type="float">
            <text:p>5.98799991607666</text:p>
          </table:table-cell>
          <table:table-cell table:style-name="ce1" office:value-type="float" office:value="1.33600536274583" calcext:value-type="float">
            <text:p>1.336005362745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047.191" calcext:value-type="float">
            <text:p>1619390047.191</text:p>
          </table:table-cell>
          <table:table-cell table:style-name="ce1" office:value-type="float" office:value="5.27200007438659" calcext:value-type="float">
            <text:p>5.27200007438659</text:p>
          </table:table-cell>
          <table:table-cell table:style-name="ce1" office:value-type="float" office:value="1.51745066144195" calcext:value-type="float">
            <text:p>1.517450661441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90055.551" calcext:value-type="float">
            <text:p>1619390055.551</text:p>
          </table:table-cell>
          <table:table-cell table:style-name="ce1" office:value-type="float" office:value="5.39399981498718" calcext:value-type="float">
            <text:p>5.39399981498718</text:p>
          </table:table-cell>
          <table:table-cell table:style-name="ce1" office:value-type="float" office:value="1.66852063565029" calcext:value-type="float">
            <text:p>1.668520635650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90064.059" calcext:value-type="float">
            <text:p>1619390064.059</text:p>
          </table:table-cell>
          <table:table-cell table:style-name="ce1" office:value-type="float" office:value="5.81099987030029" calcext:value-type="float">
            <text:p>5.81099987030029</text:p>
          </table:table-cell>
          <table:table-cell table:style-name="ce1" office:value-type="float" office:value="4.13009818201213" calcext:value-type="float">
            <text:p>4.130098182012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90073.211" calcext:value-type="float">
            <text:p>1619390073.211</text:p>
          </table:table-cell>
          <table:table-cell table:style-name="ce1" office:value-type="float" office:value="5.28600001335144" calcext:value-type="float">
            <text:p>5.28600001335144</text:p>
          </table:table-cell>
          <table:table-cell table:style-name="ce1" office:value-type="float" office:value="4.54029510771481" calcext:value-type="float">
            <text:p>4.540295107714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390081.747" calcext:value-type="float">
            <text:p>1619390081.747</text:p>
          </table:table-cell>
          <table:table-cell table:style-name="ce1" office:value-type="float" office:value="5.15300011634826" calcext:value-type="float">
            <text:p>5.15300011634826</text:p>
          </table:table-cell>
          <table:table-cell table:style-name="ce1" office:value-type="float" office:value="4.85154268106567" calcext:value-type="float">
            <text:p>4.851542681065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90090.579" calcext:value-type="float">
            <text:p>1619390090.57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4.3877144530923" calcext:value-type="float">
            <text:p>4.3877144530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390098.878" calcext:value-type="float">
            <text:p>1619390098.878</text:p>
          </table:table-cell>
          <table:table-cell table:style-name="ce1" office:value-type="float" office:value="5.32699990272522" calcext:value-type="float">
            <text:p>5.32699990272522</text:p>
          </table:table-cell>
          <table:table-cell table:style-name="ce1" office:value-type="float" office:value="4.69307310991508" calcext:value-type="float">
            <text:p>4.693073109915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90107.431" calcext:value-type="float">
            <text:p>1619390107.431</text:p>
          </table:table-cell>
          <table:table-cell table:style-name="ce1" office:value-type="float" office:value="5.28900003433227" calcext:value-type="float">
            <text:p>5.28900003433227</text:p>
          </table:table-cell>
          <table:table-cell table:style-name="ce1" office:value-type="float" office:value="3.9705047955537" calcext:value-type="float">
            <text:p>3.97050479555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90115.959" calcext:value-type="float">
            <text:p>1619390115.959</text:p>
          </table:table-cell>
          <table:table-cell table:style-name="ce1" office:value-type="float" office:value="5.84499979019165" calcext:value-type="float">
            <text:p>5.84499979019165</text:p>
          </table:table-cell>
          <table:table-cell table:style-name="ce1" office:value-type="float" office:value="3.59281450022283" calcext:value-type="float">
            <text:p>3.592814500222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90125.054" calcext:value-type="float">
            <text:p>1619390125.054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4.34439167388105" calcext:value-type="float">
            <text:p>4.344391673881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133.309" calcext:value-type="float">
            <text:p>1619390133.309</text:p>
          </table:table-cell>
          <table:table-cell table:style-name="ce1" office:value-type="float" office:value="5.41700005531311" calcext:value-type="float">
            <text:p>5.41700005531311</text:p>
          </table:table-cell>
          <table:table-cell table:style-name="ce1" office:value-type="float" office:value="1.47683217986188" calcext:value-type="float">
            <text:p>1.476832179861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141.812" calcext:value-type="float">
            <text:p>1619390141.812</text:p>
          </table:table-cell>
          <table:table-cell table:style-name="ce1" office:value-type="float" office:value="5.19799995422363" calcext:value-type="float">
            <text:p>5.19799995422363</text:p>
          </table:table-cell>
          <table:table-cell table:style-name="ce1" office:value-type="float" office:value="1.34667180870445" calcext:value-type="float">
            <text:p>1.346671808704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90150.325" calcext:value-type="float">
            <text:p>1619390150.325</text:p>
          </table:table-cell>
          <table:table-cell table:style-name="ce1" office:value-type="float" office:value="5.50999999046325" calcext:value-type="float">
            <text:p>5.50999999046325</text:p>
          </table:table-cell>
          <table:table-cell table:style-name="ce1" office:value-type="float" office:value="1.63339383222817" calcext:value-type="float">
            <text:p>1.63339383222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90158.945" calcext:value-type="float">
            <text:p>1619390158.945</text:p>
          </table:table-cell>
          <table:table-cell table:style-name="ce1" office:value-type="float" office:value="5.49800014495849" calcext:value-type="float">
            <text:p>5.49800014495849</text:p>
          </table:table-cell>
          <table:table-cell table:style-name="ce1" office:value-type="float" office:value="1.63695885098379" calcext:value-type="float">
            <text:p>1.636958850983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167.633" calcext:value-type="float">
            <text:p>1619390167.633</text:p>
          </table:table-cell>
          <table:table-cell table:style-name="ce1" office:value-type="float" office:value="5.92100000381469" calcext:value-type="float">
            <text:p>5.92100000381469</text:p>
          </table:table-cell>
          <table:table-cell table:style-name="ce1" office:value-type="float" office:value="1.35112312022392" calcext:value-type="float">
            <text:p>1.351123120223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176.835" calcext:value-type="float">
            <text:p>1619390176.835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1.39137351235404" calcext:value-type="float">
            <text:p>1.39137351235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185.123" calcext:value-type="float">
            <text:p>1619390185.123</text:p>
          </table:table-cell>
          <table:table-cell table:style-name="ce1" office:value-type="float" office:value="5.27700018882751" calcext:value-type="float">
            <text:p>5.27700018882751</text:p>
          </table:table-cell>
          <table:table-cell table:style-name="ce1" office:value-type="float" office:value="1.51601283186186" calcext:value-type="float">
            <text:p>1.51601283186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193.602" calcext:value-type="float">
            <text:p>1619390193.602</text:p>
          </table:table-cell>
          <table:table-cell table:style-name="ce1" office:value-type="float" office:value="5.36899995803833" calcext:value-type="float">
            <text:p>5.36899995803833</text:p>
          </table:table-cell>
          <table:table-cell table:style-name="ce1" office:value-type="float" office:value="1.49003539998591" calcext:value-type="float">
            <text:p>1.49003539998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390202.121" calcext:value-type="float">
            <text:p>1619390202.121</text:p>
          </table:table-cell>
          <table:table-cell table:style-name="ce1" office:value-type="float" office:value="5.8619999885559" calcext:value-type="float">
            <text:p>5.8619999885559</text:p>
          </table:table-cell>
          <table:table-cell table:style-name="ce1" office:value-type="float" office:value="1.70590242571178" calcext:value-type="float">
            <text:p>1.705902425711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0211.355" calcext:value-type="float">
            <text:p>1619390211.355</text:p>
          </table:table-cell>
          <table:table-cell table:style-name="ce1" office:value-type="float" office:value="5.87899994850158" calcext:value-type="float">
            <text:p>5.87899994850158</text:p>
          </table:table-cell>
          <table:table-cell table:style-name="ce1" office:value-type="float" office:value="2.38135739456304" calcext:value-type="float">
            <text:p>2.38135739456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0220.478" calcext:value-type="float">
            <text:p>1619390220.478</text:p>
          </table:table-cell>
          <table:table-cell table:style-name="ce1" office:value-type="float" office:value="5.10100007057189" calcext:value-type="float">
            <text:p>5.10100007057189</text:p>
          </table:table-cell>
          <table:table-cell table:style-name="ce1" office:value-type="float" office:value="2.35247987335444" calcext:value-type="float">
            <text:p>2.352479873354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0228.872" calcext:value-type="float">
            <text:p>1619390228.872</text:p>
          </table:table-cell>
          <table:table-cell table:style-name="ce1" office:value-type="float" office:value="5.46000003814697" calcext:value-type="float">
            <text:p>5.46000003814697</text:p>
          </table:table-cell>
          <table:table-cell table:style-name="ce1" office:value-type="float" office:value="2.38095236431755" calcext:value-type="float">
            <text:p>2.380952364317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237.567" calcext:value-type="float">
            <text:p>1619390237.567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1.37768153444148" calcext:value-type="float">
            <text:p>1.377681534441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245.948" calcext:value-type="float">
            <text:p>1619390245.948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.39082058625295" calcext:value-type="float">
            <text:p>1.390820586252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90254.206" calcext:value-type="float">
            <text:p>1619390254.206</text:p>
          </table:table-cell>
          <table:table-cell table:style-name="ce1" office:value-type="float" office:value="5.48499989509582" calcext:value-type="float">
            <text:p>5.48499989509582</text:p>
          </table:table-cell>
          <table:table-cell table:style-name="ce1" office:value-type="float" office:value="1.64083868224809" calcext:value-type="float">
            <text:p>1.640838682248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263.068" calcext:value-type="float">
            <text:p>1619390263.068</text:p>
          </table:table-cell>
          <table:table-cell table:style-name="ce1" office:value-type="float" office:value="5.63899993896484" calcext:value-type="float">
            <text:p>5.63899993896484</text:p>
          </table:table-cell>
          <table:table-cell table:style-name="ce1" office:value-type="float" office:value="1.41869127267069" calcext:value-type="float">
            <text:p>1.418691272670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0271.92" calcext:value-type="float">
            <text:p>1619390271.92</text:p>
          </table:table-cell>
          <table:table-cell table:style-name="ce1" office:value-type="float" office:value="5.92699980735778" calcext:value-type="float">
            <text:p>5.92699980735778</text:p>
          </table:table-cell>
          <table:table-cell table:style-name="ce1" office:value-type="float" office:value="2.19335252615695" calcext:value-type="float">
            <text:p>2.193352526156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0281.099" calcext:value-type="float">
            <text:p>1619390281.099</text:p>
          </table:table-cell>
          <table:table-cell table:style-name="ce1" office:value-type="float" office:value="5.58100008964538" calcext:value-type="float">
            <text:p>5.58100008964538</text:p>
          </table:table-cell>
          <table:table-cell table:style-name="ce1" office:value-type="float" office:value="2.32933162357752" calcext:value-type="float">
            <text:p>2.329331623577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0289.864" calcext:value-type="float">
            <text:p>1619390289.86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54545454545454" calcext:value-type="float">
            <text:p>2.545454545454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0298.574" calcext:value-type="float">
            <text:p>1619390298.574</text:p>
          </table:table-cell>
          <table:table-cell table:style-name="ce1" office:value-type="float" office:value="5.83900022506713" calcext:value-type="float">
            <text:p>5.83900022506713</text:p>
          </table:table-cell>
          <table:table-cell table:style-name="ce1" office:value-type="float" office:value="2.39767074162752" calcext:value-type="float">
            <text:p>2.397670741627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307.659" calcext:value-type="float">
            <text:p>1619390307.659</text:p>
          </table:table-cell>
          <table:table-cell table:style-name="ce1" office:value-type="float" office:value="5.97100019454956" calcext:value-type="float">
            <text:p>5.97100019454956</text:p>
          </table:table-cell>
          <table:table-cell table:style-name="ce1" office:value-type="float" office:value="1.33980903355229" calcext:value-type="float">
            <text:p>1.339809033552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316.909" calcext:value-type="float">
            <text:p>1619390316.909</text:p>
          </table:table-cell>
          <table:table-cell table:style-name="ce1" office:value-type="float" office:value="5.96500015258789" calcext:value-type="float">
            <text:p>5.96500015258789</text:p>
          </table:table-cell>
          <table:table-cell table:style-name="ce1" office:value-type="float" office:value="1.34115671338738" calcext:value-type="float">
            <text:p>1.341156713387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90326.187" calcext:value-type="float">
            <text:p>1619390326.187</text:p>
          </table:table-cell>
          <table:table-cell table:style-name="ce1" office:value-type="float" office:value="5.44599986076355" calcext:value-type="float">
            <text:p>5.44599986076355</text:p>
          </table:table-cell>
          <table:table-cell table:style-name="ce1" office:value-type="float" office:value="1.65258909843933" calcext:value-type="float">
            <text:p>1.652589098439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335.043" calcext:value-type="float">
            <text:p>1619390335.043</text:p>
          </table:table-cell>
          <table:table-cell table:style-name="ce1" office:value-type="float" office:value="5.60100007057189" calcext:value-type="float">
            <text:p>5.60100007057189</text:p>
          </table:table-cell>
          <table:table-cell table:style-name="ce1" office:value-type="float" office:value="1.4283163540798" calcext:value-type="float">
            <text:p>1.42831635407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0343.838" calcext:value-type="float">
            <text:p>1619390343.838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2.37953599858168" calcext:value-type="float">
            <text:p>2.379535998581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0352.18" calcext:value-type="float">
            <text:p>1619390352.18</text:p>
          </table:table-cell>
          <table:table-cell table:style-name="ce1" office:value-type="float" office:value="5.46599984169006" calcext:value-type="float">
            <text:p>5.46599984169006</text:p>
          </table:table-cell>
          <table:table-cell table:style-name="ce1" office:value-type="float" office:value="2.56128803612831" calcext:value-type="float">
            <text:p>2.561288036128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0360.824" calcext:value-type="float">
            <text:p>1619390360.824</text:p>
          </table:table-cell>
          <table:table-cell table:style-name="ce1" office:value-type="float" office:value="5.6190001964569" calcext:value-type="float">
            <text:p>5.6190001964569</text:p>
          </table:table-cell>
          <table:table-cell table:style-name="ce1" office:value-type="float" office:value="2.3135788477454" calcext:value-type="float">
            <text:p>2.31357884774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0369.703" calcext:value-type="float">
            <text:p>1619390369.703</text:p>
          </table:table-cell>
          <table:table-cell table:style-name="ce1" office:value-type="float" office:value="5.51199984550476" calcext:value-type="float">
            <text:p>5.51199984550476</text:p>
          </table:table-cell>
          <table:table-cell table:style-name="ce1" office:value-type="float" office:value="2.53991298846234" calcext:value-type="float">
            <text:p>2.539912988462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378.395" calcext:value-type="float">
            <text:p>1619390378.395</text:p>
          </table:table-cell>
          <table:table-cell table:style-name="ce1" office:value-type="float" office:value="5.92400002479553" calcext:value-type="float">
            <text:p>5.92400002479553</text:p>
          </table:table-cell>
          <table:table-cell table:style-name="ce1" office:value-type="float" office:value="1.3504388869877" calcext:value-type="float">
            <text:p>1.35043888698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387.632" calcext:value-type="float">
            <text:p>1619390387.632</text:p>
          </table:table-cell>
          <table:table-cell table:style-name="ce1" office:value-type="float" office:value="5.13100004196167" calcext:value-type="float">
            <text:p>5.13100004196167</text:p>
          </table:table-cell>
          <table:table-cell table:style-name="ce1" office:value-type="float" office:value="1.36425646906129" calcext:value-type="float">
            <text:p>1.364256469061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395.987" calcext:value-type="float">
            <text:p>1619390395.987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1.37120469615011" calcext:value-type="float">
            <text:p>1.371204696150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404.412" calcext:value-type="float">
            <text:p>1619390404.412</text:p>
          </table:table-cell>
          <table:table-cell table:style-name="ce1" office:value-type="float" office:value="5.51699995994567" calcext:value-type="float">
            <text:p>5.51699995994567</text:p>
          </table:table-cell>
          <table:table-cell table:style-name="ce1" office:value-type="float" office:value="1.4500634508032" calcext:value-type="float">
            <text:p>1.45006345080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0413.147" calcext:value-type="float">
            <text:p>1619390413.147</text:p>
          </table:table-cell>
          <table:table-cell table:style-name="ce1" office:value-type="float" office:value="5.87800002098083" calcext:value-type="float">
            <text:p>5.87800002098083</text:p>
          </table:table-cell>
          <table:table-cell table:style-name="ce1" office:value-type="float" office:value="2.04151071064433" calcext:value-type="float">
            <text:p>2.041510710644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0422.426" calcext:value-type="float">
            <text:p>1619390422.426</text:p>
          </table:table-cell>
          <table:table-cell table:style-name="ce1" office:value-type="float" office:value="5.88699984550476" calcext:value-type="float">
            <text:p>5.88699984550476</text:p>
          </table:table-cell>
          <table:table-cell table:style-name="ce1" office:value-type="float" office:value="2.37812134659562" calcext:value-type="float">
            <text:p>2.378121346595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0431.581" calcext:value-type="float">
            <text:p>1619390431.581</text:p>
          </table:table-cell>
          <table:table-cell table:style-name="ce1" office:value-type="float" office:value="5.72599983215332" calcext:value-type="float">
            <text:p>5.72599983215332</text:p>
          </table:table-cell>
          <table:table-cell table:style-name="ce1" office:value-type="float" office:value="2.44498784673124" calcext:value-type="float">
            <text:p>2.444987846731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0440.597" calcext:value-type="float">
            <text:p>1619390440.597</text:p>
          </table:table-cell>
          <table:table-cell table:style-name="ce1" office:value-type="float" office:value="5.20900011062622" calcext:value-type="float">
            <text:p>5.20900011062622</text:p>
          </table:table-cell>
          <table:table-cell table:style-name="ce1" office:value-type="float" office:value="2.49568049988717" calcext:value-type="float">
            <text:p>2.49568049988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449.014" calcext:value-type="float">
            <text:p>1619390449.014</text:p>
          </table:table-cell>
          <table:table-cell table:style-name="ce1" office:value-type="float" office:value="5.78400015830993" calcext:value-type="float">
            <text:p>5.78400015830993</text:p>
          </table:table-cell>
          <table:table-cell table:style-name="ce1" office:value-type="float" office:value="1.38312582659706" calcext:value-type="float">
            <text:p>1.38312582659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390458.021" calcext:value-type="float">
            <text:p>1619390458.021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1.37931033186785" calcext:value-type="float">
            <text:p>1.379310331867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390466.412" calcext:value-type="float">
            <text:p>1619390466.412</text:p>
          </table:table-cell>
          <table:table-cell table:style-name="ce1" office:value-type="float" office:value="5.45799994468689" calcext:value-type="float">
            <text:p>5.45799994468689</text:p>
          </table:table-cell>
          <table:table-cell table:style-name="ce1" office:value-type="float" office:value="1.64895567812547" calcext:value-type="float">
            <text:p>1.648955678125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390475.414" calcext:value-type="float">
            <text:p>1619390475.414</text:p>
          </table:table-cell>
          <table:table-cell table:style-name="ce1" office:value-type="float" office:value="5.56900000572204" calcext:value-type="float">
            <text:p>5.56900000572204</text:p>
          </table:table-cell>
          <table:table-cell table:style-name="ce1" office:value-type="float" office:value="1.43652361138088" calcext:value-type="float">
            <text:p>1.436523611380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0484.014" calcext:value-type="float">
            <text:p>1619390484.01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2.9948018363664" calcext:value-type="float">
            <text:p>12.9948018363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0491.278" calcext:value-type="float">
            <text:p>1619390491.278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3.0693070540976" calcext:value-type="float">
            <text:p>13.06930705409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0498.591" calcext:value-type="float">
            <text:p>1619390498.591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3.1631433592769" calcext:value-type="float">
            <text:p>13.16314335927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0505.858" calcext:value-type="float">
            <text:p>1619390505.858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13.5323386936948" calcext:value-type="float">
            <text:p>13.5323386936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0513.143" calcext:value-type="float">
            <text:p>1619390513.143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2.1368881261855" calcext:value-type="float">
            <text:p>12.13688812618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0520.437" calcext:value-type="float">
            <text:p>1619390520.437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2.0768167592924" calcext:value-type="float">
            <text:p>12.07681675929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0527.761" calcext:value-type="float">
            <text:p>1619390527.761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2.8483889709328" calcext:value-type="float">
            <text:p>12.84838897093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0535.104" calcext:value-type="float">
            <text:p>1619390535.104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1.4874231957146" calcext:value-type="float">
            <text:p>11.48742319571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390542.416" calcext:value-type="float">
            <text:p>1619390542.416</text:p>
          </table:table-cell>
          <table:table-cell table:style-name="ce1" office:value-type="float" office:value="5.07000017166137" calcext:value-type="float">
            <text:p>5.07000017166137</text:p>
          </table:table-cell>
          <table:table-cell table:style-name="ce1" office:value-type="float" office:value="5.52268225877095" calcext:value-type="float">
            <text:p>5.522682258770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0549.769" calcext:value-type="float">
            <text:p>1619390549.769</text:p>
          </table:table-cell>
          <table:table-cell table:style-name="ce1" office:value-type="float" office:value="5.09999990463256" calcext:value-type="float">
            <text:p>5.09999990463256</text:p>
          </table:table-cell>
          <table:table-cell table:style-name="ce1" office:value-type="float" office:value="6.07843148621262" calcext:value-type="float">
            <text:p>6.078431486212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0557.146" calcext:value-type="float">
            <text:p>1619390557.146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4.0566221219017" calcext:value-type="float">
            <text:p>14.05662212190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0564.474" calcext:value-type="float">
            <text:p>1619390564.474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14.2039849908708" calcext:value-type="float">
            <text:p>14.20398499087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90571.808" calcext:value-type="float">
            <text:p>1619390571.80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8.38323354889196" calcext:value-type="float">
            <text:p>8.38323354889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90579.09" calcext:value-type="float">
            <text:p>1619390579.09</text:p>
          </table:table-cell>
          <table:table-cell table:style-name="ce1" office:value-type="float" office:value="5.02700018882751" calcext:value-type="float">
            <text:p>5.02700018882751</text:p>
          </table:table-cell>
          <table:table-cell table:style-name="ce1" office:value-type="float" office:value="7.95703172816659" calcext:value-type="float">
            <text:p>7.957031728166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0586.4" calcext:value-type="float">
            <text:p>1619390586.4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3.5972807409559" calcext:value-type="float">
            <text:p>13.59728074095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0593.729" calcext:value-type="float">
            <text:p>1619390593.729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11.7553301802922" calcext:value-type="float">
            <text:p>11.75533018029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0601.014" calcext:value-type="float">
            <text:p>1619390601.01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2.5949617798628" calcext:value-type="float">
            <text:p>12.59496177986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0608.3" calcext:value-type="float">
            <text:p>1619390608.3</text:p>
          </table:table-cell>
          <table:table-cell table:style-name="ce1" office:value-type="float" office:value="5.05700016021728" calcext:value-type="float">
            <text:p>5.05700016021728</text:p>
          </table:table-cell>
          <table:table-cell table:style-name="ce1" office:value-type="float" office:value="13.0512157225567" calcext:value-type="float">
            <text:p>13.05121572255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0615.616" calcext:value-type="float">
            <text:p>1619390615.616</text:p>
          </table:table-cell>
          <table:table-cell table:style-name="ce1" office:value-type="float" office:value="5.03700017929077" calcext:value-type="float">
            <text:p>5.03700017929077</text:p>
          </table:table-cell>
          <table:table-cell table:style-name="ce1" office:value-type="float" office:value="13.3015679204192" calcext:value-type="float">
            <text:p>13.30156792041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0622.92" calcext:value-type="float">
            <text:p>1619390622.92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3.3812663088403" calcext:value-type="float">
            <text:p>13.38126630884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0630.201" calcext:value-type="float">
            <text:p>1619390630.201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12.2820916809156" calcext:value-type="float">
            <text:p>12.28209168091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0637.522" calcext:value-type="float">
            <text:p>1619390637.522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2.8357032771491" calcext:value-type="float">
            <text:p>12.8357032771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0644.856" calcext:value-type="float">
            <text:p>1619390644.856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3.1317150217745" calcext:value-type="float">
            <text:p>13.13171502177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0652.142" calcext:value-type="float">
            <text:p>1619390652.142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13.4813635991939" calcext:value-type="float">
            <text:p>13.4813635991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90659.464" calcext:value-type="float">
            <text:p>1619390659.464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4.72162114128812" calcext:value-type="float">
            <text:p>4.721621141288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0666.806" calcext:value-type="float">
            <text:p>1619390666.806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6.08917688316721" calcext:value-type="float">
            <text:p>6.089176883167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0674.174" calcext:value-type="float">
            <text:p>1619390674.174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13.5512159276537" calcext:value-type="float">
            <text:p>13.55121592765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0681.457" calcext:value-type="float">
            <text:p>1619390681.457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4.2857143938406" calcext:value-type="float">
            <text:p>14.2857143938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90688.758" calcext:value-type="float">
            <text:p>1619390688.758</text:p>
          </table:table-cell>
          <table:table-cell table:style-name="ce1" office:value-type="float" office:value="5.0880000591278" calcext:value-type="float">
            <text:p>5.0880000591278</text:p>
          </table:table-cell>
          <table:table-cell table:style-name="ce1" office:value-type="float" office:value="8.25471688520375" calcext:value-type="float">
            <text:p>8.254716885203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90696.124" calcext:value-type="float">
            <text:p>1619390696.124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8.19180839472552" calcext:value-type="float">
            <text:p>8.191808394725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0703.398" calcext:value-type="float">
            <text:p>1619390703.398</text:p>
          </table:table-cell>
          <table:table-cell table:style-name="ce1" office:value-type="float" office:value="5.04099988937377" calcext:value-type="float">
            <text:p>5.04099988937377</text:p>
          </table:table-cell>
          <table:table-cell table:style-name="ce1" office:value-type="float" office:value="13.2910139794355" calcext:value-type="float">
            <text:p>13.29101397943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0710.704" calcext:value-type="float">
            <text:p>1619390710.704</text:p>
          </table:table-cell>
          <table:table-cell table:style-name="ce1" office:value-type="float" office:value="5.04099988937377" calcext:value-type="float">
            <text:p>5.04099988937377</text:p>
          </table:table-cell>
          <table:table-cell table:style-name="ce1" office:value-type="float" office:value="14.0845073513421" calcext:value-type="float">
            <text:p>14.08450735134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0718.034" calcext:value-type="float">
            <text:p>1619390718.034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1.583782774817" calcext:value-type="float">
            <text:p>11.583782774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0725.306" calcext:value-type="float">
            <text:p>1619390725.306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13.7504985148251" calcext:value-type="float">
            <text:p>13.75049851482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0732.59" calcext:value-type="float">
            <text:p>1619390732.5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4.3712575123862" calcext:value-type="float">
            <text:p>14.37125751238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390739.868" calcext:value-type="float">
            <text:p>1619390739.86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4.9730483245276" calcext:value-type="float">
            <text:p>14.97304832452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0747.151" calcext:value-type="float">
            <text:p>1619390747.151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3.4254687525742" calcext:value-type="float">
            <text:p>13.42546875257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0754.478" calcext:value-type="float">
            <text:p>1619390754.478</text:p>
          </table:table-cell>
          <table:table-cell table:style-name="ce1" office:value-type="float" office:value="5.04700016975402" calcext:value-type="float">
            <text:p>5.04700016975402</text:p>
          </table:table-cell>
          <table:table-cell table:style-name="ce1" office:value-type="float" office:value="14.0677625543769" calcext:value-type="float">
            <text:p>14.06776255437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0761.8" calcext:value-type="float">
            <text:p>1619390761.8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14.339772534152" calcext:value-type="float">
            <text:p>14.3397725341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0769.081" calcext:value-type="float">
            <text:p>1619390769.081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14.5650443436213" calcext:value-type="float">
            <text:p>14.56504434362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90776.358" calcext:value-type="float">
            <text:p>1619390776.358</text:p>
          </table:table-cell>
          <table:table-cell table:style-name="ce1" office:value-type="float" office:value="5.10100007057189" calcext:value-type="float">
            <text:p>5.10100007057189</text:p>
          </table:table-cell>
          <table:table-cell table:style-name="ce1" office:value-type="float" office:value="9.21387950397157" calcext:value-type="float">
            <text:p>9.213879503971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90783.752" calcext:value-type="float">
            <text:p>1619390783.752</text:p>
          </table:table-cell>
          <table:table-cell table:style-name="ce1" office:value-type="float" office:value="5.12399983406066" calcext:value-type="float">
            <text:p>5.12399983406066</text:p>
          </table:table-cell>
          <table:table-cell table:style-name="ce1" office:value-type="float" office:value="8.19672157692398" calcext:value-type="float">
            <text:p>8.19672157692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0791.157" calcext:value-type="float">
            <text:p>1619390791.157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12.9533681661396" calcext:value-type="float">
            <text:p>12.95336816613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0798.444" calcext:value-type="float">
            <text:p>1619390798.444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14.1858145372076" calcext:value-type="float">
            <text:p>14.18581453720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90805.718" calcext:value-type="float">
            <text:p>1619390805.718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9.18897315509695" calcext:value-type="float">
            <text:p>9.188973155096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90813.008" calcext:value-type="float">
            <text:p>1619390813.008</text:p>
          </table:table-cell>
          <table:table-cell table:style-name="ce1" office:value-type="float" office:value="5.09900021553039" calcext:value-type="float">
            <text:p>5.09900021553039</text:p>
          </table:table-cell>
          <table:table-cell table:style-name="ce1" office:value-type="float" office:value="10.3941945008305" calcext:value-type="float">
            <text:p>10.39419450083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0820.386" calcext:value-type="float">
            <text:p>1619390820.386</text:p>
          </table:table-cell>
          <table:table-cell table:style-name="ce1" office:value-type="float" office:value="5.0400002002716" calcext:value-type="float">
            <text:p>5.0400002002716</text:p>
          </table:table-cell>
          <table:table-cell table:style-name="ce1" office:value-type="float" office:value="13.2936502654085" calcext:value-type="float">
            <text:p>13.29365026540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0827.701" calcext:value-type="float">
            <text:p>1619390827.701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14.2517813435481" calcext:value-type="float">
            <text:p>14.25178134354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0835.023" calcext:value-type="float">
            <text:p>1619390835.023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3.5728543172536" calcext:value-type="float">
            <text:p>13.5728543172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0842.323" calcext:value-type="float">
            <text:p>1619390842.323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11.3523199228703" calcext:value-type="float">
            <text:p>11.35231992287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0849.608" calcext:value-type="float">
            <text:p>1619390849.608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14.3569295945876" calcext:value-type="float">
            <text:p>14.35692959458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0856.887" calcext:value-type="float">
            <text:p>1619390856.887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14.6854533629321" calcext:value-type="float">
            <text:p>14.68545336293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0864.205" calcext:value-type="float">
            <text:p>1619390864.205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13.0641328982524" calcext:value-type="float">
            <text:p>13.06413289825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0871.524" calcext:value-type="float">
            <text:p>1619390871.52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3.9720559148199" calcext:value-type="float">
            <text:p>13.97205591481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0878.81" calcext:value-type="float">
            <text:p>1619390878.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0886.074" calcext:value-type="float">
            <text:p>1619390886.074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14.5650436507687" calcext:value-type="float">
            <text:p>14.56504365076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0893.355" calcext:value-type="float">
            <text:p>1619390893.355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8.45957121147456" calcext:value-type="float">
            <text:p>8.459571211474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90900.707" calcext:value-type="float">
            <text:p>1619390900.70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8.37821661761797" calcext:value-type="float">
            <text:p>8.37821661761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0908.026" calcext:value-type="float">
            <text:p>1619390908.026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11.2603713140909" calcext:value-type="float">
            <text:p>11.26037131409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0915.355" calcext:value-type="float">
            <text:p>1619390915.355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3.7368106656976" calcext:value-type="float">
            <text:p>13.73681066569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0922.652" calcext:value-type="float">
            <text:p>1619390922.652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9.9324589645596" calcext:value-type="float">
            <text:p>9.93245896455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90929.967" calcext:value-type="float">
            <text:p>1619390929.967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9.04621428808541" calcext:value-type="float">
            <text:p>9.046214288085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0937.338" calcext:value-type="float">
            <text:p>1619390937.33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2.9637017932272" calcext:value-type="float">
            <text:p>12.96370179322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0944.62" calcext:value-type="float">
            <text:p>1619390944.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0951.891" calcext:value-type="float">
            <text:p>1619390951.891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11.7717476081555" calcext:value-type="float">
            <text:p>11.77174760815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0959.174" calcext:value-type="float">
            <text:p>1619390959.174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12.2360373146962" calcext:value-type="float">
            <text:p>12.23603731469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0966.574" calcext:value-type="float">
            <text:p>1619390966.574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11.6096024794781" calcext:value-type="float">
            <text:p>11.60960247947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0973.926" calcext:value-type="float">
            <text:p>1619390973.926</text:p>
          </table:table-cell>
          <table:table-cell table:style-name="ce1" office:value-type="float" office:value="5.04199981689453" calcext:value-type="float">
            <text:p>5.04199981689453</text:p>
          </table:table-cell>
          <table:table-cell table:style-name="ce1" office:value-type="float" office:value="13.2883781105066" calcext:value-type="float">
            <text:p>13.28837811050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90981.262" calcext:value-type="float">
            <text:p>1619390981.262</text:p>
          </table:table-cell>
          <table:table-cell table:style-name="ce1" office:value-type="float" office:value="5.05499982833862" calcext:value-type="float">
            <text:p>5.05499982833862</text:p>
          </table:table-cell>
          <table:table-cell table:style-name="ce1" office:value-type="float" office:value="8.11078167998179" calcext:value-type="float">
            <text:p>8.110781679981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0988.601" calcext:value-type="float">
            <text:p>1619390988.601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9.83864616904928" calcext:value-type="float">
            <text:p>9.838646169049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0995.954" calcext:value-type="float">
            <text:p>1619390995.954</text:p>
          </table:table-cell>
          <table:table-cell table:style-name="ce1" office:value-type="float" office:value="5.07100009918212" calcext:value-type="float">
            <text:p>5.07100009918212</text:p>
          </table:table-cell>
          <table:table-cell table:style-name="ce1" office:value-type="float" office:value="13.212383886722" calcext:value-type="float">
            <text:p>13.2123838867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1003.297" calcext:value-type="float">
            <text:p>1619391003.297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4.1068945177085" calcext:value-type="float">
            <text:p>14.10689451770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1010.596" calcext:value-type="float">
            <text:p>1619391010.596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2.0887831854706" calcext:value-type="float">
            <text:p>12.0887831854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1017.921" calcext:value-type="float">
            <text:p>1619391017.921</text:p>
          </table:table-cell>
          <table:table-cell table:style-name="ce1" office:value-type="float" office:value="5.04099988937377" calcext:value-type="float">
            <text:p>5.04099988937377</text:p>
          </table:table-cell>
          <table:table-cell table:style-name="ce1" office:value-type="float" office:value="12.8942672934822" calcext:value-type="float">
            <text:p>12.89426729348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1025.233" calcext:value-type="float">
            <text:p>1619391025.233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3.1264919654643" calcext:value-type="float">
            <text:p>13.12649196546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1032.548" calcext:value-type="float">
            <text:p>1619391032.548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1.5606937339158" calcext:value-type="float">
            <text:p>11.56069373391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91039.842" calcext:value-type="float">
            <text:p>1619391039.842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8.16245271440003" calcext:value-type="float">
            <text:p>8.162452714400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1047.145" calcext:value-type="float">
            <text:p>1619391047.145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9.66660089656485" calcext:value-type="float">
            <text:p>9.666600896564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1054.49" calcext:value-type="float">
            <text:p>1619391054.49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12.93789827091" calcext:value-type="float">
            <text:p>12.937898270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1061.787" calcext:value-type="float">
            <text:p>1619391061.787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3.8806266583931" calcext:value-type="float">
            <text:p>13.88062665839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1069.092" calcext:value-type="float">
            <text:p>1619391069.092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3.0874479921992" calcext:value-type="float">
            <text:p>13.0874479921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1076.411" calcext:value-type="float">
            <text:p>1619391076.411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13.9860143324582" calcext:value-type="float">
            <text:p>13.98601433245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1083.685" calcext:value-type="float">
            <text:p>1619391083.685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13.930347994328" calcext:value-type="float">
            <text:p>13.9303479943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1090.983" calcext:value-type="float">
            <text:p>1619391090.983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2.326043807684" calcext:value-type="float">
            <text:p>12.3260438076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1098.268" calcext:value-type="float">
            <text:p>1619391098.268</text:p>
          </table:table-cell>
          <table:table-cell table:style-name="ce1" office:value-type="float" office:value="5.02700018882751" calcext:value-type="float">
            <text:p>5.02700018882751</text:p>
          </table:table-cell>
          <table:table-cell table:style-name="ce1" office:value-type="float" office:value="9.74736386700408" calcext:value-type="float">
            <text:p>9.747363867004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91105.57" calcext:value-type="float">
            <text:p>1619391105.57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0.280743198495" calcext:value-type="float">
            <text:p>10.2807431984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1112.898" calcext:value-type="float">
            <text:p>1619391112.898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3.2989278641368" calcext:value-type="float">
            <text:p>13.29892786413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1120.211" calcext:value-type="float">
            <text:p>1619391120.211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3.9442231605507" calcext:value-type="float">
            <text:p>13.9442231605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1127.51" calcext:value-type="float">
            <text:p>1619391127.51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3.1631433592769" calcext:value-type="float">
            <text:p>13.16314335927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1134.796" calcext:value-type="float">
            <text:p>1619391134.796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13.6041008747498" calcext:value-type="float">
            <text:p>13.60410087474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1142.148" calcext:value-type="float">
            <text:p>1619391142.148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4.081713451229" calcext:value-type="float">
            <text:p>14.0817134512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1149.453" calcext:value-type="float">
            <text:p>1619391149.453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4.1801478795174" calcext:value-type="float">
            <text:p>14.18014787951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1156.755" calcext:value-type="float">
            <text:p>1619391156.755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8.56232604629536" calcext:value-type="float">
            <text:p>8.56232604629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91164.046" calcext:value-type="float">
            <text:p>1619391164.046</text:p>
          </table:table-cell>
          <table:table-cell table:style-name="ce1" office:value-type="float" office:value="5.07999992370605" calcext:value-type="float">
            <text:p>5.07999992370605</text:p>
          </table:table-cell>
          <table:table-cell table:style-name="ce1" office:value-type="float" office:value="9.05511824623045" calcext:value-type="float">
            <text:p>9.055118246230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1171.399" calcext:value-type="float">
            <text:p>1619391171.399</text:p>
          </table:table-cell>
          <table:table-cell table:style-name="ce1" office:value-type="float" office:value="5.06000018119812" calcext:value-type="float">
            <text:p>5.06000018119812</text:p>
          </table:table-cell>
          <table:table-cell table:style-name="ce1" office:value-type="float" office:value="13.2411062452048" calcext:value-type="float">
            <text:p>13.24110624520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1178.741" calcext:value-type="float">
            <text:p>1619391178.741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13.8504151308898" calcext:value-type="float">
            <text:p>13.85041513088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186.066" calcext:value-type="float">
            <text:p>1619391186.066</text:p>
          </table:table-cell>
          <table:table-cell table:style-name="ce1" office:value-type="float" office:value="5.39199995994567" calcext:value-type="float">
            <text:p>5.39199995994567</text:p>
          </table:table-cell>
          <table:table-cell table:style-name="ce1" office:value-type="float" office:value="2.22551930436603" calcext:value-type="float">
            <text:p>2.225519304366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193.802" calcext:value-type="float">
            <text:p>1619391193.802</text:p>
          </table:table-cell>
          <table:table-cell table:style-name="ce1" office:value-type="float" office:value="5.31699991226196" calcext:value-type="float">
            <text:p>5.31699991226196</text:p>
          </table:table-cell>
          <table:table-cell table:style-name="ce1" office:value-type="float" office:value="2.25691182960635" calcext:value-type="float">
            <text:p>2.256911829606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201.433" calcext:value-type="float">
            <text:p>1619391201.433</text:p>
          </table:table-cell>
          <table:table-cell table:style-name="ce1" office:value-type="float" office:value="5.42199993133544" calcext:value-type="float">
            <text:p>5.42199993133544</text:p>
          </table:table-cell>
          <table:table-cell table:style-name="ce1" office:value-type="float" office:value="2.39763927787399" calcext:value-type="float">
            <text:p>2.397639277873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1209.161" calcext:value-type="float">
            <text:p>1619391209.161</text:p>
          </table:table-cell>
          <table:table-cell table:style-name="ce1" office:value-type="float" office:value="5.40599989891052" calcext:value-type="float">
            <text:p>5.40599989891052</text:p>
          </table:table-cell>
          <table:table-cell table:style-name="ce1" office:value-type="float" office:value="2.58971517976192" calcext:value-type="float">
            <text:p>2.589715179761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1216.91" calcext:value-type="float">
            <text:p>1619391216.91</text:p>
          </table:table-cell>
          <table:table-cell table:style-name="ce1" office:value-type="float" office:value="5.16299986839294" calcext:value-type="float">
            <text:p>5.16299986839294</text:p>
          </table:table-cell>
          <table:table-cell table:style-name="ce1" office:value-type="float" office:value="2.13054431152327" calcext:value-type="float">
            <text:p>2.130544311523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224.426" calcext:value-type="float">
            <text:p>1619391224.426</text:p>
          </table:table-cell>
          <table:table-cell table:style-name="ce1" office:value-type="float" office:value="5.27999997138977" calcext:value-type="float">
            <text:p>5.27999997138977</text:p>
          </table:table-cell>
          <table:table-cell table:style-name="ce1" office:value-type="float" office:value="2.27272728504228" calcext:value-type="float">
            <text:p>2.27272728504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232.04" calcext:value-type="float">
            <text:p>1619391232.04</text:p>
          </table:table-cell>
          <table:table-cell table:style-name="ce1" office:value-type="float" office:value="5.19000005722045" calcext:value-type="float">
            <text:p>5.19000005722045</text:p>
          </table:table-cell>
          <table:table-cell table:style-name="ce1" office:value-type="float" office:value="2.31213870283205" calcext:value-type="float">
            <text:p>2.312138702832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239.541" calcext:value-type="float">
            <text:p>1619391239.541</text:p>
          </table:table-cell>
          <table:table-cell table:style-name="ce1" office:value-type="float" office:value="5.39900016784668" calcext:value-type="float">
            <text:p>5.39900016784668</text:p>
          </table:table-cell>
          <table:table-cell table:style-name="ce1" office:value-type="float" office:value="2.40785323131132" calcext:value-type="float">
            <text:p>2.407853231311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1247.238" calcext:value-type="float">
            <text:p>1619391247.238</text:p>
          </table:table-cell>
          <table:table-cell table:style-name="ce1" office:value-type="float" office:value="5.23900008201599" calcext:value-type="float">
            <text:p>5.23900008201599</text:p>
          </table:table-cell>
          <table:table-cell table:style-name="ce1" office:value-type="float" office:value="2.09963730249974" calcext:value-type="float">
            <text:p>2.099637302499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1254.784" calcext:value-type="float">
            <text:p>1619391254.784</text:p>
          </table:table-cell>
          <table:table-cell table:style-name="ce1" office:value-type="float" office:value="5.33300018310546" calcext:value-type="float">
            <text:p>5.33300018310546</text:p>
          </table:table-cell>
          <table:table-cell table:style-name="ce1" office:value-type="float" office:value="2.06262884348797" calcext:value-type="float">
            <text:p>2.06262884348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262.434" calcext:value-type="float">
            <text:p>1619391262.434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2.37482684809315" calcext:value-type="float">
            <text:p>2.374826848093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269.808" calcext:value-type="float">
            <text:p>1619391269.808</text:p>
          </table:table-cell>
          <table:table-cell table:style-name="ce1" office:value-type="float" office:value="5.42699980735778" calcext:value-type="float">
            <text:p>5.42699980735778</text:p>
          </table:table-cell>
          <table:table-cell table:style-name="ce1" office:value-type="float" office:value="2.39543034115736" calcext:value-type="float">
            <text:p>2.395430341157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277.522" calcext:value-type="float">
            <text:p>1619391277.522</text:p>
          </table:table-cell>
          <table:table-cell table:style-name="ce1" office:value-type="float" office:value="5.10699987411499" calcext:value-type="float">
            <text:p>5.10699987411499</text:p>
          </table:table-cell>
          <table:table-cell table:style-name="ce1" office:value-type="float" office:value="2.34971613389348" calcext:value-type="float">
            <text:p>2.349716133893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284.948" calcext:value-type="float">
            <text:p>1619391284.948</text:p>
          </table:table-cell>
          <table:table-cell table:style-name="ce1" office:value-type="float" office:value="5.33299994468689" calcext:value-type="float">
            <text:p>5.33299994468689</text:p>
          </table:table-cell>
          <table:table-cell table:style-name="ce1" office:value-type="float" office:value="2.43765237855506" calcext:value-type="float">
            <text:p>2.437652378555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292.562" calcext:value-type="float">
            <text:p>1619391292.562</text:p>
          </table:table-cell>
          <table:table-cell table:style-name="ce1" office:value-type="float" office:value="5.41799998283386" calcext:value-type="float">
            <text:p>5.41799998283386</text:p>
          </table:table-cell>
          <table:table-cell table:style-name="ce1" office:value-type="float" office:value="2.39940938375573" calcext:value-type="float">
            <text:p>2.39940938375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1300.262" calcext:value-type="float">
            <text:p>1619391300.262</text:p>
          </table:table-cell>
          <table:table-cell table:style-name="ce1" office:value-type="float" office:value="5.34200000762939" calcext:value-type="float">
            <text:p>5.34200000762939</text:p>
          </table:table-cell>
          <table:table-cell table:style-name="ce1" office:value-type="float" office:value="2.62074129165206" calcext:value-type="float">
            <text:p>2.620741291652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307.883" calcext:value-type="float">
            <text:p>1619391307.883</text:p>
          </table:table-cell>
          <table:table-cell table:style-name="ce1" office:value-type="float" office:value="5.42900013923645" calcext:value-type="float">
            <text:p>5.42900013923645</text:p>
          </table:table-cell>
          <table:table-cell table:style-name="ce1" office:value-type="float" office:value="2.3945477374455" calcext:value-type="float">
            <text:p>2.39454773744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315.629" calcext:value-type="float">
            <text:p>1619391315.629</text:p>
          </table:table-cell>
          <table:table-cell table:style-name="ce1" office:value-type="float" office:value="5.18099999427795" calcext:value-type="float">
            <text:p>5.18099999427795</text:p>
          </table:table-cell>
          <table:table-cell table:style-name="ce1" office:value-type="float" office:value="2.31615518495524" calcext:value-type="float">
            <text:p>2.316155184955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323.151" calcext:value-type="float">
            <text:p>1619391323.151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2.36406620540155" calcext:value-type="float">
            <text:p>2.36406620540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1330.534" calcext:value-type="float">
            <text:p>1619391330.534</text:p>
          </table:table-cell>
          <table:table-cell table:style-name="ce1" office:value-type="float" office:value="5.39400005340576" calcext:value-type="float">
            <text:p>5.39400005340576</text:p>
          </table:table-cell>
          <table:table-cell table:style-name="ce1" office:value-type="float" office:value="2.59547642962302" calcext:value-type="float">
            <text:p>2.595476429623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1338.248" calcext:value-type="float">
            <text:p>1619391338.248</text:p>
          </table:table-cell>
          <table:table-cell table:style-name="ce1" office:value-type="float" office:value="5.2110002040863" calcext:value-type="float">
            <text:p>5.2110002040863</text:p>
          </table:table-cell>
          <table:table-cell table:style-name="ce1" office:value-type="float" office:value="2.11091912669167" calcext:value-type="float">
            <text:p>2.110919126691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345.8" calcext:value-type="float">
            <text:p>1619391345.8</text:p>
          </table:table-cell>
          <table:table-cell table:style-name="ce1" office:value-type="float" office:value="5.34299993515014" calcext:value-type="float">
            <text:p>5.34299993515014</text:p>
          </table:table-cell>
          <table:table-cell table:style-name="ce1" office:value-type="float" office:value="2.43309005386216" calcext:value-type="float">
            <text:p>2.433090053862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353.475" calcext:value-type="float">
            <text:p>1619391353.475</text:p>
          </table:table-cell>
          <table:table-cell table:style-name="ce1" office:value-type="float" office:value="5.34200000762939" calcext:value-type="float">
            <text:p>5.34200000762939</text:p>
          </table:table-cell>
          <table:table-cell table:style-name="ce1" office:value-type="float" office:value="2.43354548510548" calcext:value-type="float">
            <text:p>2.433545485105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1361.132" calcext:value-type="float">
            <text:p>1619391361.132</text:p>
          </table:table-cell>
          <table:table-cell table:style-name="ce1" office:value-type="float" office:value="5.38499999046325" calcext:value-type="float">
            <text:p>5.38499999046325</text:p>
          </table:table-cell>
          <table:table-cell table:style-name="ce1" office:value-type="float" office:value="2.59981430358287" calcext:value-type="float">
            <text:p>2.59981430358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1368.801" calcext:value-type="float">
            <text:p>1619391368.801</text:p>
          </table:table-cell>
          <table:table-cell table:style-name="ce1" office:value-type="float" office:value="5.36699986457824" calcext:value-type="float">
            <text:p>5.36699986457824</text:p>
          </table:table-cell>
          <table:table-cell table:style-name="ce1" office:value-type="float" office:value="2.04956219071274" calcext:value-type="float">
            <text:p>2.049562190712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1376.492" calcext:value-type="float">
            <text:p>1619391376.492</text:p>
          </table:table-cell>
          <table:table-cell table:style-name="ce1" office:value-type="float" office:value="5.24399995803833" calcext:value-type="float">
            <text:p>5.24399995803833</text:p>
          </table:table-cell>
          <table:table-cell table:style-name="ce1" office:value-type="float" office:value="2.09763540961485" calcext:value-type="float">
            <text:p>2.097635409614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384.062" calcext:value-type="float">
            <text:p>1619391384.0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391.37" calcext:value-type="float">
            <text:p>1619391391.37</text:p>
          </table:table-cell>
          <table:table-cell table:style-name="ce1" office:value-type="float" office:value="5.29500007629394" calcext:value-type="float">
            <text:p>5.29500007629394</text:p>
          </table:table-cell>
          <table:table-cell table:style-name="ce1" office:value-type="float" office:value="2.45514632911939" calcext:value-type="float">
            <text:p>2.45514632911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398.977" calcext:value-type="float">
            <text:p>1619391398.977</text:p>
          </table:table-cell>
          <table:table-cell table:style-name="ce1" office:value-type="float" office:value="5.39499998092651" calcext:value-type="float">
            <text:p>5.39499998092651</text:p>
          </table:table-cell>
          <table:table-cell table:style-name="ce1" office:value-type="float" office:value="2.4096385627359" calcext:value-type="float">
            <text:p>2.40963856273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406.673" calcext:value-type="float">
            <text:p>1619391406.673</text:p>
          </table:table-cell>
          <table:table-cell table:style-name="ce1" office:value-type="float" office:value="5.2979998588562" calcext:value-type="float">
            <text:p>5.2979998588562</text:p>
          </table:table-cell>
          <table:table-cell table:style-name="ce1" office:value-type="float" office:value="2.26500572285608" calcext:value-type="float">
            <text:p>2.265005722856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14.258" calcext:value-type="float">
            <text:p>1619391414.258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2.5783418995208" calcext:value-type="float">
            <text:p>2.5783418995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21.595" calcext:value-type="float">
            <text:p>1619391421.595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2.56916998952748" calcext:value-type="float">
            <text:p>2.56916998952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28.966" calcext:value-type="float">
            <text:p>1619391428.966</text:p>
          </table:table-cell>
          <table:table-cell table:style-name="ce1" office:value-type="float" office:value="5.41499996185302" calcext:value-type="float">
            <text:p>5.41499996185302</text:p>
          </table:table-cell>
          <table:table-cell table:style-name="ce1" office:value-type="float" office:value="2.40073870573978" calcext:value-type="float">
            <text:p>2.400738705739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36.681" calcext:value-type="float">
            <text:p>1619391436.681</text:p>
          </table:table-cell>
          <table:table-cell table:style-name="ce1" office:value-type="float" office:value="5.39400005340576" calcext:value-type="float">
            <text:p>5.39400005340576</text:p>
          </table:table-cell>
          <table:table-cell table:style-name="ce1" office:value-type="float" office:value="2.41008525607852" calcext:value-type="float">
            <text:p>2.410085256078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44.38" calcext:value-type="float">
            <text:p>1619391444.38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2.5824394530941" calcext:value-type="float">
            <text:p>2.58243945309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1451.724" calcext:value-type="float">
            <text:p>1619391451.724</text:p>
          </table:table-cell>
          <table:table-cell table:style-name="ce1" office:value-type="float" office:value="5.39000010490417" calcext:value-type="float">
            <text:p>5.39000010490417</text:p>
          </table:table-cell>
          <table:table-cell table:style-name="ce1" office:value-type="float" office:value="2.59740254685002" calcext:value-type="float">
            <text:p>2.597402546850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59.42" calcext:value-type="float">
            <text:p>1619391459.42</text:p>
          </table:table-cell>
          <table:table-cell table:style-name="ce1" office:value-type="float" office:value="5.42999982833862" calcext:value-type="float">
            <text:p>5.42999982833862</text:p>
          </table:table-cell>
          <table:table-cell table:style-name="ce1" office:value-type="float" office:value="2.39410688968244" calcext:value-type="float">
            <text:p>2.394106889682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467.152" calcext:value-type="float">
            <text:p>1619391467.152</text:p>
          </table:table-cell>
          <table:table-cell table:style-name="ce1" office:value-type="float" office:value="5.3619999885559" calcext:value-type="float">
            <text:p>5.3619999885559</text:p>
          </table:table-cell>
          <table:table-cell table:style-name="ce1" office:value-type="float" office:value="2.2379709111547" calcext:value-type="float">
            <text:p>2.23797091115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74.821" calcext:value-type="float">
            <text:p>1619391474.821</text:p>
          </table:table-cell>
          <table:table-cell table:style-name="ce1" office:value-type="float" office:value="5.43400001525878" calcext:value-type="float">
            <text:p>5.43400001525878</text:p>
          </table:table-cell>
          <table:table-cell table:style-name="ce1" office:value-type="float" office:value="2.3923444908899" calcext:value-type="float">
            <text:p>2.39234449088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82.536" calcext:value-type="float">
            <text:p>1619391482.536</text:p>
          </table:table-cell>
          <table:table-cell table:style-name="ce1" office:value-type="float" office:value="5.37700009346008" calcext:value-type="float">
            <text:p>5.37700009346008</text:p>
          </table:table-cell>
          <table:table-cell table:style-name="ce1" office:value-type="float" office:value="2.41770499796189" calcext:value-type="float">
            <text:p>2.417704997961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90.219" calcext:value-type="float">
            <text:p>1619391490.219</text:p>
          </table:table-cell>
          <table:table-cell table:style-name="ce1" office:value-type="float" office:value="5.3769998550415" calcext:value-type="float">
            <text:p>5.3769998550415</text:p>
          </table:table-cell>
          <table:table-cell table:style-name="ce1" office:value-type="float" office:value="2.41770510516401" calcext:value-type="float">
            <text:p>2.417705105164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497.913" calcext:value-type="float">
            <text:p>1619391497.913</text:p>
          </table:table-cell>
          <table:table-cell table:style-name="ce1" office:value-type="float" office:value="5.40699982643127" calcext:value-type="float">
            <text:p>5.40699982643127</text:p>
          </table:table-cell>
          <table:table-cell table:style-name="ce1" office:value-type="float" office:value="2.40429081141292" calcext:value-type="float">
            <text:p>2.404290811412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505.621" calcext:value-type="float">
            <text:p>1619391505.62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2.59636510470037" calcext:value-type="float">
            <text:p>2.596365104700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512.947" calcext:value-type="float">
            <text:p>1619391512.947</text:p>
          </table:table-cell>
          <table:table-cell table:style-name="ce1" office:value-type="float" office:value="5.39299988746643" calcext:value-type="float">
            <text:p>5.39299988746643</text:p>
          </table:table-cell>
          <table:table-cell table:style-name="ce1" office:value-type="float" office:value="2.41053222163281" calcext:value-type="float">
            <text:p>2.410532221632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520.653" calcext:value-type="float">
            <text:p>1619391520.653</text:p>
          </table:table-cell>
          <table:table-cell table:style-name="ce1" office:value-type="float" office:value="5.41299986839294" calcext:value-type="float">
            <text:p>5.41299986839294</text:p>
          </table:table-cell>
          <table:table-cell table:style-name="ce1" office:value-type="float" office:value="2.40162577426028" calcext:value-type="float">
            <text:p>2.401625774260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528.359" calcext:value-type="float">
            <text:p>1619391528.359</text:p>
          </table:table-cell>
          <table:table-cell table:style-name="ce1" office:value-type="float" office:value="5.26300001144409" calcext:value-type="float">
            <text:p>5.26300001144409</text:p>
          </table:table-cell>
          <table:table-cell table:style-name="ce1" office:value-type="float" office:value="2.28006839709418" calcext:value-type="float">
            <text:p>2.280068397094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535.95" calcext:value-type="float">
            <text:p>1619391535.95</text:p>
          </table:table-cell>
          <table:table-cell table:style-name="ce1" office:value-type="float" office:value="5.1269998550415" calcext:value-type="float">
            <text:p>5.1269998550415</text:p>
          </table:table-cell>
          <table:table-cell table:style-name="ce1" office:value-type="float" office:value="2.34055009543253" calcext:value-type="float">
            <text:p>2.340550095432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543.388" calcext:value-type="float">
            <text:p>1619391543.388</text:p>
          </table:table-cell>
          <table:table-cell table:style-name="ce1" office:value-type="float" office:value="5.40100002288818" calcext:value-type="float">
            <text:p>5.40100002288818</text:p>
          </table:table-cell>
          <table:table-cell table:style-name="ce1" office:value-type="float" office:value="2.40696166356397" calcext:value-type="float">
            <text:p>2.406961663563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551.102" calcext:value-type="float">
            <text:p>1619391551.102</text:p>
          </table:table-cell>
          <table:table-cell table:style-name="ce1" office:value-type="float" office:value="5.42600011825561" calcext:value-type="float">
            <text:p>5.42600011825561</text:p>
          </table:table-cell>
          <table:table-cell table:style-name="ce1" office:value-type="float" office:value="2.39587167649736" calcext:value-type="float">
            <text:p>2.395871676497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1558.841" calcext:value-type="float">
            <text:p>1619391558.841</text:p>
          </table:table-cell>
          <table:table-cell table:style-name="ce1" office:value-type="float" office:value="5.31999993324279" calcext:value-type="float">
            <text:p>5.31999993324279</text:p>
          </table:table-cell>
          <table:table-cell table:style-name="ce1" office:value-type="float" office:value="2.63157898039038" calcext:value-type="float">
            <text:p>2.631578980390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566.467" calcext:value-type="float">
            <text:p>1619391566.467</text:p>
          </table:table-cell>
          <table:table-cell table:style-name="ce1" office:value-type="float" office:value="5.37199997901916" calcext:value-type="float">
            <text:p>5.37199997901916</text:p>
          </table:table-cell>
          <table:table-cell table:style-name="ce1" office:value-type="float" office:value="2.41995533335306" calcext:value-type="float">
            <text:p>2.419955333353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574.161" calcext:value-type="float">
            <text:p>1619391574.161</text:p>
          </table:table-cell>
          <table:table-cell table:style-name="ce1" office:value-type="float" office:value="5.43099999427795" calcext:value-type="float">
            <text:p>5.43099999427795</text:p>
          </table:table-cell>
          <table:table-cell table:style-name="ce1" office:value-type="float" office:value="2.39366599405204" calcext:value-type="float">
            <text:p>2.393665994052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581.873" calcext:value-type="float">
            <text:p>1619391581.873</text:p>
          </table:table-cell>
          <table:table-cell table:style-name="ce1" office:value-type="float" office:value="5.375" calcext:value-type="float">
            <text:p>5.375</text:p>
          </table:table-cell>
          <table:table-cell table:style-name="ce1" office:value-type="float" office:value="2.41860465116279" calcext:value-type="float">
            <text:p>2.418604651162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589.56" calcext:value-type="float">
            <text:p>1619391589.56</text:p>
          </table:table-cell>
          <table:table-cell table:style-name="ce1" office:value-type="float" office:value="5.33200001716613" calcext:value-type="float">
            <text:p>5.33200001716613</text:p>
          </table:table-cell>
          <table:table-cell table:style-name="ce1" office:value-type="float" office:value="2.25056263341457" calcext:value-type="float">
            <text:p>2.250562633414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597.216" calcext:value-type="float">
            <text:p>1619391597.216</text:p>
          </table:table-cell>
          <table:table-cell table:style-name="ce1" office:value-type="float" office:value="5.34099984169006" calcext:value-type="float">
            <text:p>5.34099984169006</text:p>
          </table:table-cell>
          <table:table-cell table:style-name="ce1" office:value-type="float" office:value="2.24677033433553" calcext:value-type="float">
            <text:p>2.246770334335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1604.822" calcext:value-type="float">
            <text:p>1619391604.822</text:p>
          </table:table-cell>
          <table:table-cell table:style-name="ce1" office:value-type="float" office:value="5.36299991607666" calcext:value-type="float">
            <text:p>5.36299991607666</text:p>
          </table:table-cell>
          <table:table-cell table:style-name="ce1" office:value-type="float" office:value="2.61047925024802" calcext:value-type="float">
            <text:p>2.610479250248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612.493" calcext:value-type="float">
            <text:p>1619391612.493</text:p>
          </table:table-cell>
          <table:table-cell table:style-name="ce1" office:value-type="float" office:value="5.42100000381469" calcext:value-type="float">
            <text:p>5.42100000381469</text:p>
          </table:table-cell>
          <table:table-cell table:style-name="ce1" office:value-type="float" office:value="2.39808153308467" calcext:value-type="float">
            <text:p>2.39808153308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620.223" calcext:value-type="float">
            <text:p>1619391620.223</text:p>
          </table:table-cell>
          <table:table-cell table:style-name="ce1" office:value-type="float" office:value="5.28600001335144" calcext:value-type="float">
            <text:p>5.28600001335144</text:p>
          </table:table-cell>
          <table:table-cell table:style-name="ce1" office:value-type="float" office:value="2.45932651667885" calcext:value-type="float">
            <text:p>2.459326516678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627.815" calcext:value-type="float">
            <text:p>1619391627.815</text:p>
          </table:table-cell>
          <table:table-cell table:style-name="ce1" office:value-type="float" office:value="5.09299993515014" calcext:value-type="float">
            <text:p>5.09299993515014</text:p>
          </table:table-cell>
          <table:table-cell table:style-name="ce1" office:value-type="float" office:value="2.35617517235374" calcext:value-type="float">
            <text:p>2.356175172353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635.213" calcext:value-type="float">
            <text:p>1619391635.213</text:p>
          </table:table-cell>
          <table:table-cell table:style-name="ce1" office:value-type="float" office:value="5.30999994277954" calcext:value-type="float">
            <text:p>5.30999994277954</text:p>
          </table:table-cell>
          <table:table-cell table:style-name="ce1" office:value-type="float" office:value="2.44821094916906" calcext:value-type="float">
            <text:p>2.448210949169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642.823" calcext:value-type="float">
            <text:p>1619391642.823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2.39473151575689" calcext:value-type="float">
            <text:p>2.394731515756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650.15" calcext:value-type="float">
            <text:p>1619391650.15</text:p>
          </table:table-cell>
          <table:table-cell table:style-name="ce1" office:value-type="float" office:value="5.40299987792968" calcext:value-type="float">
            <text:p>5.40299987792968</text:p>
          </table:table-cell>
          <table:table-cell table:style-name="ce1" office:value-type="float" office:value="2.40607075582265" calcext:value-type="float">
            <text:p>2.406070755822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1657.885" calcext:value-type="float">
            <text:p>1619391657.885</text:p>
          </table:table-cell>
          <table:table-cell table:style-name="ce1" office:value-type="float" office:value="5.25799989700317" calcext:value-type="float">
            <text:p>5.25799989700317</text:p>
          </table:table-cell>
          <table:table-cell table:style-name="ce1" office:value-type="float" office:value="2.09205025018534" calcext:value-type="float">
            <text:p>2.092050250185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665.408" calcext:value-type="float">
            <text:p>1619391665.408</text:p>
          </table:table-cell>
          <table:table-cell table:style-name="ce1" office:value-type="float" office:value="5.32500004768371" calcext:value-type="float">
            <text:p>5.32500004768371</text:p>
          </table:table-cell>
          <table:table-cell table:style-name="ce1" office:value-type="float" office:value="2.44131453212939" calcext:value-type="float">
            <text:p>2.44131453212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673.041" calcext:value-type="float">
            <text:p>1619391673.041</text:p>
          </table:table-cell>
          <table:table-cell table:style-name="ce1" office:value-type="float" office:value="5.38000011444091" calcext:value-type="float">
            <text:p>5.38000011444091</text:p>
          </table:table-cell>
          <table:table-cell table:style-name="ce1" office:value-type="float" office:value="2.23048322392963" calcext:value-type="float">
            <text:p>2.230483223929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680.74" calcext:value-type="float">
            <text:p>1619391680.74</text:p>
          </table:table-cell>
          <table:table-cell table:style-name="ce1" office:value-type="float" office:value="5.23600006103515" calcext:value-type="float">
            <text:p>5.23600006103515</text:p>
          </table:table-cell>
          <table:table-cell table:style-name="ce1" office:value-type="float" office:value="2.29182579452216" calcext:value-type="float">
            <text:p>2.291825794522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688.308" calcext:value-type="float">
            <text:p>1619391688.308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2.56764765811783" calcext:value-type="float">
            <text:p>2.567647658117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695.671" calcext:value-type="float">
            <text:p>1619391695.671</text:p>
          </table:table-cell>
          <table:table-cell table:style-name="ce1" office:value-type="float" office:value="5.36100006103515" calcext:value-type="float">
            <text:p>5.36100006103515</text:p>
          </table:table-cell>
          <table:table-cell table:style-name="ce1" office:value-type="float" office:value="2.42492069613777" calcext:value-type="float">
            <text:p>2.424920696137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703.352" calcext:value-type="float">
            <text:p>1619391703.352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2.37107285955732" calcext:value-type="float">
            <text:p>2.371072859557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710.72" calcext:value-type="float">
            <text:p>1619391710.72</text:p>
          </table:table-cell>
          <table:table-cell table:style-name="ce1" office:value-type="float" office:value="5.34699988365173" calcext:value-type="float">
            <text:p>5.34699988365173</text:p>
          </table:table-cell>
          <table:table-cell table:style-name="ce1" office:value-type="float" office:value="2.43126992385899" calcext:value-type="float">
            <text:p>2.431269923858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718.392" calcext:value-type="float">
            <text:p>1619391718.392</text:p>
          </table:table-cell>
          <table:table-cell table:style-name="ce1" office:value-type="float" office:value="5.42700004577636" calcext:value-type="float">
            <text:p>5.42700004577636</text:p>
          </table:table-cell>
          <table:table-cell table:style-name="ce1" office:value-type="float" office:value="2.21116637161983" calcext:value-type="float">
            <text:p>2.21116637161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726.12" calcext:value-type="float">
            <text:p>1619391726.12</text:p>
          </table:table-cell>
          <table:table-cell table:style-name="ce1" office:value-type="float" office:value="5.14300012588501" calcext:value-type="float">
            <text:p>5.14300012588501</text:p>
          </table:table-cell>
          <table:table-cell table:style-name="ce1" office:value-type="float" office:value="2.52770750180818" calcext:value-type="float">
            <text:p>2.527707501808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1733.528" calcext:value-type="float">
            <text:p>1619391733.528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2.16407635642372" calcext:value-type="float">
            <text:p>2.16407635642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740.973" calcext:value-type="float">
            <text:p>1619391740.973</text:p>
          </table:table-cell>
          <table:table-cell table:style-name="ce1" office:value-type="float" office:value="5.20499992370605" calcext:value-type="float">
            <text:p>5.20499992370605</text:p>
          </table:table-cell>
          <table:table-cell table:style-name="ce1" office:value-type="float" office:value="2.305475538116" calcext:value-type="float">
            <text:p>2.305475538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748.535" calcext:value-type="float">
            <text:p>1619391748.535</text:p>
          </table:table-cell>
          <table:table-cell table:style-name="ce1" office:value-type="float" office:value="5.25099992752075" calcext:value-type="float">
            <text:p>5.25099992752075</text:p>
          </table:table-cell>
          <table:table-cell table:style-name="ce1" office:value-type="float" office:value="2.47571894485588" calcext:value-type="float">
            <text:p>2.475718944855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756.101" calcext:value-type="float">
            <text:p>1619391756.101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2.36593058691302" calcext:value-type="float">
            <text:p>2.365930586913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763.486" calcext:value-type="float">
            <text:p>1619391763.486</text:p>
          </table:table-cell>
          <table:table-cell table:style-name="ce1" office:value-type="float" office:value="5.38199996948242" calcext:value-type="float">
            <text:p>5.38199996948242</text:p>
          </table:table-cell>
          <table:table-cell table:style-name="ce1" office:value-type="float" office:value="2.41545895089445" calcext:value-type="float">
            <text:p>2.415458950894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771.186" calcext:value-type="float">
            <text:p>1619391771.186</text:p>
          </table:table-cell>
          <table:table-cell table:style-name="ce1" office:value-type="float" office:value="5.27899980545043" calcext:value-type="float">
            <text:p>5.27899980545043</text:p>
          </table:table-cell>
          <table:table-cell table:style-name="ce1" office:value-type="float" office:value="2.46258770204496" calcext:value-type="float">
            <text:p>2.462587702044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778.785" calcext:value-type="float">
            <text:p>1619391778.785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2.37623764619957" calcext:value-type="float">
            <text:p>2.376237646199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786.092" calcext:value-type="float">
            <text:p>1619391786.092</text:p>
          </table:table-cell>
          <table:table-cell table:style-name="ce1" office:value-type="float" office:value="5.06800007820129" calcext:value-type="float">
            <text:p>5.06800007820129</text:p>
          </table:table-cell>
          <table:table-cell table:style-name="ce1" office:value-type="float" office:value="2.36779791137236" calcext:value-type="float">
            <text:p>2.367797911372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793.451" calcext:value-type="float">
            <text:p>1619391793.451</text:p>
          </table:table-cell>
          <table:table-cell table:style-name="ce1" office:value-type="float" office:value="5.3529999256134" calcext:value-type="float">
            <text:p>5.3529999256134</text:p>
          </table:table-cell>
          <table:table-cell table:style-name="ce1" office:value-type="float" office:value="2.42854477501423" calcext:value-type="float">
            <text:p>2.42854477501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1801.09" calcext:value-type="float">
            <text:p>1619391801.09</text:p>
          </table:table-cell>
          <table:table-cell table:style-name="ce1" office:value-type="float" office:value="5.40400004386901" calcext:value-type="float">
            <text:p>5.40400004386901</text:p>
          </table:table-cell>
          <table:table-cell table:style-name="ce1" office:value-type="float" office:value="2.59067355409875" calcext:value-type="float">
            <text:p>2.590673554098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08.781" calcext:value-type="float">
            <text:p>1619391808.781</text:p>
          </table:table-cell>
          <table:table-cell table:style-name="ce1" office:value-type="float" office:value="5.40300011634826" calcext:value-type="float">
            <text:p>5.40300011634826</text:p>
          </table:table-cell>
          <table:table-cell table:style-name="ce1" office:value-type="float" office:value="2.40607064964979" calcext:value-type="float">
            <text:p>2.406070649649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16.494" calcext:value-type="float">
            <text:p>1619391816.494</text:p>
          </table:table-cell>
          <table:table-cell table:style-name="ce1" office:value-type="float" office:value="5.45799994468689" calcext:value-type="float">
            <text:p>5.45799994468689</text:p>
          </table:table-cell>
          <table:table-cell table:style-name="ce1" office:value-type="float" office:value="2.38182486840347" calcext:value-type="float">
            <text:p>2.381824868403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24.225" calcext:value-type="float">
            <text:p>1619391824.225</text:p>
          </table:table-cell>
          <table:table-cell table:style-name="ce1" office:value-type="float" office:value="5.41100001335144" calcext:value-type="float">
            <text:p>5.41100001335144</text:p>
          </table:table-cell>
          <table:table-cell table:style-name="ce1" office:value-type="float" office:value="2.4025133927043" calcext:value-type="float">
            <text:p>2.40251339270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31.951" calcext:value-type="float">
            <text:p>1619391831.951</text:p>
          </table:table-cell>
          <table:table-cell table:style-name="ce1" office:value-type="float" office:value="5.28800010681152" calcext:value-type="float">
            <text:p>5.28800010681152</text:p>
          </table:table-cell>
          <table:table-cell table:style-name="ce1" office:value-type="float" office:value="2.45839631948088" calcext:value-type="float">
            <text:p>2.458396319480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839.536" calcext:value-type="float">
            <text:p>1619391839.536</text:p>
          </table:table-cell>
          <table:table-cell table:style-name="ce1" office:value-type="float" office:value="5.46700000762939" calcext:value-type="float">
            <text:p>5.46700000762939</text:p>
          </table:table-cell>
          <table:table-cell table:style-name="ce1" office:value-type="float" office:value="2.19498810741788" calcext:value-type="float">
            <text:p>2.194988107417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47.246" calcext:value-type="float">
            <text:p>1619391847.246</text:p>
          </table:table-cell>
          <table:table-cell table:style-name="ce1" office:value-type="float" office:value="5.53999996185302" calcext:value-type="float">
            <text:p>5.53999996185302</text:p>
          </table:table-cell>
          <table:table-cell table:style-name="ce1" office:value-type="float" office:value="2.34657041326977" calcext:value-type="float">
            <text:p>2.346570413269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55.051" calcext:value-type="float">
            <text:p>1619391855.051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2.59377502009694" calcext:value-type="float">
            <text:p>2.59377502009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62.372" calcext:value-type="float">
            <text:p>1619391862.372</text:p>
          </table:table-cell>
          <table:table-cell table:style-name="ce1" office:value-type="float" office:value="5.19499993324279" calcext:value-type="float">
            <text:p>5.19499993324279</text:p>
          </table:table-cell>
          <table:table-cell table:style-name="ce1" office:value-type="float" office:value="2.50240619192562" calcext:value-type="float">
            <text:p>2.502406191925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869.872" calcext:value-type="float">
            <text:p>1619391869.872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2.38284352029102" calcext:value-type="float">
            <text:p>2.382843520291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77.205" calcext:value-type="float">
            <text:p>1619391877.205</text:p>
          </table:table-cell>
          <table:table-cell table:style-name="ce1" office:value-type="float" office:value="5.32400012016296" calcext:value-type="float">
            <text:p>5.32400012016296</text:p>
          </table:table-cell>
          <table:table-cell table:style-name="ce1" office:value-type="float" office:value="2.44177304781917" calcext:value-type="float">
            <text:p>2.441773047819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84.826" calcext:value-type="float">
            <text:p>1619391884.826</text:p>
          </table:table-cell>
          <table:table-cell table:style-name="ce1" office:value-type="float" office:value="5.3140001296997" calcext:value-type="float">
            <text:p>5.3140001296997</text:p>
          </table:table-cell>
          <table:table-cell table:style-name="ce1" office:value-type="float" office:value="2.44636802459668" calcext:value-type="float">
            <text:p>2.446368024596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1892.466" calcext:value-type="float">
            <text:p>1619391892.466</text:p>
          </table:table-cell>
          <table:table-cell table:style-name="ce1" office:value-type="float" office:value="5.38199996948242" calcext:value-type="float">
            <text:p>5.38199996948242</text:p>
          </table:table-cell>
          <table:table-cell table:style-name="ce1" office:value-type="float" office:value="2.41545895089445" calcext:value-type="float">
            <text:p>2.415458950894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900.146" calcext:value-type="float">
            <text:p>1619391900.146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2.36406620540155" calcext:value-type="float">
            <text:p>2.36406620540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1907.555" calcext:value-type="float">
            <text:p>1619391907.555</text:p>
          </table:table-cell>
          <table:table-cell table:style-name="ce1" office:value-type="float" office:value="5.42700004577636" calcext:value-type="float">
            <text:p>5.42700004577636</text:p>
          </table:table-cell>
          <table:table-cell table:style-name="ce1" office:value-type="float" office:value="2.21116637161983" calcext:value-type="float">
            <text:p>2.21116637161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391915.263" calcext:value-type="float">
            <text:p>1619391915.263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16.3184076504985" calcext:value-type="float">
            <text:p>16.31840765049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1922.541" calcext:value-type="float">
            <text:p>1619391922.541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15.3876892733274" calcext:value-type="float">
            <text:p>15.38768927332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1929.801" calcext:value-type="float">
            <text:p>1619391929.801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13.6363637905689" calcext:value-type="float">
            <text:p>13.63636379056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1937.119" calcext:value-type="float">
            <text:p>1619391937.119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3.1920846938275" calcext:value-type="float">
            <text:p>13.1920846938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1944.388" calcext:value-type="float">
            <text:p>1619391944.388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3.2936508942683" calcext:value-type="float">
            <text:p>13.29365089426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1951.691" calcext:value-type="float">
            <text:p>1619391951.691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3.4974193247955" calcext:value-type="float">
            <text:p>13.4974193247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1958.983" calcext:value-type="float">
            <text:p>1619391958.983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3.7013502416734" calcext:value-type="float">
            <text:p>13.70135024167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1966.308" calcext:value-type="float">
            <text:p>1619391966.308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11.4988106722472" calcext:value-type="float">
            <text:p>11.49881067224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1973.603" calcext:value-type="float">
            <text:p>1619391973.603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5.32334382055429" calcext:value-type="float">
            <text:p>5.323343820554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1980.932" calcext:value-type="float">
            <text:p>1619391980.932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6.54372399609963" calcext:value-type="float">
            <text:p>6.543723996099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1988.249" calcext:value-type="float">
            <text:p>1619391988.249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5.070394657684" calcext:value-type="float">
            <text:p>15.0703946576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1995.553" calcext:value-type="float">
            <text:p>1619391995.553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4.7029604832455" calcext:value-type="float">
            <text:p>14.70296048324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92002.847" calcext:value-type="float">
            <text:p>1619392002.847</text:p>
          </table:table-cell>
          <table:table-cell table:style-name="ce1" office:value-type="float" office:value="5.01000022888183" calcext:value-type="float">
            <text:p>5.01000022888183</text:p>
          </table:table-cell>
          <table:table-cell table:style-name="ce1" office:value-type="float" office:value="8.98203551779944" calcext:value-type="float">
            <text:p>8.982035517799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2010.125" calcext:value-type="float">
            <text:p>1619392010.125</text:p>
          </table:table-cell>
          <table:table-cell table:style-name="ce1" office:value-type="float" office:value="5.09899997711181" calcext:value-type="float">
            <text:p>5.09899997711181</text:p>
          </table:table-cell>
          <table:table-cell table:style-name="ce1" office:value-type="float" office:value="8.62914300794379" calcext:value-type="float">
            <text:p>8.629143007943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2017.483" calcext:value-type="float">
            <text:p>1619392017.483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5.2990264487824" calcext:value-type="float">
            <text:p>15.29902644878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2024.84" calcext:value-type="float">
            <text:p>1619392024.84</text:p>
          </table:table-cell>
          <table:table-cell table:style-name="ce1" office:value-type="float" office:value="5.05000019073486" calcext:value-type="float">
            <text:p>5.05000019073486</text:p>
          </table:table-cell>
          <table:table-cell table:style-name="ce1" office:value-type="float" office:value="12.4752470535713" calcext:value-type="float">
            <text:p>12.47524705357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92032.161" calcext:value-type="float">
            <text:p>1619392032.161</text:p>
          </table:table-cell>
          <table:table-cell table:style-name="ce1" office:value-type="float" office:value="5.07800006866455" calcext:value-type="float">
            <text:p>5.07800006866455</text:p>
          </table:table-cell>
          <table:table-cell table:style-name="ce1" office:value-type="float" office:value="10.2402519292748" calcext:value-type="float">
            <text:p>10.2402519292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2039.506" calcext:value-type="float">
            <text:p>1619392039.5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2046.781" calcext:value-type="float">
            <text:p>1619392046.781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14.1773159105597" calcext:value-type="float">
            <text:p>14.17731591055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2054.047" calcext:value-type="float">
            <text:p>1619392054.047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14.1040917296746" calcext:value-type="float">
            <text:p>14.10409172967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19392061.366" calcext:value-type="float">
            <text:p>1619392061.366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18.8716720326632" calcext:value-type="float">
            <text:p>18.87167203266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19392068.659" calcext:value-type="float">
            <text:p>1619392068.659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9.9560959646407" calcext:value-type="float">
            <text:p>19.9560959646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2075.949" calcext:value-type="float">
            <text:p>1619392075.949</text:p>
          </table:table-cell>
          <table:table-cell table:style-name="ce1" office:value-type="float" office:value="5.03000020980835" calcext:value-type="float">
            <text:p>5.03000020980835</text:p>
          </table:table-cell>
          <table:table-cell table:style-name="ce1" office:value-type="float" office:value="13.916500413559" calcext:value-type="float">
            <text:p>13.9165004135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2083.236" calcext:value-type="float">
            <text:p>1619392083.236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3.9248061847117" calcext:value-type="float">
            <text:p>13.92480618471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92090.539" calcext:value-type="float">
            <text:p>1619392090.539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4.76947529624408" calcext:value-type="float">
            <text:p>4.769475296244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392097.816" calcext:value-type="float">
            <text:p>1619392097.816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5.1618027209065" calcext:value-type="float">
            <text:p>5.16180272090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2105.117" calcext:value-type="float">
            <text:p>1619392105.117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15.190886128937" calcext:value-type="float">
            <text:p>15.1908861289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2112.376" calcext:value-type="float">
            <text:p>1619392112.376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5.1454759054228" calcext:value-type="float">
            <text:p>15.1454759054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2119.65" calcext:value-type="float">
            <text:p>1619392119.65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9.63429027345008" calcext:value-type="float">
            <text:p>9.63429027345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92127.024" calcext:value-type="float">
            <text:p>1619392127.024</text:p>
          </table:table-cell>
          <table:table-cell table:style-name="ce1" office:value-type="float" office:value="5.1119999885559" calcext:value-type="float">
            <text:p>5.1119999885559</text:p>
          </table:table-cell>
          <table:table-cell table:style-name="ce1" office:value-type="float" office:value="8.80281692111507" calcext:value-type="float">
            <text:p>8.80281692111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2134.405" calcext:value-type="float">
            <text:p>1619392134.405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15.2565882796882" calcext:value-type="float">
            <text:p>15.25658827968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2141.711" calcext:value-type="float">
            <text:p>1619392141.711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3.3519327060964" calcext:value-type="float">
            <text:p>13.35193270609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392149.007" calcext:value-type="float">
            <text:p>1619392149.007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16.8517044989924" calcext:value-type="float">
            <text:p>16.85170449899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19392156.31" calcext:value-type="float">
            <text:p>1619392156.31</text:p>
          </table:table-cell>
          <table:table-cell table:style-name="ce1" office:value-type="float" office:value="5.04100012779235" calcext:value-type="float">
            <text:p>5.04100012779235</text:p>
          </table:table-cell>
          <table:table-cell table:style-name="ce1" office:value-type="float" office:value="20.035706693035" calcext:value-type="float">
            <text:p>20.0357066930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2163.605" calcext:value-type="float">
            <text:p>1619392163.605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15.3111949350393" calcext:value-type="float">
            <text:p>15.31119493503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392170.888" calcext:value-type="float">
            <text:p>1619392170.888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4.8809524935839" calcext:value-type="float">
            <text:p>14.8809524935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19392178.194" calcext:value-type="float">
            <text:p>1619392178.194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7.0432025237783" calcext:value-type="float">
            <text:p>17.04320252377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392185.504" calcext:value-type="float">
            <text:p>1619392185.504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16.3967201118054" calcext:value-type="float">
            <text:p>16.39672011180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2192.761" calcext:value-type="float">
            <text:p>1619392192.761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5.0524855667984" calcext:value-type="float">
            <text:p>15.05248556679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2200.073" calcext:value-type="float">
            <text:p>1619392200.073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14.2461412774867" calcext:value-type="float">
            <text:p>14.24614127748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2207.399" calcext:value-type="float">
            <text:p>1619392207.399</text:p>
          </table:table-cell>
          <table:table-cell table:style-name="ce1" office:value-type="float" office:value="5.04100012779235" calcext:value-type="float">
            <text:p>5.04100012779235</text:p>
          </table:table-cell>
          <table:table-cell table:style-name="ce1" office:value-type="float" office:value="8.53005334455948" calcext:value-type="float">
            <text:p>8.53005334455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2214.756" calcext:value-type="float">
            <text:p>1619392214.756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8.76843383554068" calcext:value-type="float">
            <text:p>8.768433835540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2222.035" calcext:value-type="float">
            <text:p>1619392222.035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14.3369180310061" calcext:value-type="float">
            <text:p>14.3369180310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2229.307" calcext:value-type="float">
            <text:p>1619392229.307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4.2970611217461" calcext:value-type="float">
            <text:p>14.2970611217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92236.607" calcext:value-type="float">
            <text:p>1619392236.607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9.46185697479389" calcext:value-type="float">
            <text:p>9.461856974793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2243.936" calcext:value-type="float">
            <text:p>1619392243.936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9.68188129929602" calcext:value-type="float">
            <text:p>9.681881299296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2251.273" calcext:value-type="float">
            <text:p>1619392251.273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5.0524855667984" calcext:value-type="float">
            <text:p>15.05248556679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2258.588" calcext:value-type="float">
            <text:p>1619392258.588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4.2857143938406" calcext:value-type="float">
            <text:p>14.2857143938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2265.893" calcext:value-type="float">
            <text:p>1619392265.893</text:p>
          </table:table-cell>
          <table:table-cell table:style-name="ce1" office:value-type="float" office:value="5.05300021171569" calcext:value-type="float">
            <text:p>5.05300021171569</text:p>
          </table:table-cell>
          <table:table-cell table:style-name="ce1" office:value-type="float" office:value="13.0615470482219" calcext:value-type="float">
            <text:p>13.06154704822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2273.226" calcext:value-type="float">
            <text:p>1619392273.226</text:p>
          </table:table-cell>
          <table:table-cell table:style-name="ce1" office:value-type="float" office:value="5.13699984550476" calcext:value-type="float">
            <text:p>5.13699984550476</text:p>
          </table:table-cell>
          <table:table-cell table:style-name="ce1" office:value-type="float" office:value="11.8746353581029" calcext:value-type="float">
            <text:p>11.87463535810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392280.64" calcext:value-type="float">
            <text:p>1619392280.64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14.9820221620698" calcext:value-type="float">
            <text:p>14.98202216206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2287.911" calcext:value-type="float">
            <text:p>1619392287.911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4.4525839906286" calcext:value-type="float">
            <text:p>14.45258399062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19392295.217" calcext:value-type="float">
            <text:p>1619392295.217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20.1700616130759" calcext:value-type="float">
            <text:p>20.17006161307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19392302.533" calcext:value-type="float">
            <text:p>1619392302.533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20.1075054671805" calcext:value-type="float">
            <text:p>20.10750546718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2309.821" calcext:value-type="float">
            <text:p>1619392309.821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5.0286733587624" calcext:value-type="float">
            <text:p>15.02867335876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2317.143" calcext:value-type="float">
            <text:p>1619392317.143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14.1971600968071" calcext:value-type="float">
            <text:p>14.19716009680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92324.414" calcext:value-type="float">
            <text:p>1619392324.414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8.37821661761797" calcext:value-type="float">
            <text:p>8.37821661761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2331.688" calcext:value-type="float">
            <text:p>1619392331.688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9.89119670419216" calcext:value-type="float">
            <text:p>9.891196704192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92339.023" calcext:value-type="float">
            <text:p>1619392339.02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2.7668062744654" calcext:value-type="float">
            <text:p>12.76680627446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2346.299" calcext:value-type="float">
            <text:p>1619392346.299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13.6471519141791" calcext:value-type="float">
            <text:p>13.6471519141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92353.608" calcext:value-type="float">
            <text:p>1619392353.608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9.53326741899924" calcext:value-type="float">
            <text:p>9.533267418999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2360.918" calcext:value-type="float">
            <text:p>1619392360.918</text:p>
          </table:table-cell>
          <table:table-cell table:style-name="ce1" office:value-type="float" office:value="5.10700011253356" calcext:value-type="float">
            <text:p>5.10700011253356</text:p>
          </table:table-cell>
          <table:table-cell table:style-name="ce1" office:value-type="float" office:value="9.59467376547427" calcext:value-type="float">
            <text:p>9.594673765474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2368.296" calcext:value-type="float">
            <text:p>1619392368.296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15.0138284187879" calcext:value-type="float">
            <text:p>15.01382841878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2375.623" calcext:value-type="float">
            <text:p>1619392375.623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14.2630742100956" calcext:value-type="float">
            <text:p>14.26307421009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2382.935" calcext:value-type="float">
            <text:p>1619392382.935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9.98601963346297" calcext:value-type="float">
            <text:p>9.98601963346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92390.203" calcext:value-type="float">
            <text:p>1619392390.203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9.54084694185633" calcext:value-type="float">
            <text:p>9.540846941856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2397.514" calcext:value-type="float">
            <text:p>1619392397.514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0.7227958413096" calcext:value-type="float">
            <text:p>10.72279584130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2404.797" calcext:value-type="float">
            <text:p>1619392404.797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1.302795993263" calcext:value-type="float">
            <text:p>11.302795993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392412.098" calcext:value-type="float">
            <text:p>1619392412.098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7.95861516471184" calcext:value-type="float">
            <text:p>7.95861516471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92419.403" calcext:value-type="float">
            <text:p>1619392419.403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7.54417320747874" calcext:value-type="float">
            <text:p>7.544173207478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2426.709" calcext:value-type="float">
            <text:p>1619392426.709</text:p>
          </table:table-cell>
          <table:table-cell table:style-name="ce1" office:value-type="float" office:value="5.05899977684021" calcext:value-type="float">
            <text:p>5.05899977684021</text:p>
          </table:table-cell>
          <table:table-cell table:style-name="ce1" office:value-type="float" office:value="13.4413921722827" calcext:value-type="float">
            <text:p>13.44139217228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2434.037" calcext:value-type="float">
            <text:p>1619392434.037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3.1526501283934" calcext:value-type="float">
            <text:p>13.15265012839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2441.316" calcext:value-type="float">
            <text:p>1619392441.316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4.348345594611" calcext:value-type="float">
            <text:p>14.3483455946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2448.617" calcext:value-type="float">
            <text:p>1619392448.617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13.9026816527072" calcext:value-type="float">
            <text:p>13.90268165270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92455.928" calcext:value-type="float">
            <text:p>1619392455.928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10.377170395349" calcext:value-type="float">
            <text:p>10.3771703953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2463.2" calcext:value-type="float">
            <text:p>1619392463.2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2.4752476425477" calcext:value-type="float">
            <text:p>12.4752476425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92470.517" calcext:value-type="float">
            <text:p>1619392470.517</text:p>
          </table:table-cell>
          <table:table-cell table:style-name="ce1" office:value-type="float" office:value="5.08700013160705" calcext:value-type="float">
            <text:p>5.08700013160705</text:p>
          </table:table-cell>
          <table:table-cell table:style-name="ce1" office:value-type="float" office:value="8.05975996447389" calcext:value-type="float">
            <text:p>8.059759964473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392477.874" calcext:value-type="float">
            <text:p>1619392477.874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7.72736289490705" calcext:value-type="float">
            <text:p>7.727362894907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2485.196" calcext:value-type="float">
            <text:p>1619392485.196</text:p>
          </table:table-cell>
          <table:table-cell table:style-name="ce1" office:value-type="float" office:value="5.04099988937377" calcext:value-type="float">
            <text:p>5.04099988937377</text:p>
          </table:table-cell>
          <table:table-cell table:style-name="ce1" office:value-type="float" office:value="13.4893873224122" calcext:value-type="float">
            <text:p>13.48938732241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2492.507" calcext:value-type="float">
            <text:p>1619392492.507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13.0357496489059" calcext:value-type="float">
            <text:p>13.03574964890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2499.835" calcext:value-type="float">
            <text:p>1619392499.835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3.3973207300595" calcext:value-type="float">
            <text:p>13.3973207300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2507.094" calcext:value-type="float">
            <text:p>1619392507.094</text:p>
          </table:table-cell>
          <table:table-cell table:style-name="ce1" office:value-type="float" office:value="5.06499981880188" calcext:value-type="float">
            <text:p>5.06499981880188</text:p>
          </table:table-cell>
          <table:table-cell table:style-name="ce1" office:value-type="float" office:value="12.833169264629" calcext:value-type="float">
            <text:p>12.8331692646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2514.418" calcext:value-type="float">
            <text:p>1619392514.418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13.9220362729107" calcext:value-type="float">
            <text:p>13.92203627291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2521.777" calcext:value-type="float">
            <text:p>1619392521.777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1.7929241959973" calcext:value-type="float">
            <text:p>11.79292419599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92529.04" calcext:value-type="float">
            <text:p>1619392529.04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8.91972236263214" calcext:value-type="float">
            <text:p>8.919722362632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2536.348" calcext:value-type="float">
            <text:p>1619392536.348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8.62237911843806" calcext:value-type="float">
            <text:p>8.622379118438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2543.731" calcext:value-type="float">
            <text:p>1619392543.731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13.3174315585627" calcext:value-type="float">
            <text:p>13.31743155856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2551.03" calcext:value-type="float">
            <text:p>1619392551.03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2.9948018363664" calcext:value-type="float">
            <text:p>12.9948018363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619392558.294" calcext:value-type="float">
            <text:p>1619392558.294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6.5239896413464" calcext:value-type="float">
            <text:p>16.52398964134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392565.585" calcext:value-type="float">
            <text:p>1619392565.585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5.7946691206755" calcext:value-type="float">
            <text:p>15.79466912067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2572.92" calcext:value-type="float">
            <text:p>1619392572.92</text:p>
          </table:table-cell>
          <table:table-cell table:style-name="ce1" office:value-type="float" office:value="5.02899980545043" calcext:value-type="float">
            <text:p>5.02899980545043</text:p>
          </table:table-cell>
          <table:table-cell table:style-name="ce1" office:value-type="float" office:value="13.7204220857629" calcext:value-type="float">
            <text:p>13.72042208576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2580.275" calcext:value-type="float">
            <text:p>1619392580.275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11.7811504020409" calcext:value-type="float">
            <text:p>11.78115040204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2587.555" calcext:value-type="float">
            <text:p>1619392587.555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9.7454258531478" calcext:value-type="float">
            <text:p>9.74542585314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2594.864" calcext:value-type="float">
            <text:p>1619392594.864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8.73882846741596" calcext:value-type="float">
            <text:p>8.738828467415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2602.181" calcext:value-type="float">
            <text:p>1619392602.181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13.5512159276537" calcext:value-type="float">
            <text:p>13.55121592765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2609.459" calcext:value-type="float">
            <text:p>1619392609.459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3.1395580280585" calcext:value-type="float">
            <text:p>13.1395580280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619392616.76" calcext:value-type="float">
            <text:p>1619392616.76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22.3939754091505" calcext:value-type="float">
            <text:p>22.39397540915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619392624.055" calcext:value-type="float">
            <text:p>1619392624.055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21.1881190119461" calcext:value-type="float">
            <text:p>21.1881190119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19392631.363" calcext:value-type="float">
            <text:p>1619392631.363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24.8508947735566" calcext:value-type="float">
            <text:p>24.85089477355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619392638.646" calcext:value-type="float">
            <text:p>1619392638.646</text:p>
          </table:table-cell>
          <table:table-cell table:style-name="ce1" office:value-type="float" office:value="5.0400002002716" calcext:value-type="float">
            <text:p>5.0400002002716</text:p>
          </table:table-cell>
          <table:table-cell table:style-name="ce1" office:value-type="float" office:value="19.6428563623201" calcext:value-type="float">
            <text:p>19.64285636232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19392645.951" calcext:value-type="float">
            <text:p>1619392645.951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25.4473162481219" calcext:value-type="float">
            <text:p>25.44731624812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619392653.233" calcext:value-type="float">
            <text:p>1619392653.233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25.5952382889644" calcext:value-type="float">
            <text:p>25.59523828896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619392660.518" calcext:value-type="float">
            <text:p>1619392660.518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23.5434952163111" calcext:value-type="float">
            <text:p>23.54349521631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619392667.783" calcext:value-type="float">
            <text:p>1619392667.7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.2" calcext:value-type="float">
            <text:p>24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392675.038" calcext:value-type="float">
            <text:p>1619392675.038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4.8514852887473" calcext:value-type="float">
            <text:p>14.85148528874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2682.333" calcext:value-type="float">
            <text:p>1619392682.333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14.5158081851671" calcext:value-type="float">
            <text:p>14.51580818516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2689.617" calcext:value-type="float">
            <text:p>1619392689.617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18.1927234380627" calcext:value-type="float">
            <text:p>18.19272343806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392696.861" calcext:value-type="float">
            <text:p>1619392696.861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16.6765934060056" calcext:value-type="float">
            <text:p>16.67659340600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392704.173" calcext:value-type="float">
            <text:p>1619392704.173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5.9267370037073" calcext:value-type="float">
            <text:p>15.92673700370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392711.431" calcext:value-type="float">
            <text:p>1619392711.431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6.6832171932607" calcext:value-type="float">
            <text:p>16.68321719326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619392718.72" calcext:value-type="float">
            <text:p>1619392718.7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8.363273488049" calcext:value-type="float">
            <text:p>18.363273488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19392725.99" calcext:value-type="float">
            <text:p>1619392725.99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7.3930424579058" calcext:value-type="float">
            <text:p>17.39304245790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619392733.241" calcext:value-type="float">
            <text:p>1619392733.24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22.772672601762" calcext:value-type="float">
            <text:p>22.7726726017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619392740.497" calcext:value-type="float">
            <text:p>1619392740.497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22.1870043268153" calcext:value-type="float">
            <text:p>22.18700432681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619392747.79" calcext:value-type="float">
            <text:p>1619392747.79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23.084576676315" calcext:value-type="float">
            <text:p>23.0845766763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19392755.059" calcext:value-type="float">
            <text:p>1619392755.059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23.9616618346595" calcext:value-type="float">
            <text:p>23.9616618346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619392762.339" calcext:value-type="float">
            <text:p>1619392762.339</text:p>
          </table:table-cell>
          <table:table-cell table:style-name="ce1" office:value-type="float" office:value="5.15300011634826" calcext:value-type="float">
            <text:p>5.15300011634826</text:p>
          </table:table-cell>
          <table:table-cell table:style-name="ce1" office:value-type="float" office:value="24.451775112571" calcext:value-type="float">
            <text:p>24.4517751125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619392769.734" calcext:value-type="float">
            <text:p>1619392769.734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25.3746247944265" calcext:value-type="float">
            <text:p>25.37462479442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619392776.988" calcext:value-type="float">
            <text:p>1619392776.988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24.3419751929548" calcext:value-type="float">
            <text:p>24.34197519295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619392784.296" calcext:value-type="float">
            <text:p>1619392784.29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24.3318710580573" calcext:value-type="float">
            <text:p>24.3318710580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2791.564" calcext:value-type="float">
            <text:p>1619392791.56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4.3942420341289" calcext:value-type="float">
            <text:p>14.3942420341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2798.813" calcext:value-type="float">
            <text:p>1619392798.813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4.4985101798575" calcext:value-type="float">
            <text:p>14.49851017985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619392806.097" calcext:value-type="float">
            <text:p>1619392806.097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18.2757244947896" calcext:value-type="float">
            <text:p>18.27572449478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19392813.374" calcext:value-type="float">
            <text:p>1619392813.37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7.1656686953502" calcext:value-type="float">
            <text:p>17.16566869535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19392820.634" calcext:value-type="float">
            <text:p>1619392820.634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17.711443290277" calcext:value-type="float">
            <text:p>17.711443290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2827.938" calcext:value-type="float">
            <text:p>1619392827.938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15.3020665754497" calcext:value-type="float">
            <text:p>15.30206657544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2835.221" calcext:value-type="float">
            <text:p>1619392835.221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8.0734852926991" calcext:value-type="float">
            <text:p>18.07348529269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392842.509" calcext:value-type="float">
            <text:p>1619392842.509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6.9322709806688" calcext:value-type="float">
            <text:p>16.93227098066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19392849.777" calcext:value-type="float">
            <text:p>1619392849.777</text:p>
          </table:table-cell>
          <table:table-cell table:style-name="ce1" office:value-type="float" office:value="5.04100012779235" calcext:value-type="float">
            <text:p>5.04100012779235</text:p>
          </table:table-cell>
          <table:table-cell table:style-name="ce1" office:value-type="float" office:value="25.391786700084" calcext:value-type="float">
            <text:p>25.3917867000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619392857.067" calcext:value-type="float">
            <text:p>1619392857.067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25.1884170183955" calcext:value-type="float">
            <text:p>25.1884170183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619392864.355" calcext:value-type="float">
            <text:p>1619392864.35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24.7356871567768" calcext:value-type="float">
            <text:p>24.73568715677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619392871.616" calcext:value-type="float">
            <text:p>1619392871.616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24.1967470570413" calcext:value-type="float">
            <text:p>24.1967470570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619392878.907" calcext:value-type="float">
            <text:p>1619392878.907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26.3367925117536" calcext:value-type="float">
            <text:p>26.3367925117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619392886.177" calcext:value-type="float">
            <text:p>1619392886.177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22.0719823089528" calcext:value-type="float">
            <text:p>22.07198230895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619392893.461" calcext:value-type="float">
            <text:p>1619392893.46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25.1798563742451" calcext:value-type="float">
            <text:p>25.17985637424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619392900.713" calcext:value-type="float">
            <text:p>1619392900.713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23.0983679388433" calcext:value-type="float">
            <text:p>23.09836793884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19392907.991" calcext:value-type="float">
            <text:p>1619392907.991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17.9964001227133" calcext:value-type="float">
            <text:p>17.99640012271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392915.245" calcext:value-type="float">
            <text:p>1619392915.245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6.9626815699446" calcext:value-type="float">
            <text:p>16.96268156994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619392922.506" calcext:value-type="float">
            <text:p>1619392922.506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18.3596091610021" calcext:value-type="float">
            <text:p>18.35960916100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19392929.782" calcext:value-type="float">
            <text:p>1619392929.782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7.1896861161994" calcext:value-type="float">
            <text:p>17.18968611619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2937.042" calcext:value-type="float">
            <text:p>1619392937.042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8.1528026715056" calcext:value-type="float">
            <text:p>18.15280267150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19392944.304" calcext:value-type="float">
            <text:p>1619392944.304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7.169095412125" calcext:value-type="float">
            <text:p>17.1690954121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2951.588" calcext:value-type="float">
            <text:p>1619392951.588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5.3142406263751" calcext:value-type="float">
            <text:p>15.31424062637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392958.865" calcext:value-type="float">
            <text:p>1619392958.865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6.3967208935056" calcext:value-type="float">
            <text:p>16.39672089350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619392966.107" calcext:value-type="float">
            <text:p>1619392966.107</text:p>
          </table:table-cell>
          <table:table-cell table:style-name="ce1" office:value-type="float" office:value="5.04899978637695" calcext:value-type="float">
            <text:p>5.04899978637695</text:p>
          </table:table-cell>
          <table:table-cell table:style-name="ce1" office:value-type="float" office:value="25.9457329258479" calcext:value-type="float">
            <text:p>25.9457329258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619392973.41" calcext:value-type="float">
            <text:p>1619392973.41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24.3367244606998" calcext:value-type="float">
            <text:p>24.33672446069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19392980.692" calcext:value-type="float">
            <text:p>1619392980.692</text:p>
          </table:table-cell>
          <table:table-cell table:style-name="ce1" office:value-type="float" office:value="5.05700016021728" calcext:value-type="float">
            <text:p>5.05700016021728</text:p>
          </table:table-cell>
          <table:table-cell table:style-name="ce1" office:value-type="float" office:value="24.7182115957514" calcext:value-type="float">
            <text:p>24.71821159575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619392988.012" calcext:value-type="float">
            <text:p>1619392988.012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23.5811353346105" calcext:value-type="float">
            <text:p>23.58113533461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619392995.261" calcext:value-type="float">
            <text:p>1619392995.26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25.3644898689959" calcext:value-type="float">
            <text:p>25.36448986899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619393002.529" calcext:value-type="float">
            <text:p>1619393002.529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25.5496136594342" calcext:value-type="float">
            <text:p>25.54961365943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619393009.84" calcext:value-type="float">
            <text:p>1619393009.84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21.695859147775" calcext:value-type="float">
            <text:p>21.6958591477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619393017.123" calcext:value-type="float">
            <text:p>1619393017.123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24.1823584053582" calcext:value-type="float">
            <text:p>24.18235840535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19393024.425" calcext:value-type="float">
            <text:p>1619393024.425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17.7964401213498" calcext:value-type="float">
            <text:p>17.79644012134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393031.681" calcext:value-type="float">
            <text:p>1619393031.681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6.9694547677979" calcext:value-type="float">
            <text:p>16.96945476779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3038.941" calcext:value-type="float">
            <text:p>1619393038.94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8.1854518258437" calcext:value-type="float">
            <text:p>18.18545182584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393046.186" calcext:value-type="float">
            <text:p>1619393046.186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6.9086932242928" calcext:value-type="float">
            <text:p>16.90869322429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19393053.471" calcext:value-type="float">
            <text:p>1619393053.471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17.860686522485" calcext:value-type="float">
            <text:p>17.8606865224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19393060.763" calcext:value-type="float">
            <text:p>1619393060.763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7.1246512796008" calcext:value-type="float">
            <text:p>17.1246512796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3068.036" calcext:value-type="float">
            <text:p>1619393068.036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8.1202705400427" calcext:value-type="float">
            <text:p>18.12027054004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393075.326" calcext:value-type="float">
            <text:p>1619393075.326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5.4700513971248" calcext:value-type="float">
            <text:p>15.47005139712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19393082.618" calcext:value-type="float">
            <text:p>1619393082.618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8.8305249877789" calcext:value-type="float">
            <text:p>18.83052498777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393089.915" calcext:value-type="float">
            <text:p>1619393089.915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6.2537163052408" calcext:value-type="float">
            <text:p>16.25371630524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619393097.22" calcext:value-type="float">
            <text:p>1619393097.22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20.845741757507" calcext:value-type="float">
            <text:p>20.845741757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19393104.513" calcext:value-type="float">
            <text:p>1619393104.513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9.5882469696226" calcext:value-type="float">
            <text:p>19.58824696962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393111.769" calcext:value-type="float">
            <text:p>1619393111.769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16.2795316582436" calcext:value-type="float">
            <text:p>16.27953165824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393119.064" calcext:value-type="float">
            <text:p>1619393119.064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15.7245217676535" calcext:value-type="float">
            <text:p>15.72452176765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393126.331" calcext:value-type="float">
            <text:p>1619393126.331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6.7097674216541" calcext:value-type="float">
            <text:p>16.70976742165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3133.626" calcext:value-type="float">
            <text:p>1619393133.626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3.7395457940983" calcext:value-type="float">
            <text:p>13.7395457940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19393140.896" calcext:value-type="float">
            <text:p>1619393140.896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7.6377328443752" calcext:value-type="float">
            <text:p>17.63773284437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3148.189" calcext:value-type="float">
            <text:p>1619393148.189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15.1063402753845" calcext:value-type="float">
            <text:p>15.10634027538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19393155.471" calcext:value-type="float">
            <text:p>1619393155.471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9.4059407772965" calcext:value-type="float">
            <text:p>19.40594077729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19393162.778" calcext:value-type="float">
            <text:p>1619393162.778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20.011888522708" calcext:value-type="float">
            <text:p>20.0118885227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393170.074" calcext:value-type="float">
            <text:p>1619393170.074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6.2859977362783" calcext:value-type="float">
            <text:p>16.28599773627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3177.36" calcext:value-type="float">
            <text:p>1619393177.36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15.3846150328412" calcext:value-type="float">
            <text:p>15.38461503284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619393184.623" calcext:value-type="float">
            <text:p>1619393184.623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16.5042750598476" calcext:value-type="float">
            <text:p>16.50427505984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393191.899" calcext:value-type="float">
            <text:p>1619393191.899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15.7213927364559" calcext:value-type="float">
            <text:p>15.72139273645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393199.191" calcext:value-type="float">
            <text:p>1619393199.191</text:p>
          </table:table-cell>
          <table:table-cell table:style-name="ce1" office:value-type="float" office:value="5.33999991416931" calcext:value-type="float">
            <text:p>5.33999991416931</text:p>
          </table:table-cell>
          <table:table-cell table:style-name="ce1" office:value-type="float" office:value="14.7940077284231" calcext:value-type="float">
            <text:p>14.79400772842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3206.813" calcext:value-type="float">
            <text:p>1619393206.813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8.1383298239024" calcext:value-type="float">
            <text:p>18.13832982390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19393214.081" calcext:value-type="float">
            <text:p>1619393214.08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9.5843327355239" calcext:value-type="float">
            <text:p>19.58433273552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19393221.337" calcext:value-type="float">
            <text:p>1619393221.337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9.0665339351551" calcext:value-type="float">
            <text:p>19.0665339351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393228.641" calcext:value-type="float">
            <text:p>1619393228.64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6.3803434503902" calcext:value-type="float">
            <text:p>16.38034345039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393235.899" calcext:value-type="float">
            <text:p>1619393235.899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15.6932851640041" calcext:value-type="float">
            <text:p>15.69328516400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619393243.179" calcext:value-type="float">
            <text:p>1619393243.179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6.4911583798564" calcext:value-type="float">
            <text:p>16.4911583798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393250.469" calcext:value-type="float">
            <text:p>1619393250.469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15.9394307529386" calcext:value-type="float">
            <text:p>15.93943075293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93257.749" calcext:value-type="float">
            <text:p>1619393257.749</text:p>
          </table:table-cell>
          <table:table-cell table:style-name="ce1" office:value-type="float" office:value="5.14800000190734" calcext:value-type="float">
            <text:p>5.14800000190734</text:p>
          </table:table-cell>
          <table:table-cell table:style-name="ce1" office:value-type="float" office:value="12.4320124274063" calcext:value-type="float">
            <text:p>12.4320124274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19393265.156" calcext:value-type="float">
            <text:p>1619393265.156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17.2824785983337" calcext:value-type="float">
            <text:p>17.2824785983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619393272.441" calcext:value-type="float">
            <text:p>1619393272.441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20.8830544093661" calcext:value-type="float">
            <text:p>20.88305440936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619393279.727" calcext:value-type="float">
            <text:p>1619393279.727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8.4121951737585" calcext:value-type="float">
            <text:p>18.4121951737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393287.041" calcext:value-type="float">
            <text:p>1619393287.041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16.7064435274928" calcext:value-type="float">
            <text:p>16.70644352749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393294.316" calcext:value-type="float">
            <text:p>1619393294.316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5.6342767499466" calcext:value-type="float">
            <text:p>15.63427674994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393301.629" calcext:value-type="float">
            <text:p>1619393301.62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6.976233376887" calcext:value-type="float">
            <text:p>16.9762333768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393308.886" calcext:value-type="float">
            <text:p>1619393308.886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5.8950924143194" calcext:value-type="float">
            <text:p>15.89509241431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3316.182" calcext:value-type="float">
            <text:p>1619393316.182</text:p>
          </table:table-cell>
          <table:table-cell table:style-name="ce1" office:value-type="float" office:value="5.12000012397766" calcext:value-type="float">
            <text:p>5.12000012397766</text:p>
          </table:table-cell>
          <table:table-cell table:style-name="ce1" office:value-type="float" office:value="8.39843729663699" calcext:value-type="float">
            <text:p>8.398437296636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3323.598" calcext:value-type="float">
            <text:p>1619393323.598</text:p>
          </table:table-cell>
          <table:table-cell table:style-name="ce1" office:value-type="float" office:value="5.26999998092651" calcext:value-type="float">
            <text:p>5.26999998092651</text:p>
          </table:table-cell>
          <table:table-cell table:style-name="ce1" office:value-type="float" office:value="6.83111956931561" calcext:value-type="float">
            <text:p>6.83111956931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3331.144" calcext:value-type="float">
            <text:p>1619393331.144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9.75318485037834" calcext:value-type="float">
            <text:p>9.753184850378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93338.434" calcext:value-type="float">
            <text:p>1619393338.434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0.3544403085958" calcext:value-type="float">
            <text:p>10.35444030859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3345.724" calcext:value-type="float">
            <text:p>1619393345.724</text:p>
          </table:table-cell>
          <table:table-cell table:style-name="ce1" office:value-type="float" office:value="5.07700014114379" calcext:value-type="float">
            <text:p>5.07700014114379</text:p>
          </table:table-cell>
          <table:table-cell table:style-name="ce1" office:value-type="float" office:value="8.46956840744001" calcext:value-type="float">
            <text:p>8.46956840744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93353.072" calcext:value-type="float">
            <text:p>1619393353.072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8.14299886813918" calcext:value-type="float">
            <text:p>8.142998868139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3360.375" calcext:value-type="float">
            <text:p>1619393360.375</text:p>
          </table:table-cell>
          <table:table-cell table:style-name="ce1" office:value-type="float" office:value="5.09200000762939" calcext:value-type="float">
            <text:p>5.09200000762939</text:p>
          </table:table-cell>
          <table:table-cell table:style-name="ce1" office:value-type="float" office:value="9.81932441576679" calcext:value-type="float">
            <text:p>9.819324415766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93367.733" calcext:value-type="float">
            <text:p>1619393367.733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10.4598383496596" calcext:value-type="float">
            <text:p>10.45983834965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93375.063" calcext:value-type="float">
            <text:p>1619393375.063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4.74965369618631" calcext:value-type="float">
            <text:p>4.749653696186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393382.394" calcext:value-type="float">
            <text:p>1619393382.394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4.57984881546031" calcext:value-type="float">
            <text:p>4.579848815460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93389.689" calcext:value-type="float">
            <text:p>1619393389.689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0.9956015538484" calcext:value-type="float">
            <text:p>10.99560155384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3396.952" calcext:value-type="float">
            <text:p>1619393396.952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1.5468843276878" calcext:value-type="float">
            <text:p>11.54688432768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393404.236" calcext:value-type="float">
            <text:p>1619393404.236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7.75656343413805" calcext:value-type="float">
            <text:p>7.756563434138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393411.555" calcext:value-type="float">
            <text:p>1619393411.555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7.73349199539047" calcext:value-type="float">
            <text:p>7.733491995390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3418.872" calcext:value-type="float">
            <text:p>1619393418.872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11.2359551575677" calcext:value-type="float">
            <text:p>11.23595515756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3426.215" calcext:value-type="float">
            <text:p>1619393426.215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11.3886111282071" calcext:value-type="float">
            <text:p>11.38861112820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3433.5" calcext:value-type="float">
            <text:p>1619393433.5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9.8116170389376" calcext:value-type="float">
            <text:p>9.81161703893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93440.877" calcext:value-type="float">
            <text:p>1619393440.877</text:p>
          </table:table-cell>
          <table:table-cell table:style-name="ce1" office:value-type="float" office:value="5.08699989318847" calcext:value-type="float">
            <text:p>5.08699989318847</text:p>
          </table:table-cell>
          <table:table-cell table:style-name="ce1" office:value-type="float" office:value="8.25633986276238" calcext:value-type="float">
            <text:p>8.256339862762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93448.247" calcext:value-type="float">
            <text:p>1619393448.247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9.0373282466955" calcext:value-type="float">
            <text:p>9.0373282466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93455.591" calcext:value-type="float">
            <text:p>1619393455.591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10.323605441813" calcext:value-type="float">
            <text:p>10.3236054418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93462.898" calcext:value-type="float">
            <text:p>1619393462.898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10.0294984498338" calcext:value-type="float">
            <text:p>10.02949844983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3470.267" calcext:value-type="float">
            <text:p>1619393470.267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0.7100355826248" calcext:value-type="float">
            <text:p>10.71003558262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93477.573" calcext:value-type="float">
            <text:p>1619393477.573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10.4495267588658" calcext:value-type="float">
            <text:p>10.44952675886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3484.918" calcext:value-type="float">
            <text:p>1619393484.918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0.7419933424919" calcext:value-type="float">
            <text:p>10.74199334249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93492.203" calcext:value-type="float">
            <text:p>1619393492.203</text:p>
          </table:table-cell>
          <table:table-cell table:style-name="ce1" office:value-type="float" office:value="5.09099984169006" calcext:value-type="float">
            <text:p>5.09099984169006</text:p>
          </table:table-cell>
          <table:table-cell table:style-name="ce1" office:value-type="float" office:value="4.71420167870849" calcext:value-type="float">
            <text:p>4.714201678708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393499.56" calcext:value-type="float">
            <text:p>1619393499.5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4.78373533817206" calcext:value-type="float">
            <text:p>4.783735338172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93506.876" calcext:value-type="float">
            <text:p>1619393506.876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9.31615446763802" calcext:value-type="float">
            <text:p>9.316154467638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3514.179" calcext:value-type="float">
            <text:p>1619393514.179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11.5653038458128" calcext:value-type="float">
            <text:p>11.56530384581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93521.459" calcext:value-type="float">
            <text:p>1619393521.459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8.09157306294429" calcext:value-type="float">
            <text:p>8.091573062944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93528.803" calcext:value-type="float">
            <text:p>1619393528.803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7.590890867254" calcext:value-type="float">
            <text:p>7.5908908672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3536.089" calcext:value-type="float">
            <text:p>1619393536.089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11.0344826549428" calcext:value-type="float">
            <text:p>11.03448265494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3543.436" calcext:value-type="float">
            <text:p>1619393543.436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1.583782774817" calcext:value-type="float">
            <text:p>11.583782774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93550.705" calcext:value-type="float">
            <text:p>1619393550.705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0.3937636981671" calcext:value-type="float">
            <text:p>10.39376369816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3557.978" calcext:value-type="float">
            <text:p>1619393557.978</text:p>
          </table:table-cell>
          <table:table-cell table:style-name="ce1" office:value-type="float" office:value="5.16400003433227" calcext:value-type="float">
            <text:p>5.16400003433227</text:p>
          </table:table-cell>
          <table:table-cell table:style-name="ce1" office:value-type="float" office:value="11.2316033335386" calcext:value-type="float">
            <text:p>11.23160333353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3565.417" calcext:value-type="float">
            <text:p>1619393565.417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11.3455415606441" calcext:value-type="float">
            <text:p>11.34554156064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93572.743" calcext:value-type="float">
            <text:p>1619393572.743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0.1010100514042" calcext:value-type="float">
            <text:p>10.10101005140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393580.046" calcext:value-type="float">
            <text:p>1619393580.046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3.1264919654643" calcext:value-type="float">
            <text:p>13.12649196546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393587.336" calcext:value-type="float">
            <text:p>1619393587.336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4.8720999911355" calcext:value-type="float">
            <text:p>14.87209999113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3594.663" calcext:value-type="float">
            <text:p>1619393594.663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1.3908874073966" calcext:value-type="float">
            <text:p>11.39088740739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3601.933" calcext:value-type="float">
            <text:p>1619393601.933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1.6669964232497" calcext:value-type="float">
            <text:p>11.66699642324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3609.263" calcext:value-type="float">
            <text:p>1619393609.26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6.38850061846511" calcext:value-type="float">
            <text:p>6.388500618465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393616.543" calcext:value-type="float">
            <text:p>1619393616.543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7.74885755198074" calcext:value-type="float">
            <text:p>7.748857551980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3623.845" calcext:value-type="float">
            <text:p>1619393623.845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11.2625966134668" calcext:value-type="float">
            <text:p>11.26259661346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3631.187" calcext:value-type="float">
            <text:p>1619393631.187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9.97207830248252" calcext:value-type="float">
            <text:p>9.972078302482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93638.461" calcext:value-type="float">
            <text:p>1619393638.461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8.98203594524139" calcext:value-type="float">
            <text:p>8.98203594524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3645.741" calcext:value-type="float">
            <text:p>1619393645.741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8.65971250220364" calcext:value-type="float">
            <text:p>8.659712502203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3653.092" calcext:value-type="float">
            <text:p>1619393653.092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11.1022999594111" calcext:value-type="float">
            <text:p>11.10229995941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3660.428" calcext:value-type="float">
            <text:p>1619393660.42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1.579157370968" calcext:value-type="float">
            <text:p>11.5791573709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93667.703" calcext:value-type="float">
            <text:p>1619393667.703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0.8566917026569" calcext:value-type="float">
            <text:p>10.85669170265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3675.042" calcext:value-type="float">
            <text:p>1619393675.042</text:p>
          </table:table-cell>
          <table:table-cell table:style-name="ce1" office:value-type="float" office:value="5.09399986267089" calcext:value-type="float">
            <text:p>5.09399986267089</text:p>
          </table:table-cell>
          <table:table-cell table:style-name="ce1" office:value-type="float" office:value="11.7785633328503" calcext:value-type="float">
            <text:p>11.77856333285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3682.413" calcext:value-type="float">
            <text:p>1619393682.413</text:p>
          </table:table-cell>
          <table:table-cell table:style-name="ce1" office:value-type="float" office:value="5.03799986839294" calcext:value-type="float">
            <text:p>5.03799986839294</text:p>
          </table:table-cell>
          <table:table-cell table:style-name="ce1" office:value-type="float" office:value="11.5125052630263" calcext:value-type="float">
            <text:p>11.5125052630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3689.72" calcext:value-type="float">
            <text:p>1619393689.72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11.9808309173297" calcext:value-type="float">
            <text:p>11.9808309173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3697.02" calcext:value-type="float">
            <text:p>1619393697.02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2.2408685685235" calcext:value-type="float">
            <text:p>12.24086856852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393704.353" calcext:value-type="float">
            <text:p>1619393704.353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15.6995228501367" calcext:value-type="float">
            <text:p>15.69952285013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3711.656" calcext:value-type="float">
            <text:p>1619393711.656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1.5170770147399" calcext:value-type="float">
            <text:p>11.51707701473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3718.959" calcext:value-type="float">
            <text:p>1619393718.959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2.197560664681" calcext:value-type="float">
            <text:p>12.197560664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3726.224" calcext:value-type="float">
            <text:p>1619393726.224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6.93893747463198" calcext:value-type="float">
            <text:p>6.938937474631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3733.53" calcext:value-type="float">
            <text:p>1619393733.53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7.19424467835575" calcext:value-type="float">
            <text:p>7.194244678355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3740.797" calcext:value-type="float">
            <text:p>1619393740.797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1.6854822163304" calcext:value-type="float">
            <text:p>11.6854822163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3748.122" calcext:value-type="float">
            <text:p>1619393748.122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2.0720364778068" calcext:value-type="float">
            <text:p>12.07203647780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3755.442" calcext:value-type="float">
            <text:p>1619393755.442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8.75621873929192" calcext:value-type="float">
            <text:p>8.756218739291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93762.737" calcext:value-type="float">
            <text:p>1619393762.737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9.22292001660134" calcext:value-type="float">
            <text:p>9.222920016601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3770.103" calcext:value-type="float">
            <text:p>1619393770.103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1.7179739809807" calcext:value-type="float">
            <text:p>11.71797398098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3777.397" calcext:value-type="float">
            <text:p>1619393777.397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1.9331745140585" calcext:value-type="float">
            <text:p>11.9331745140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3784.699" calcext:value-type="float">
            <text:p>1619393784.699</text:p>
          </table:table-cell>
          <table:table-cell table:style-name="ce1" office:value-type="float" office:value="5.01700019836425" calcext:value-type="float">
            <text:p>5.01700019836425</text:p>
          </table:table-cell>
          <table:table-cell table:style-name="ce1" office:value-type="float" office:value="5.97966888854841" calcext:value-type="float">
            <text:p>5.979668888548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3791.971" calcext:value-type="float">
            <text:p>1619393791.971</text:p>
          </table:table-cell>
          <table:table-cell table:style-name="ce1" office:value-type="float" office:value="5.08400011062622" calcext:value-type="float">
            <text:p>5.08400011062622</text:p>
          </table:table-cell>
          <table:table-cell table:style-name="ce1" office:value-type="float" office:value="6.29425635399099" calcext:value-type="float">
            <text:p>6.294256353990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3799.331" calcext:value-type="float">
            <text:p>1619393799.331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9.74155075123419" calcext:value-type="float">
            <text:p>9.741550751234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3806.62" calcext:value-type="float">
            <text:p>1619393806.62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9.85804411213758" calcext:value-type="float">
            <text:p>9.858044112137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93813.956" calcext:value-type="float">
            <text:p>1619393813.956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7.56218927000594" calcext:value-type="float">
            <text:p>7.562189270005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3821.333" calcext:value-type="float">
            <text:p>1619393821.333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7.17846445602175" calcext:value-type="float">
            <text:p>7.17846445602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93828.618" calcext:value-type="float">
            <text:p>1619393828.618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10.1351350045186" calcext:value-type="float">
            <text:p>10.1351350045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3835.917" calcext:value-type="float">
            <text:p>1619393835.917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10.6403939886948" calcext:value-type="float">
            <text:p>10.6403939886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393843.258" calcext:value-type="float">
            <text:p>1619393843.258</text:p>
          </table:table-cell>
          <table:table-cell table:style-name="ce1" office:value-type="float" office:value="5.04300022125244" calcext:value-type="float">
            <text:p>5.04300022125244</text:p>
          </table:table-cell>
          <table:table-cell table:style-name="ce1" office:value-type="float" office:value="8.13008094412051" calcext:value-type="float">
            <text:p>8.130080944120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3850.562" calcext:value-type="float">
            <text:p>1619393850.562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8.49298840762052" calcext:value-type="float">
            <text:p>8.492988407620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3857.893" calcext:value-type="float">
            <text:p>1619393857.893</text:p>
          </table:table-cell>
          <table:table-cell table:style-name="ce1" office:value-type="float" office:value="5.05700016021728" calcext:value-type="float">
            <text:p>5.05700016021728</text:p>
          </table:table-cell>
          <table:table-cell table:style-name="ce1" office:value-type="float" office:value="9.88728463830059" calcext:value-type="float">
            <text:p>9.887284638300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393865.206" calcext:value-type="float">
            <text:p>1619393865.206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9.86193306870908" calcext:value-type="float">
            <text:p>9.861933068709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393872.547" calcext:value-type="float">
            <text:p>1619393872.547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7.3778662464668" calcext:value-type="float">
            <text:p>7.37786624646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3879.929" calcext:value-type="float">
            <text:p>1619393879.929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6.57894732589276" calcext:value-type="float">
            <text:p>6.578947325892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93887.225" calcext:value-type="float">
            <text:p>1619393887.225</text:p>
          </table:table-cell>
          <table:table-cell table:style-name="ce1" office:value-type="float" office:value="5.02700018882751" calcext:value-type="float">
            <text:p>5.02700018882751</text:p>
          </table:table-cell>
          <table:table-cell table:style-name="ce1" office:value-type="float" office:value="10.3441412466165" calcext:value-type="float">
            <text:p>10.34414124661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3894.515" calcext:value-type="float">
            <text:p>1619393894.515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10.6698283706527" calcext:value-type="float">
            <text:p>10.66982837065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3901.85" calcext:value-type="float">
            <text:p>1619393901.85</text:p>
          </table:table-cell>
          <table:table-cell table:style-name="ce1" office:value-type="float" office:value="5.08700013160705" calcext:value-type="float">
            <text:p>5.08700013160705</text:p>
          </table:table-cell>
          <table:table-cell table:style-name="ce1" office:value-type="float" office:value="11.9913501910465" calcext:value-type="float">
            <text:p>11.9913501910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3909.205" calcext:value-type="float">
            <text:p>1619393909.205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2.5748503233379" calcext:value-type="float">
            <text:p>12.57485032333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3916.5" calcext:value-type="float">
            <text:p>1619393916.5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0.7079119936175" calcext:value-type="float">
            <text:p>10.7079119936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3923.811" calcext:value-type="float">
            <text:p>1619393923.811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0.6635073379392" calcext:value-type="float">
            <text:p>10.66350733793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3931.139" calcext:value-type="float">
            <text:p>1619393931.139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8.59484305809974" calcext:value-type="float">
            <text:p>8.594843058099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3938.428" calcext:value-type="float">
            <text:p>1619393938.428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8.74577594890686" calcext:value-type="float">
            <text:p>8.745775948906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93945.762" calcext:value-type="float">
            <text:p>1619393945.762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9.19448327145553" calcext:value-type="float">
            <text:p>9.194483271455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393953.022" calcext:value-type="float">
            <text:p>1619393953.022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10.3277063705825" calcext:value-type="float">
            <text:p>10.3277063705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3960.324" calcext:value-type="float">
            <text:p>1619393960.324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11.3977200777184" calcext:value-type="float">
            <text:p>11.3977200777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3967.603" calcext:value-type="float">
            <text:p>1619393967.603</text:p>
          </table:table-cell>
          <table:table-cell table:style-name="ce1" office:value-type="float" office:value="5.05700016021728" calcext:value-type="float">
            <text:p>5.05700016021728</text:p>
          </table:table-cell>
          <table:table-cell table:style-name="ce1" office:value-type="float" office:value="12.4579786442587" calcext:value-type="float">
            <text:p>12.45797864425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93974.936" calcext:value-type="float">
            <text:p>1619393974.936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10.1553169386293" calcext:value-type="float">
            <text:p>10.15531693862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93982.23" calcext:value-type="float">
            <text:p>1619393982.23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0.9430958514787" calcext:value-type="float">
            <text:p>10.94309585147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3989.52" calcext:value-type="float">
            <text:p>1619393989.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.8" calcext:value-type="float">
            <text:p>8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93996.802" calcext:value-type="float">
            <text:p>1619393996.802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8.90383871846095" calcext:value-type="float">
            <text:p>8.903838718460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94004.162" calcext:value-type="float">
            <text:p>1619394004.162</text:p>
          </table:table-cell>
          <table:table-cell table:style-name="ce1" office:value-type="float" office:value="5.09400010108947" calcext:value-type="float">
            <text:p>5.09400010108947</text:p>
          </table:table-cell>
          <table:table-cell table:style-name="ce1" office:value-type="float" office:value="9.03023146586938" calcext:value-type="float">
            <text:p>9.030231465869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94011.534" calcext:value-type="float">
            <text:p>1619394011.534</text:p>
          </table:table-cell>
          <table:table-cell table:style-name="ce1" office:value-type="float" office:value="5.07100009918212" calcext:value-type="float">
            <text:p>5.07100009918212</text:p>
          </table:table-cell>
          <table:table-cell table:style-name="ce1" office:value-type="float" office:value="10.4515872536756" calcext:value-type="float">
            <text:p>10.4515872536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94018.876" calcext:value-type="float">
            <text:p>1619394018.876</text:p>
          </table:table-cell>
          <table:table-cell table:style-name="ce1" office:value-type="float" office:value="5.16900014877319" calcext:value-type="float">
            <text:p>5.16900014877319</text:p>
          </table:table-cell>
          <table:table-cell table:style-name="ce1" office:value-type="float" office:value="10.25343363795" calcext:value-type="float">
            <text:p>10.253433637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4026.332" calcext:value-type="float">
            <text:p>1619394026.332</text:p>
          </table:table-cell>
          <table:table-cell table:style-name="ce1" office:value-type="float" office:value="5.17499995231628" calcext:value-type="float">
            <text:p>5.17499995231628</text:p>
          </table:table-cell>
          <table:table-cell table:style-name="ce1" office:value-type="float" office:value="10.821256138357" calcext:value-type="float">
            <text:p>10.8212561383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94033.807" calcext:value-type="float">
            <text:p>1619394033.807</text:p>
          </table:table-cell>
          <table:table-cell table:style-name="ce1" office:value-type="float" office:value="5.20300006866455" calcext:value-type="float">
            <text:p>5.20300006866455</text:p>
          </table:table-cell>
          <table:table-cell table:style-name="ce1" office:value-type="float" office:value="10.1864307708155" calcext:value-type="float">
            <text:p>10.1864307708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4041.324" calcext:value-type="float">
            <text:p>1619394041.324</text:p>
          </table:table-cell>
          <table:table-cell table:style-name="ce1" office:value-type="float" office:value="5.16000008583068" calcext:value-type="float">
            <text:p>5.16000008583068</text:p>
          </table:table-cell>
          <table:table-cell table:style-name="ce1" office:value-type="float" office:value="11.4341083369384" calcext:value-type="float">
            <text:p>11.43410833693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4048.807" calcext:value-type="float">
            <text:p>1619394048.807</text:p>
          </table:table-cell>
          <table:table-cell table:style-name="ce1" office:value-type="float" office:value="5.04700016975402" calcext:value-type="float">
            <text:p>5.04700016975402</text:p>
          </table:table-cell>
          <table:table-cell table:style-name="ce1" office:value-type="float" office:value="11.0957000428888" calcext:value-type="float">
            <text:p>11.09570004288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94056.174" calcext:value-type="float">
            <text:p>1619394056.174</text:p>
          </table:table-cell>
          <table:table-cell table:style-name="ce1" office:value-type="float" office:value="5.3050000667572" calcext:value-type="float">
            <text:p>5.3050000667572</text:p>
          </table:table-cell>
          <table:table-cell table:style-name="ce1" office:value-type="float" office:value="12.0640903288661" calcext:value-type="float">
            <text:p>12.06409032886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4063.784" calcext:value-type="float">
            <text:p>1619394063.784</text:p>
          </table:table-cell>
          <table:table-cell table:style-name="ce1" office:value-type="float" office:value="5.26900005340576" calcext:value-type="float">
            <text:p>5.26900005340576</text:p>
          </table:table-cell>
          <table:table-cell table:style-name="ce1" office:value-type="float" office:value="11.0077812511142" calcext:value-type="float">
            <text:p>11.00778125111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94071.38" calcext:value-type="float">
            <text:p>1619394071.38</text:p>
          </table:table-cell>
          <table:table-cell table:style-name="ce1" office:value-type="float" office:value="5.1729998588562" calcext:value-type="float">
            <text:p>5.1729998588562</text:p>
          </table:table-cell>
          <table:table-cell table:style-name="ce1" office:value-type="float" office:value="8.89232577906372" calcext:value-type="float">
            <text:p>8.89232577906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4078.847" calcext:value-type="float">
            <text:p>1619394078.847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2.17348345459421" calcext:value-type="float">
            <text:p>2.173483454594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086.194" calcext:value-type="float">
            <text:p>1619394086.194</text:p>
          </table:table-cell>
          <table:table-cell table:style-name="ce1" office:value-type="float" office:value="5.34400010108947" calcext:value-type="float">
            <text:p>5.34400010108947</text:p>
          </table:table-cell>
          <table:table-cell table:style-name="ce1" office:value-type="float" office:value="2.43263468452212" calcext:value-type="float">
            <text:p>2.43263468452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394093.822" calcext:value-type="float">
            <text:p>1619394093.822</text:p>
          </table:table-cell>
          <table:table-cell table:style-name="ce1" office:value-type="float" office:value="5.09399986267089" calcext:value-type="float">
            <text:p>5.09399986267089</text:p>
          </table:table-cell>
          <table:table-cell table:style-name="ce1" office:value-type="float" office:value="3.92618777761677" calcext:value-type="float">
            <text:p>3.926187777616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101.22" calcext:value-type="float">
            <text:p>1619394101.22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2.38331674189439" calcext:value-type="float">
            <text:p>2.383316741894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108.575" calcext:value-type="float">
            <text:p>1619394108.575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2.56815486110846" calcext:value-type="float">
            <text:p>2.568154861108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4115.949" calcext:value-type="float">
            <text:p>1619394115.949</text:p>
          </table:table-cell>
          <table:table-cell table:style-name="ce1" office:value-type="float" office:value="5.44200015068054" calcext:value-type="float">
            <text:p>5.44200015068054</text:p>
          </table:table-cell>
          <table:table-cell table:style-name="ce1" office:value-type="float" office:value="2.57258353773644" calcext:value-type="float">
            <text:p>2.572583537736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94123.678" calcext:value-type="float">
            <text:p>1619394123.678</text:p>
          </table:table-cell>
          <table:table-cell table:style-name="ce1" office:value-type="float" office:value="5.44000005722045" calcext:value-type="float">
            <text:p>5.44000005722045</text:p>
          </table:table-cell>
          <table:table-cell table:style-name="ce1" office:value-type="float" office:value="4.0441176045209" calcext:value-type="float">
            <text:p>4.04411760452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394131.414" calcext:value-type="float">
            <text:p>1619394131.414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2.17219593920985" calcext:value-type="float">
            <text:p>2.172195939209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4138.791" calcext:value-type="float">
            <text:p>1619394138.791</text:p>
          </table:table-cell>
          <table:table-cell table:style-name="ce1" office:value-type="float" office:value="5.21400022506713" calcext:value-type="float">
            <text:p>5.21400022506713</text:p>
          </table:table-cell>
          <table:table-cell table:style-name="ce1" office:value-type="float" office:value="10.7403140741672" calcext:value-type="float">
            <text:p>10.7403140741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4146.315" calcext:value-type="float">
            <text:p>1619394146.315</text:p>
          </table:table-cell>
          <table:table-cell table:style-name="ce1" office:value-type="float" office:value="5.30200004577636" calcext:value-type="float">
            <text:p>5.30200004577636</text:p>
          </table:table-cell>
          <table:table-cell table:style-name="ce1" office:value-type="float" office:value="11.1278761770287" calcext:value-type="float">
            <text:p>11.1278761770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4153.931" calcext:value-type="float">
            <text:p>1619394153.931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11.1567822199565" calcext:value-type="float">
            <text:p>11.15678221995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4161.355" calcext:value-type="float">
            <text:p>1619394161.355</text:p>
          </table:table-cell>
          <table:table-cell table:style-name="ce1" office:value-type="float" office:value="5.11599993705749" calcext:value-type="float">
            <text:p>5.11599993705749</text:p>
          </table:table-cell>
          <table:table-cell table:style-name="ce1" office:value-type="float" office:value="11.9233777854744" calcext:value-type="float">
            <text:p>11.92337778547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4168.789" calcext:value-type="float">
            <text:p>1619394168.789</text:p>
          </table:table-cell>
          <table:table-cell table:style-name="ce1" office:value-type="float" office:value="5.2849998474121" calcext:value-type="float">
            <text:p>5.2849998474121</text:p>
          </table:table-cell>
          <table:table-cell table:style-name="ce1" office:value-type="float" office:value="11.7313153812784" calcext:value-type="float">
            <text:p>11.7313153812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4176.388" calcext:value-type="float">
            <text:p>1619394176.388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11.9402982808526" calcext:value-type="float">
            <text:p>11.94029828085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94183.73" calcext:value-type="float">
            <text:p>1619394183.73</text:p>
          </table:table-cell>
          <table:table-cell table:style-name="ce1" office:value-type="float" office:value="5.21799993515014" calcext:value-type="float">
            <text:p>5.21799993515014</text:p>
          </table:table-cell>
          <table:table-cell table:style-name="ce1" office:value-type="float" office:value="10.1571484589286" calcext:value-type="float">
            <text:p>10.15714845892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4191.278" calcext:value-type="float">
            <text:p>1619394191.278</text:p>
          </table:table-cell>
          <table:table-cell table:style-name="ce1" office:value-type="float" office:value="5.24399995803833" calcext:value-type="float">
            <text:p>5.24399995803833</text:p>
          </table:table-cell>
          <table:table-cell table:style-name="ce1" office:value-type="float" office:value="9.34401227919343" calcext:value-type="float">
            <text:p>9.344012279193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4198.831" calcext:value-type="float">
            <text:p>1619394198.831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2.77998410700619" calcext:value-type="float">
            <text:p>2.779984107006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394206.172" calcext:value-type="float">
            <text:p>1619394206.172</text:p>
          </table:table-cell>
          <table:table-cell table:style-name="ce1" office:value-type="float" office:value="5.43500018119812" calcext:value-type="float">
            <text:p>5.43500018119812</text:p>
          </table:table-cell>
          <table:table-cell table:style-name="ce1" office:value-type="float" office:value="2.75988951240353" calcext:value-type="float">
            <text:p>2.759889512403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213.867" calcext:value-type="float">
            <text:p>1619394213.867</text:p>
          </table:table-cell>
          <table:table-cell table:style-name="ce1" office:value-type="float" office:value="5.12999987602233" calcext:value-type="float">
            <text:p>5.12999987602233</text:p>
          </table:table-cell>
          <table:table-cell table:style-name="ce1" office:value-type="float" office:value="2.33918134308113" calcext:value-type="float">
            <text:p>2.339181343081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221.303" calcext:value-type="float">
            <text:p>1619394221.303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2.59481038418084" calcext:value-type="float">
            <text:p>2.594810384180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94228.607" calcext:value-type="float">
            <text:p>1619394228.607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4.1924537304203" calcext:value-type="float">
            <text:p>4.19245373042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394235.92" calcext:value-type="float">
            <text:p>1619394235.92</text:p>
          </table:table-cell>
          <table:table-cell table:style-name="ce1" office:value-type="float" office:value="5.38399982452392" calcext:value-type="float">
            <text:p>5.38399982452392</text:p>
          </table:table-cell>
          <table:table-cell table:style-name="ce1" office:value-type="float" office:value="3.15750381762005" calcext:value-type="float">
            <text:p>3.157503817620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394243.582" calcext:value-type="float">
            <text:p>1619394243.582</text:p>
          </table:table-cell>
          <table:table-cell table:style-name="ce1" office:value-type="float" office:value="5.3989999294281" calcext:value-type="float">
            <text:p>5.3989999294281</text:p>
          </table:table-cell>
          <table:table-cell table:style-name="ce1" office:value-type="float" office:value="4.07482872523956" calcext:value-type="float">
            <text:p>4.074828725239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251.266" calcext:value-type="float">
            <text:p>1619394251.266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2.58449305644988" calcext:value-type="float">
            <text:p>2.584493056449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94258.626" calcext:value-type="float">
            <text:p>1619394258.626</text:p>
          </table:table-cell>
          <table:table-cell table:style-name="ce1" office:value-type="float" office:value="5.34599995613098" calcext:value-type="float">
            <text:p>5.34599995613098</text:p>
          </table:table-cell>
          <table:table-cell table:style-name="ce1" office:value-type="float" office:value="9.53984295145969" calcext:value-type="float">
            <text:p>9.539842951459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4266.299" calcext:value-type="float">
            <text:p>1619394266.299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11.4420990204237" calcext:value-type="float">
            <text:p>11.44209902042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4273.648" calcext:value-type="float">
            <text:p>1619394273.648</text:p>
          </table:table-cell>
          <table:table-cell table:style-name="ce1" office:value-type="float" office:value="5.31900000572204" calcext:value-type="float">
            <text:p>5.31900000572204</text:p>
          </table:table-cell>
          <table:table-cell table:style-name="ce1" office:value-type="float" office:value="10.9043053088184" calcext:value-type="float">
            <text:p>10.9043053088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4281.277" calcext:value-type="float">
            <text:p>1619394281.277</text:p>
          </table:table-cell>
          <table:table-cell table:style-name="ce1" office:value-type="float" office:value="5.34700012207031" calcext:value-type="float">
            <text:p>5.34700012207031</text:p>
          </table:table-cell>
          <table:table-cell table:style-name="ce1" office:value-type="float" office:value="12.1563490772527" calcext:value-type="float">
            <text:p>12.15634907725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94288.938" calcext:value-type="float">
            <text:p>1619394288.938</text:p>
          </table:table-cell>
          <table:table-cell table:style-name="ce1" office:value-type="float" office:value="5.26399993896484" calcext:value-type="float">
            <text:p>5.26399993896484</text:p>
          </table:table-cell>
          <table:table-cell table:style-name="ce1" office:value-type="float" office:value="10.4483283886237" calcext:value-type="float">
            <text:p>10.44832838862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4296.519" calcext:value-type="float">
            <text:p>1619394296.519</text:p>
          </table:table-cell>
          <table:table-cell table:style-name="ce1" office:value-type="float" office:value="5.26399993896484" calcext:value-type="float">
            <text:p>5.26399993896484</text:p>
          </table:table-cell>
          <table:table-cell table:style-name="ce1" office:value-type="float" office:value="11.2082068168872" calcext:value-type="float">
            <text:p>11.20820681688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4304.091" calcext:value-type="float">
            <text:p>1619394304.091</text:p>
          </table:table-cell>
          <table:table-cell table:style-name="ce1" office:value-type="float" office:value="5.07399988174438" calcext:value-type="float">
            <text:p>5.07399988174438</text:p>
          </table:table-cell>
          <table:table-cell table:style-name="ce1" office:value-type="float" office:value="11.6279072477464" calcext:value-type="float">
            <text:p>11.62790724774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4311.469" calcext:value-type="float">
            <text:p>1619394311.469</text:p>
          </table:table-cell>
          <table:table-cell table:style-name="ce1" office:value-type="float" office:value="5.24000000953674" calcext:value-type="float">
            <text:p>5.24000000953674</text:p>
          </table:table-cell>
          <table:table-cell table:style-name="ce1" office:value-type="float" office:value="10.8778625756222" calcext:value-type="float">
            <text:p>10.87786257562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319.019" calcext:value-type="float">
            <text:p>1619394319.019</text:p>
          </table:table-cell>
          <table:table-cell table:style-name="ce1" office:value-type="float" office:value="5.09899997711181" calcext:value-type="float">
            <text:p>5.09899997711181</text:p>
          </table:table-cell>
          <table:table-cell table:style-name="ce1" office:value-type="float" office:value="2.35340263853012" calcext:value-type="float">
            <text:p>2.353402638530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394326.432" calcext:value-type="float">
            <text:p>1619394326.432</text:p>
          </table:table-cell>
          <table:table-cell table:style-name="ce1" office:value-type="float" office:value="5.33899998664856" calcext:value-type="float">
            <text:p>5.33899998664856</text:p>
          </table:table-cell>
          <table:table-cell table:style-name="ce1" office:value-type="float" office:value="2.80951489745478" calcext:value-type="float">
            <text:p>2.809514897454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94334.091" calcext:value-type="float">
            <text:p>1619394334.091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.79772135125337" calcext:value-type="float">
            <text:p>3.79772135125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394341.401" calcext:value-type="float">
            <text:p>1619394341.401</text:p>
          </table:table-cell>
          <table:table-cell table:style-name="ce1" office:value-type="float" office:value="5.4079999923706" calcext:value-type="float">
            <text:p>5.4079999923706</text:p>
          </table:table-cell>
          <table:table-cell table:style-name="ce1" office:value-type="float" office:value="2.77366864296623" calcext:value-type="float">
            <text:p>2.773668642966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349.102" calcext:value-type="float">
            <text:p>1619394349.102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2.58346578546554" calcext:value-type="float">
            <text:p>2.583465785465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394356.457" calcext:value-type="float">
            <text:p>1619394356.457</text:p>
          </table:table-cell>
          <table:table-cell table:style-name="ce1" office:value-type="float" office:value="5.42100000381469" calcext:value-type="float">
            <text:p>5.42100000381469</text:p>
          </table:table-cell>
          <table:table-cell table:style-name="ce1" office:value-type="float" office:value="3.13595277403381" calcext:value-type="float">
            <text:p>3.135952774033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94364.174" calcext:value-type="float">
            <text:p>1619394364.174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4.15183859939221" calcext:value-type="float">
            <text:p>4.151838599392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4371.549" calcext:value-type="float">
            <text:p>1619394371.549</text:p>
          </table:table-cell>
          <table:table-cell table:style-name="ce1" office:value-type="float" office:value="5.44099998474121" calcext:value-type="float">
            <text:p>5.44099998474121</text:p>
          </table:table-cell>
          <table:table-cell table:style-name="ce1" office:value-type="float" office:value="2.57305643066747" calcext:value-type="float">
            <text:p>2.573056430667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4379.285" calcext:value-type="float">
            <text:p>1619394379.285</text:p>
          </table:table-cell>
          <table:table-cell table:style-name="ce1" office:value-type="float" office:value="5.10999989509582" calcext:value-type="float">
            <text:p>5.10999989509582</text:p>
          </table:table-cell>
          <table:table-cell table:style-name="ce1" office:value-type="float" office:value="8.6105676914451" calcext:value-type="float">
            <text:p>8.61056769144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4386.69" calcext:value-type="float">
            <text:p>1619394386.69</text:p>
          </table:table-cell>
          <table:table-cell table:style-name="ce1" office:value-type="float" office:value="5.11599993705749" calcext:value-type="float">
            <text:p>5.11599993705749</text:p>
          </table:table-cell>
          <table:table-cell table:style-name="ce1" office:value-type="float" office:value="13.096169043062" calcext:value-type="float">
            <text:p>13.0961690430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4394.095" calcext:value-type="float">
            <text:p>1619394394.095</text:p>
          </table:table-cell>
          <table:table-cell table:style-name="ce1" office:value-type="float" office:value="5.18400001525878" calcext:value-type="float">
            <text:p>5.18400001525878</text:p>
          </table:table-cell>
          <table:table-cell table:style-name="ce1" office:value-type="float" office:value="10.802469104006" calcext:value-type="float">
            <text:p>10.8024691040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4401.588" calcext:value-type="float">
            <text:p>1619394401.588</text:p>
          </table:table-cell>
          <table:table-cell table:style-name="ce1" office:value-type="float" office:value="5.09399986267089" calcext:value-type="float">
            <text:p>5.09399986267089</text:p>
          </table:table-cell>
          <table:table-cell table:style-name="ce1" office:value-type="float" office:value="11.9748727217311" calcext:value-type="float">
            <text:p>11.97487272173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4408.979" calcext:value-type="float">
            <text:p>1619394408.979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11.2116446563262" calcext:value-type="float">
            <text:p>11.21164465632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4416.369" calcext:value-type="float">
            <text:p>1619394416.369</text:p>
          </table:table-cell>
          <table:table-cell table:style-name="ce1" office:value-type="float" office:value="5.33100008964538" calcext:value-type="float">
            <text:p>5.33100008964538</text:p>
          </table:table-cell>
          <table:table-cell table:style-name="ce1" office:value-type="float" office:value="11.0673417760014" calcext:value-type="float">
            <text:p>11.06734177600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94424.003" calcext:value-type="float">
            <text:p>1619394424.003</text:p>
          </table:table-cell>
          <table:table-cell table:style-name="ce1" office:value-type="float" office:value="5.09299993515014" calcext:value-type="float">
            <text:p>5.09299993515014</text:p>
          </table:table-cell>
          <table:table-cell table:style-name="ce1" office:value-type="float" office:value="10.0137444825034" calcext:value-type="float">
            <text:p>10.01374448250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4431.402" calcext:value-type="float">
            <text:p>1619394431.402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12.1783537663344" calcext:value-type="float">
            <text:p>12.17835376633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438.809" calcext:value-type="float">
            <text:p>1619394438.809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2.36081057064406" calcext:value-type="float">
            <text:p>2.36081057064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394446.229" calcext:value-type="float">
            <text:p>1619394446.229</text:p>
          </table:table-cell>
          <table:table-cell table:style-name="ce1" office:value-type="float" office:value="5.41499996185302" calcext:value-type="float">
            <text:p>5.41499996185302</text:p>
          </table:table-cell>
          <table:table-cell table:style-name="ce1" office:value-type="float" office:value="3.50877195454275" calcext:value-type="float">
            <text:p>3.50877195454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453.948" calcext:value-type="float">
            <text:p>1619394453.948</text:p>
          </table:table-cell>
          <table:table-cell table:style-name="ce1" office:value-type="float" office:value="5.28200006484985" calcext:value-type="float">
            <text:p>5.28200006484985</text:p>
          </table:table-cell>
          <table:table-cell table:style-name="ce1" office:value-type="float" office:value="2.46118891336468" calcext:value-type="float">
            <text:p>2.461188913364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461.548" calcext:value-type="float">
            <text:p>1619394461.548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2.59740266174223" calcext:value-type="float">
            <text:p>2.597402661742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468.857" calcext:value-type="float">
            <text:p>1619394468.857</text:p>
          </table:table-cell>
          <table:table-cell table:style-name="ce1" office:value-type="float" office:value="5.09099984169006" calcext:value-type="float">
            <text:p>5.09099984169006</text:p>
          </table:table-cell>
          <table:table-cell table:style-name="ce1" office:value-type="float" office:value="2.35710083935424" calcext:value-type="float">
            <text:p>2.357100839354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4476.276" calcext:value-type="float">
            <text:p>1619394476.276</text:p>
          </table:table-cell>
          <table:table-cell table:style-name="ce1" office:value-type="float" office:value="5.35100007057189" calcext:value-type="float">
            <text:p>5.35100007057189</text:p>
          </table:table-cell>
          <table:table-cell table:style-name="ce1" office:value-type="float" office:value="2.61633336112135" calcext:value-type="float">
            <text:p>2.61633336112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394483.926" calcext:value-type="float">
            <text:p>1619394483.926</text:p>
          </table:table-cell>
          <table:table-cell table:style-name="ce1" office:value-type="float" office:value="5.46799993515014" calcext:value-type="float">
            <text:p>5.46799993515014</text:p>
          </table:table-cell>
          <table:table-cell table:style-name="ce1" office:value-type="float" office:value="3.84052674635288" calcext:value-type="float">
            <text:p>3.840526746352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491.693" calcext:value-type="float">
            <text:p>1619394491.693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2.59688384142544" calcext:value-type="float">
            <text:p>2.596883841425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394499.008" calcext:value-type="float">
            <text:p>1619394499.008</text:p>
          </table:table-cell>
          <table:table-cell table:style-name="ce1" office:value-type="float" office:value="5.33500003814697" calcext:value-type="float">
            <text:p>5.33500003814697</text:p>
          </table:table-cell>
          <table:table-cell table:style-name="ce1" office:value-type="float" office:value="7.31021550536783" calcext:value-type="float">
            <text:p>7.310215505367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94506.681" calcext:value-type="float">
            <text:p>1619394506.681</text:p>
          </table:table-cell>
          <table:table-cell table:style-name="ce1" office:value-type="float" office:value="5.19700002670288" calcext:value-type="float">
            <text:p>5.19700002670288</text:p>
          </table:table-cell>
          <table:table-cell table:style-name="ce1" office:value-type="float" office:value="5.58014236116877" calcext:value-type="float">
            <text:p>5.580142361168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4514.196" calcext:value-type="float">
            <text:p>1619394514.196</text:p>
          </table:table-cell>
          <table:table-cell table:style-name="ce1" office:value-type="float" office:value="5.3069999217987" calcext:value-type="float">
            <text:p>5.3069999217987</text:p>
          </table:table-cell>
          <table:table-cell table:style-name="ce1" office:value-type="float" office:value="6.4066328436041" calcext:value-type="float">
            <text:p>6.40663284360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4521.793" calcext:value-type="float">
            <text:p>1619394521.793</text:p>
          </table:table-cell>
          <table:table-cell table:style-name="ce1" office:value-type="float" office:value="5.41300010681152" calcext:value-type="float">
            <text:p>5.41300010681152</text:p>
          </table:table-cell>
          <table:table-cell table:style-name="ce1" office:value-type="float" office:value="5.91169395317993" calcext:value-type="float">
            <text:p>5.911693953179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529.484" calcext:value-type="float">
            <text:p>1619394529.484</text:p>
          </table:table-cell>
          <table:table-cell table:style-name="ce1" office:value-type="float" office:value="5.16499996185302" calcext:value-type="float">
            <text:p>5.16499996185302</text:p>
          </table:table-cell>
          <table:table-cell table:style-name="ce1" office:value-type="float" office:value="2.3233301236453" calcext:value-type="float">
            <text:p>2.32333012364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536.958" calcext:value-type="float">
            <text:p>1619394536.958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2.38663478964184" calcext:value-type="float">
            <text:p>2.38663478964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544.295" calcext:value-type="float">
            <text:p>1619394544.295</text:p>
          </table:table-cell>
          <table:table-cell table:style-name="ce1" office:value-type="float" office:value="5.16199994087219" calcext:value-type="float">
            <text:p>5.16199994087219</text:p>
          </table:table-cell>
          <table:table-cell table:style-name="ce1" office:value-type="float" office:value="2.32468038307889" calcext:value-type="float">
            <text:p>2.324680383078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394551.772" calcext:value-type="float">
            <text:p>1619394551.772</text:p>
          </table:table-cell>
          <table:table-cell table:style-name="ce1" office:value-type="float" office:value="5.46000003814697" calcext:value-type="float">
            <text:p>5.46000003814697</text:p>
          </table:table-cell>
          <table:table-cell table:style-name="ce1" office:value-type="float" office:value="2.56410254618814" calcext:value-type="float">
            <text:p>2.564102546188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4559.511" calcext:value-type="float">
            <text:p>1619394559.511</text:p>
          </table:table-cell>
          <table:table-cell table:style-name="ce1" office:value-type="float" office:value="5.35500001907348" calcext:value-type="float">
            <text:p>5.35500001907348</text:p>
          </table:table-cell>
          <table:table-cell table:style-name="ce1" office:value-type="float" office:value="6.5359476891385" calcext:value-type="float">
            <text:p>6.53594768913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4567.173" calcext:value-type="float">
            <text:p>1619394567.173</text:p>
          </table:table-cell>
          <table:table-cell table:style-name="ce1" office:value-type="float" office:value="5.29199981689453" calcext:value-type="float">
            <text:p>5.29199981689453</text:p>
          </table:table-cell>
          <table:table-cell table:style-name="ce1" office:value-type="float" office:value="6.04686339894439" calcext:value-type="float">
            <text:p>6.046863398944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94574.756" calcext:value-type="float">
            <text:p>1619394574.756</text:p>
          </table:table-cell>
          <table:table-cell table:style-name="ce1" office:value-type="float" office:value="5.16299986839294" calcext:value-type="float">
            <text:p>5.16299986839294</text:p>
          </table:table-cell>
          <table:table-cell table:style-name="ce1" office:value-type="float" office:value="5.61688954856135" calcext:value-type="float">
            <text:p>5.61688954856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4582.222" calcext:value-type="float">
            <text:p>1619394582.222</text:p>
          </table:table-cell>
          <table:table-cell table:style-name="ce1" office:value-type="float" office:value="5.08900022506713" calcext:value-type="float">
            <text:p>5.08900022506713</text:p>
          </table:table-cell>
          <table:table-cell table:style-name="ce1" office:value-type="float" office:value="6.48457428581949" calcext:value-type="float">
            <text:p>6.484574285819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589.601" calcext:value-type="float">
            <text:p>1619394589.601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2.39091461294079" calcext:value-type="float">
            <text:p>2.390914612940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596.934" calcext:value-type="float">
            <text:p>1619394596.934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2.38237048657223" calcext:value-type="float">
            <text:p>2.382370486572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604.268" calcext:value-type="float">
            <text:p>1619394604.268</text:p>
          </table:table-cell>
          <table:table-cell table:style-name="ce1" office:value-type="float" office:value="5.2130000591278" calcext:value-type="float">
            <text:p>5.2130000591278</text:p>
          </table:table-cell>
          <table:table-cell table:style-name="ce1" office:value-type="float" office:value="2.30193743792278" calcext:value-type="float">
            <text:p>2.30193743792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611.791" calcext:value-type="float">
            <text:p>1619394611.791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2.57987694213672" calcext:value-type="float">
            <text:p>2.57987694213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4619.148" calcext:value-type="float">
            <text:p>1619394619.148</text:p>
          </table:table-cell>
          <table:table-cell table:style-name="ce1" office:value-type="float" office:value="5.19300007820129" calcext:value-type="float">
            <text:p>5.19300007820129</text:p>
          </table:table-cell>
          <table:table-cell table:style-name="ce1" office:value-type="float" office:value="5.19930668080252" calcext:value-type="float">
            <text:p>5.199306680802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394627.061" calcext:value-type="float">
            <text:p>1619394627.061</text:p>
          </table:table-cell>
          <table:table-cell table:style-name="ce1" office:value-type="float" office:value="5.22899985313415" calcext:value-type="float">
            <text:p>5.22899985313415</text:p>
          </table:table-cell>
          <table:table-cell table:style-name="ce1" office:value-type="float" office:value="7.07592293731332" calcext:value-type="float">
            <text:p>7.075922937313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94634.599" calcext:value-type="float">
            <text:p>1619394634.599</text:p>
          </table:table-cell>
          <table:table-cell table:style-name="ce1" office:value-type="float" office:value="5.36400008201599" calcext:value-type="float">
            <text:p>5.36400008201599</text:p>
          </table:table-cell>
          <table:table-cell table:style-name="ce1" office:value-type="float" office:value="7.08426536520823" calcext:value-type="float">
            <text:p>7.084265365208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4642.264" calcext:value-type="float">
            <text:p>1619394642.264</text:p>
          </table:table-cell>
          <table:table-cell table:style-name="ce1" office:value-type="float" office:value="5.34000015258789" calcext:value-type="float">
            <text:p>5.34000015258789</text:p>
          </table:table-cell>
          <table:table-cell table:style-name="ce1" office:value-type="float" office:value="5.99250919206285" calcext:value-type="float">
            <text:p>5.992509192062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649.904" calcext:value-type="float">
            <text:p>1619394649.904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2.3575638904423" calcext:value-type="float">
            <text:p>2.3575638904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657.307" calcext:value-type="float">
            <text:p>1619394657.307</text:p>
          </table:table-cell>
          <table:table-cell table:style-name="ce1" office:value-type="float" office:value="5.39499998092651" calcext:value-type="float">
            <text:p>5.39499998092651</text:p>
          </table:table-cell>
          <table:table-cell table:style-name="ce1" office:value-type="float" office:value="2.4096385627359" calcext:value-type="float">
            <text:p>2.40963856273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665.006" calcext:value-type="float">
            <text:p>1619394665.006</text:p>
          </table:table-cell>
          <table:table-cell table:style-name="ce1" office:value-type="float" office:value="5.14400005340576" calcext:value-type="float">
            <text:p>5.14400005340576</text:p>
          </table:table-cell>
          <table:table-cell table:style-name="ce1" office:value-type="float" office:value="2.33281490579592" calcext:value-type="float">
            <text:p>2.332814905795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672.427" calcext:value-type="float">
            <text:p>1619394672.427</text:p>
          </table:table-cell>
          <table:table-cell table:style-name="ce1" office:value-type="float" office:value="5.23399996757507" calcext:value-type="float">
            <text:p>5.23399996757507</text:p>
          </table:table-cell>
          <table:table-cell table:style-name="ce1" office:value-type="float" office:value="2.48376004595638" calcext:value-type="float">
            <text:p>2.483760045956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4679.97" calcext:value-type="float">
            <text:p>1619394679.97</text:p>
          </table:table-cell>
          <table:table-cell table:style-name="ce1" office:value-type="float" office:value="5.4300000667572" calcext:value-type="float">
            <text:p>5.4300000667572</text:p>
          </table:table-cell>
          <table:table-cell table:style-name="ce1" office:value-type="float" office:value="6.62983417263551" calcext:value-type="float">
            <text:p>6.62983417263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4687.733" calcext:value-type="float">
            <text:p>1619394687.733</text:p>
          </table:table-cell>
          <table:table-cell table:style-name="ce1" office:value-type="float" office:value="5.23099994659423" calcext:value-type="float">
            <text:p>5.23099994659423</text:p>
          </table:table-cell>
          <table:table-cell table:style-name="ce1" office:value-type="float" office:value="6.4997133143036" calcext:value-type="float">
            <text:p>6.49971331430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394695.295" calcext:value-type="float">
            <text:p>1619394695.295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5.05639832799117" calcext:value-type="float">
            <text:p>5.056398327991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394702.738" calcext:value-type="float">
            <text:p>1619394702.738</text:p>
          </table:table-cell>
          <table:table-cell table:style-name="ce1" office:value-type="float" office:value="5.17600011825561" calcext:value-type="float">
            <text:p>5.17600011825561</text:p>
          </table:table-cell>
          <table:table-cell table:style-name="ce1" office:value-type="float" office:value="7.34157633922283" calcext:value-type="float">
            <text:p>7.341576339222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710.215" calcext:value-type="float">
            <text:p>1619394710.215</text:p>
          </table:table-cell>
          <table:table-cell table:style-name="ce1" office:value-type="float" office:value="5.10800004005432" calcext:value-type="float">
            <text:p>5.10800004005432</text:p>
          </table:table-cell>
          <table:table-cell table:style-name="ce1" office:value-type="float" office:value="2.34925605048984" calcext:value-type="float">
            <text:p>2.349256050489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4717.634" calcext:value-type="float">
            <text:p>1619394717.634</text:p>
          </table:table-cell>
          <table:table-cell table:style-name="ce1" office:value-type="float" office:value="5.29699993133544" calcext:value-type="float">
            <text:p>5.29699993133544</text:p>
          </table:table-cell>
          <table:table-cell table:style-name="ce1" office:value-type="float" office:value="2.45421940126824" calcext:value-type="float">
            <text:p>2.454219401268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725.227" calcext:value-type="float">
            <text:p>1619394725.227</text:p>
          </table:table-cell>
          <table:table-cell table:style-name="ce1" office:value-type="float" office:value="5.29900002479553" calcext:value-type="float">
            <text:p>5.29900002479553</text:p>
          </table:table-cell>
          <table:table-cell table:style-name="ce1" office:value-type="float" office:value="2.26457821170948" calcext:value-type="float">
            <text:p>2.26457821170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394732.846" calcext:value-type="float">
            <text:p>1619394732.846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2.38521162242914" calcext:value-type="float">
            <text:p>2.38521162242914</text:p>
          </table:table-cell>
          <table:table-cell table:number-columns-repeated="1008"/>
        </table:table-row>
        <table:table-row table:style-name="ro2" table:number-rows-repeated="1047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_20_in_20_Firefox" style:display-name="PageStyle_Results in Firefo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48" meta:object-count="0"/>
    <meta:generator>LibreOfficeDev/6.0.5.2$Linux_X86_64 LibreOffice_project/</meta:generator>
  </office:meta>
</office:document-meta>
</file>